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paragraph-properties fo:text-align="center"/>
    </style:style>
    <style:style style:name="TableColumn4" style:family="table-column">
      <style:table-column-properties style:column-width="4.2291in" style:use-optimal-column-width="false"/>
    </style:style>
    <style:style style:name="TableColumn5" style:family="table-column">
      <style:table-column-properties style:column-width="4.2298in" style:use-optimal-column-width="false"/>
    </style:style>
    <style:style style:name="Table3" style:family="table">
      <style:table-properties style:width="8.459in" fo:margin-left="0in" table:align="left"/>
    </style:style>
    <style:style style:name="TableRow6" style:family="table-row">
      <style:table-row-properties style:use-optimal-row-height="false"/>
    </style:style>
    <style:style style:name="TableCell7" style:family="table-cell">
      <style:table-cell-properties fo:border-top="0.0034in solid #000000" fo:border-left="0.0034in solid #000000" fo:border-bottom="0.0034in solid #000000" fo:border-right="none" fo:background-color="#E6FF00" style:writing-mode="lr-tb" fo:padding-top="0.0381in" fo:padding-left="0.0381in" fo:padding-bottom="0.0381in" fo:padding-right="0.0381in"/>
    </style:style>
    <style:style style:name="TableCell8" style:family="table-cell">
      <style:table-cell-properties fo:border="0.0034in solid #000000" fo:background-color="#E6FF00" style:writing-mode="lr-tb" fo:padding-top="0.0381in" fo:padding-left="0.0381in" fo:padding-bottom="0.0381in" fo:padding-right="0.0381in"/>
    </style:style>
    <style:style style:name="TableRow9" style:family="table-row">
      <style:table-row-properties style:use-optimal-row-height="false"/>
    </style:style>
    <style:style style:name="TableCell10"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TableCell11"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TableRow12" style:family="table-row">
      <style:table-row-properties style:use-optimal-row-height="false"/>
    </style:style>
    <style:style style:name="TableCell13"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TableCell14"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TableCell17"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TableRow18" style:family="table-row">
      <style:table-row-properties style:use-optimal-row-height="false"/>
    </style:style>
    <style:style style:name="TableCell19"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TableCell20"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T27" style:parent-style-name="DefaultParagraphFont" style:family="text">
      <style:text-properties style:text-underline-type="single" style:text-underline-style="solid" style:text-underline-width="auto" style:text-underline-mode="continuous"/>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T43" style:parent-style-name="DefaultParagraphFont" style:family="text">
      <style:text-properties style:text-underline-type="single" style:text-underline-style="solid" style:text-underline-width="auto" style:text-underline-mode="continuous"/>
    </style:style>
    <style:style style:name="T44" style:parent-style-name="DefaultParagraphFont" style:family="text">
      <style:text-properties fo:font-style="italic" style:font-style-asian="italic" style:font-style-complex="italic"/>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T60" style:parent-style-name="DefaultParagraphFont" style:family="text">
      <style:text-properties style:text-underline-type="single" style:text-underline-style="solid" style:text-underline-width="auto" style:text-underline-mode="continuous"/>
    </style:style>
    <style:style style:name="P61" style:parent-style-name="Normal" style:family="paragraph">
      <style:text-properties text:display="none"/>
    </style:style>
    <style:style style:name="TableColumn63" style:family="table-column">
      <style:table-column-properties style:column-width="4.2291in" style:use-optimal-column-width="false"/>
    </style:style>
    <style:style style:name="TableColumn64" style:family="table-column">
      <style:table-column-properties style:column-width="4.2298in" style:use-optimal-column-width="false"/>
    </style:style>
    <style:style style:name="Table62" style:family="table">
      <style:table-properties style:width="8.459in" fo:margin-left="0in" table:align="left"/>
    </style:style>
    <style:style style:name="TableRow65" style:family="table-row">
      <style:table-row-properties style:use-optimal-row-height="false"/>
    </style:style>
    <style:style style:name="TableCell66" style:family="table-cell">
      <style:table-cell-properties fo:border-top="0.0034in solid #000000" fo:border-left="0.0034in solid #000000" fo:border-bottom="0.0034in solid #000000" fo:border-right="none" fo:background-color="#E6FF00" style:writing-mode="lr-tb" fo:padding-top="0.0381in" fo:padding-left="0.0381in" fo:padding-bottom="0.0381in" fo:padding-right="0.0381in"/>
    </style:style>
    <style:style style:name="TableCell67" style:family="table-cell">
      <style:table-cell-properties fo:border="0.0034in solid #000000" fo:background-color="#E6FF00" style:writing-mode="lr-tb"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P70" style:parent-style-name="TableContents" style:family="paragraph">
      <style:text-properties style:font-name="Courier New"/>
    </style:style>
    <style:style style:name="P71" style:parent-style-name="TableContents" style:family="paragraph">
      <style:text-properties style:font-name="Courier New"/>
    </style:style>
    <style:style style:name="P72" style:parent-style-name="TableContents" style:family="paragraph">
      <style:text-properties style:font-name="Courier New"/>
    </style:style>
    <style:style style:name="P73" style:parent-style-name="TableContents" style:family="paragraph">
      <style:text-properties style:font-name="Courier New"/>
    </style:style>
    <style:style style:name="P74" style:parent-style-name="TableContents" style:family="paragraph">
      <style:text-properties style:font-name="Courier New"/>
    </style:style>
    <style:style style:name="P75" style:parent-style-name="TableContents" style:family="paragraph">
      <style:text-properties style:font-name="Courier New"/>
    </style:style>
    <style:style style:name="P76" style:parent-style-name="TableContents" style:family="paragraph">
      <style:text-properties style:font-name="Courier New"/>
    </style:style>
    <style:style style:name="P77" style:parent-style-name="TableContents" style:family="paragraph">
      <style:text-properties style:font-name="Courier New"/>
    </style:style>
    <style:style style:name="P78" style:parent-style-name="TableContents" style:family="paragraph">
      <style:text-properties style:font-name="Courier New"/>
    </style:style>
    <style:style style:name="TableCell79"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P80" style:parent-style-name="TableContents" style:family="paragraph">
      <style:text-properties style:font-name="Courier New"/>
    </style:style>
    <style:style style:name="P81" style:parent-style-name="TableContents" style:family="paragraph">
      <style:text-properties style:font-name="Courier New"/>
    </style:style>
    <style:style style:name="P82" style:parent-style-name="TableContents" style:family="paragraph">
      <style:text-properties style:font-name="Courier New"/>
    </style:style>
    <style:style style:name="P83" style:parent-style-name="TableContents" style:family="paragraph">
      <style:text-properties style:font-name="Courier New"/>
    </style:style>
    <style:style style:name="P84" style:parent-style-name="TableContents" style:family="paragraph">
      <style:text-properties style:font-name="Courier New"/>
    </style:style>
    <style:style style:name="P85" style:parent-style-name="TableContents" style:family="paragraph">
      <style:text-properties style:font-name="Courier New"/>
    </style:style>
    <style:style style:name="P86" style:parent-style-name="TableContents" style:family="paragraph">
      <style:text-properties style:font-name="Courier New"/>
    </style:style>
    <style:style style:name="P87" style:parent-style-name="TableContents" style:family="paragraph">
      <style:text-properties style:font-name="Courier New"/>
    </style:style>
    <style:style style:name="P88" style:parent-style-name="TableContents" style:family="paragraph">
      <style:text-properties style:font-name="Courier New"/>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P91" style:parent-style-name="TableContents" style:family="paragraph">
      <style:text-properties style:font-name="Courier New"/>
    </style:style>
    <style:style style:name="P92" style:parent-style-name="TableContents" style:family="paragraph">
      <style:text-properties style:font-name="Courier New"/>
    </style:style>
    <style:style style:name="P93" style:parent-style-name="TableContents" style:family="paragraph">
      <style:text-properties style:font-name="Courier New"/>
    </style:style>
    <style:style style:name="P94" style:parent-style-name="TableContents" style:family="paragraph">
      <style:text-properties style:font-name="Courier New"/>
    </style:style>
    <style:style style:name="P95" style:parent-style-name="TableContents" style:family="paragraph">
      <style:text-properties style:font-name="Courier New"/>
    </style:style>
    <style:style style:name="P96" style:parent-style-name="TableContents" style:family="paragraph">
      <style:text-properties style:font-name="Courier New"/>
    </style:style>
    <style:style style:name="P97" style:parent-style-name="TableContents" style:family="paragraph">
      <style:text-properties style:font-name="Courier New"/>
    </style:style>
    <style:style style:name="TableCell98"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P99" style:parent-style-name="TableContents" style:family="paragraph">
      <style:text-properties style:font-name="Courier New"/>
    </style:style>
    <style:style style:name="P100" style:parent-style-name="TableContents" style:family="paragraph">
      <style:text-properties style:font-name="Courier New"/>
    </style:style>
    <style:style style:name="P101" style:parent-style-name="TableContents" style:family="paragraph">
      <style:text-properties style:font-name="Courier New"/>
    </style:style>
    <style:style style:name="P102" style:parent-style-name="TableContents" style:family="paragraph">
      <style:text-properties style:font-name="Courier New"/>
    </style:style>
    <style:style style:name="P103" style:parent-style-name="TableContents" style:family="paragraph">
      <style:text-properties style:font-name="Courier New"/>
    </style:style>
    <style:style style:name="P104" style:parent-style-name="TableContents" style:family="paragraph">
      <style:text-properties style:font-name="Courier New"/>
    </style:style>
    <style:style style:name="P105" style:parent-style-name="TableContents" style:family="paragraph">
      <style:text-properties style:font-name="Courier New"/>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P108" style:parent-style-name="PreformattedText" style:family="paragraph">
      <style:text-properties style:font-name="Courier New"/>
    </style:style>
    <style:style style:name="P109" style:parent-style-name="PreformattedText" style:family="paragraph">
      <style:text-properties style:font-name="Courier New"/>
    </style:style>
    <style:style style:name="P110" style:parent-style-name="PreformattedText" style:family="paragraph">
      <style:text-properties style:font-name="Courier New"/>
    </style:style>
    <style:style style:name="P111" style:parent-style-name="PreformattedText" style:family="paragraph">
      <style:text-properties style:font-name="Courier New"/>
    </style:style>
    <style:style style:name="P112" style:parent-style-name="PreformattedText" style:family="paragraph">
      <style:text-properties style:font-name="Courier New"/>
    </style:style>
    <style:style style:name="P113" style:parent-style-name="PreformattedText" style:family="paragraph">
      <style:text-properties style:font-name="Courier New"/>
    </style:style>
    <style:style style:name="P114" style:parent-style-name="PreformattedText" style:family="paragraph">
      <style:text-properties style:font-name="Courier New"/>
    </style:style>
    <style:style style:name="P115" style:parent-style-name="PreformattedText" style:family="paragraph">
      <style:paragraph-properties fo:margin-bottom="0.1965in"/>
      <style:text-properties style:font-name="Courier New"/>
    </style:style>
    <style:style style:name="TableCell116"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P117" style:parent-style-name="TableContents" style:family="paragraph">
      <style:text-properties style:font-name="Courier New"/>
    </style:style>
    <style:style style:name="P118" style:parent-style-name="TableContents" style:family="paragraph">
      <style:text-properties style:font-name="Courier New"/>
    </style:style>
    <style:style style:name="P119" style:parent-style-name="TableContents" style:family="paragraph">
      <style:text-properties style:font-name="Courier New"/>
    </style:style>
    <style:style style:name="P120" style:parent-style-name="TableContents" style:family="paragraph">
      <style:text-properties style:font-name="Courier New"/>
    </style:style>
    <style:style style:name="P121" style:parent-style-name="TableContents" style:family="paragraph">
      <style:text-properties style:font-name="Courier New"/>
    </style:style>
    <style:style style:name="P122" style:parent-style-name="TableContents" style:family="paragraph">
      <style:text-properties style:font-name="Courier New"/>
    </style:style>
    <style:style style:name="P123" style:parent-style-name="TableContents" style:family="paragraph">
      <style:text-properties style:font-name="Courier New"/>
    </style:style>
    <style:style style:name="P124" style:parent-style-name="TableContents" style:family="paragraph">
      <style:text-properties style:font-name="Courier New"/>
    </style:style>
    <style:style style:name="P125" style:parent-style-name="TableContents" style:family="paragraph">
      <style:text-properties style:font-name="Courier New"/>
    </style:style>
    <style:style style:name="P126" style:parent-style-name="TableContents" style:family="paragraph">
      <style:text-properties style:font-name="Courier New"/>
    </style:style>
    <style:style style:name="P127" style:parent-style-name="TableContents" style:family="paragraph">
      <style:text-properties style:font-name="Courier New"/>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P130" style:parent-style-name="TableContents" style:family="paragraph">
      <style:text-properties style:font-name="Courier New"/>
    </style:style>
    <style:style style:name="P131" style:parent-style-name="TableContents" style:family="paragraph">
      <style:text-properties style:font-name="Courier New"/>
    </style:style>
    <style:style style:name="P132" style:parent-style-name="TableContents" style:family="paragraph">
      <style:text-properties style:font-name="Courier New"/>
    </style:style>
    <style:style style:name="P133" style:parent-style-name="TableContents" style:family="paragraph">
      <style:text-properties style:font-name="Courier New"/>
    </style:style>
    <style:style style:name="P134" style:parent-style-name="TableContents" style:family="paragraph">
      <style:text-properties style:font-name="Courier New"/>
    </style:style>
    <style:style style:name="TableCell135"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P136" style:parent-style-name="TableContents" style:family="paragraph">
      <style:text-properties style:font-name="Courier New"/>
    </style:style>
    <style:style style:name="P137" style:parent-style-name="TableContents" style:family="paragraph">
      <style:text-properties style:font-name="Courier New"/>
    </style:style>
    <style:style style:name="P138" style:parent-style-name="TableContents" style:family="paragraph">
      <style:text-properties style:font-name="Courier New"/>
    </style:style>
    <style:style style:name="P139" style:parent-style-name="TableContents" style:family="paragraph">
      <style:text-properties style:font-name="Courier New"/>
    </style:style>
    <style:style style:name="P140" style:parent-style-name="TableContents" style:family="paragraph">
      <style:text-properties style:font-name="Courier New"/>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fo:background-color="#83CAFF" style:writing-mode="lr-tb" fo:padding-top="0.0381in" fo:padding-left="0.0381in" fo:padding-bottom="0.0381in" fo:padding-right="0.0381in"/>
    </style:style>
    <style:style style:name="P143" style:parent-style-name="TableContents" style:family="paragraph">
      <style:text-properties style:font-name="Courier New"/>
    </style:style>
    <style:style style:name="P144" style:parent-style-name="TableContents" style:family="paragraph">
      <style:text-properties style:font-name="Courier New"/>
    </style:style>
    <style:style style:name="P145" style:parent-style-name="TableContents" style:family="paragraph">
      <style:text-properties style:font-name="Courier New"/>
    </style:style>
    <style:style style:name="P146" style:parent-style-name="TableContents" style:family="paragraph">
      <style:text-properties style:font-name="Courier New"/>
    </style:style>
    <style:style style:name="TableCell147" style:family="table-cell">
      <style:table-cell-properties fo:border-top="none" fo:border-left="0.0034in solid #000000" fo:border-bottom="0.0034in solid #000000" fo:border-right="0.0034in solid #000000" fo:background-color="#83CAFF" style:writing-mode="lr-tb" fo:padding-top="0.0381in" fo:padding-left="0.0381in" fo:padding-bottom="0.0381in" fo:padding-right="0.0381in"/>
    </style:style>
    <style:style style:name="P148" style:parent-style-name="TableContents" style:family="paragraph">
      <style:text-properties style:font-name="Courier New"/>
    </style:style>
    <style:style style:name="P149" style:parent-style-name="Standard" style:family="paragraph">
      <style:text-properties fo:font-size="8pt" style:font-size-asian="8pt" style:font-size-complex="8pt"/>
    </style:style>
    <style:style style:name="P150" style:parent-style-name="Standard" style:family="paragraph">
      <style:text-properties fo:font-size="8pt" style:font-size-asian="8pt" style:font-size-complex="8pt"/>
    </style:style>
    <style:style style:name="P151" style:parent-style-name="Standard" style:family="paragraph">
      <style:text-properties fo:font-size="8pt" style:font-size-asian="8pt" style:font-size-complex="8pt"/>
    </style:style>
    <style:style style:name="P152" style:parent-style-name="Standard" style:family="paragraph">
      <style:text-properties fo:font-size="8pt" style:font-size-asian="8pt" style:font-size-complex="8pt"/>
    </style:style>
    <style:style style:name="P153" style:parent-style-name="Standard" style:family="paragraph">
      <style:text-properties fo:font-size="8pt" style:font-size-asian="8pt" style:font-size-complex="8pt"/>
    </style:style>
    <style:style style:name="P154" style:parent-style-name="Standard" style:family="paragraph">
      <style:text-properties fo:font-size="8pt" style:font-size-asian="8pt" style:font-size-complex="8pt"/>
    </style:style>
    <style:style style:name="P155" style:parent-style-name="Standard" style:family="paragraph">
      <style:text-properties fo:font-size="8pt" style:font-size-asian="8pt" style:font-size-complex="8pt"/>
    </style:style>
    <style:style style:name="P156" style:parent-style-name="Standard" style:family="paragraph">
      <style:text-properties fo:font-size="8pt" style:font-size-asian="8pt" style:font-size-complex="8pt"/>
    </style:style>
    <style:style style:name="P157" style:parent-style-name="Standard" style:family="paragraph">
      <style:text-properties fo:font-size="8pt" style:font-size-asian="8pt" style:font-size-complex="8pt"/>
    </style:style>
    <style:style style:name="P158" style:parent-style-name="Standard" style:family="paragraph">
      <style:text-properties fo:font-size="8pt" style:font-size-asian="8pt" style:font-size-complex="8pt"/>
    </style:style>
    <style:style style:name="P159" style:parent-style-name="Standard" style:family="paragraph">
      <style:text-properties fo:font-size="8pt" style:font-size-asian="8pt" style:font-size-complex="8pt"/>
    </style:style>
    <style:style style:name="P160" style:parent-style-name="Standard" style:family="paragraph">
      <style:text-properties fo:font-size="8pt" style:font-size-asian="8pt" style:font-size-complex="8pt"/>
    </style:style>
    <style:style style:name="P161" style:parent-style-name="Standard" style:family="paragraph">
      <style:text-properties fo:font-size="8pt" style:font-size-asian="8pt" style:font-size-complex="8pt"/>
    </style:style>
    <style:style style:name="P162" style:parent-style-name="Standard" style:family="paragraph">
      <style:text-properties fo:font-size="8pt" style:font-size-asian="8pt" style:font-size-complex="8pt"/>
    </style:style>
    <style:style style:name="P163" style:parent-style-name="Standard" style:family="paragraph">
      <style:text-properties fo:font-size="8pt" style:font-size-asian="8pt" style:font-size-complex="8pt"/>
    </style:style>
    <style:style style:name="P164" style:parent-style-name="Standard" style:family="paragraph">
      <style:text-properties fo:font-size="8pt" style:font-size-asian="8pt" style:font-size-complex="8pt"/>
    </style:style>
    <style:style style:name="P165" style:parent-style-name="Standard" style:family="paragraph">
      <style:text-properties fo:font-size="8pt" style:font-size-asian="8pt" style:font-size-complex="8pt"/>
    </style:style>
    <style:style style:name="P166" style:parent-style-name="Standard" style:family="paragraph">
      <style:text-properties fo:font-size="8pt" style:font-size-asian="8pt" style:font-size-complex="8pt"/>
    </style:style>
    <style:style style:name="P167" style:parent-style-name="Standard" style:family="paragraph">
      <style:text-properties fo:font-size="8pt" style:font-size-asian="8pt" style:font-size-complex="8pt"/>
    </style:style>
    <style:style style:name="P168" style:parent-style-name="Standard" style:family="paragraph">
      <style:text-properties fo:font-size="8pt" style:font-size-asian="8pt" style:font-size-complex="8pt"/>
    </style:style>
    <style:style style:name="P169" style:parent-style-name="Standard" style:family="paragraph">
      <style:text-properties fo:font-size="8pt" style:font-size-asian="8pt" style:font-size-complex="8pt"/>
    </style:style>
    <style:style style:name="P170" style:parent-style-name="Standard" style:family="paragraph">
      <style:text-properties fo:font-size="8pt" style:font-size-asian="8pt" style:font-size-complex="8pt"/>
    </style:style>
    <style:style style:name="P171" style:parent-style-name="Standard" style:family="paragraph">
      <style:text-properties fo:font-size="8pt" style:font-size-asian="8pt" style:font-size-complex="8pt"/>
    </style:style>
    <style:style style:name="P172" style:parent-style-name="Standard" style:family="paragraph">
      <style:text-properties fo:font-size="8pt" style:font-size-asian="8pt" style:font-size-complex="8pt"/>
    </style:style>
    <style:style style:name="P173" style:parent-style-name="Standard" style:family="paragraph">
      <style:text-properties fo:font-size="8pt" style:font-size-asian="8pt" style:font-size-complex="8pt"/>
    </style:style>
    <style:style style:name="P174" style:parent-style-name="Standard" style:family="paragraph">
      <style:text-properties fo:font-size="8pt" style:font-size-asian="8pt" style:font-size-complex="8pt"/>
    </style:style>
    <style:style style:name="P175" style:parent-style-name="Standard" style:family="paragraph">
      <style:text-properties fo:font-size="8pt" style:font-size-asian="8pt" style:font-size-complex="8pt"/>
    </style:style>
    <style:style style:name="P176" style:parent-style-name="Standard" style:family="paragraph">
      <style:text-properties fo:font-size="8pt" style:font-size-asian="8pt" style:font-size-complex="8pt"/>
    </style:style>
    <style:style style:name="P177" style:parent-style-name="Standard" style:family="paragraph">
      <style:text-properties fo:font-size="8pt" style:font-size-asian="8pt" style:font-size-complex="8pt"/>
    </style:style>
    <style:style style:name="P178" style:parent-style-name="Standard" style:family="paragraph">
      <style:text-properties fo:font-size="8pt" style:font-size-asian="8pt" style:font-size-complex="8pt"/>
    </style:style>
    <style:style style:name="P179" style:parent-style-name="Standard" style:family="paragraph">
      <style:text-properties fo:font-size="8pt" style:font-size-asian="8pt" style:font-size-complex="8pt"/>
    </style:style>
    <style:style style:name="P180" style:parent-style-name="Standard" style:family="paragraph">
      <style:text-properties fo:font-size="8pt" style:font-size-asian="8pt" style:font-size-complex="8pt"/>
    </style:style>
    <style:style style:name="P181" style:parent-style-name="Standard" style:family="paragraph">
      <style:text-properties fo:font-size="8pt" style:font-size-asian="8pt" style:font-size-complex="8pt"/>
    </style:style>
    <style:style style:name="P182" style:parent-style-name="Standard" style:family="paragraph">
      <style:text-properties fo:font-size="8pt" style:font-size-asian="8pt" style:font-size-complex="8pt"/>
    </style:style>
    <style:style style:name="P183" style:parent-style-name="Standard" style:family="paragraph">
      <style:text-properties fo:font-size="8pt" style:font-size-asian="8pt" style:font-size-complex="8pt"/>
    </style:style>
    <style:style style:name="P184" style:parent-style-name="Standard" style:family="paragraph">
      <style:text-properties fo:font-size="8pt" style:font-size-asian="8pt" style:font-size-complex="8pt"/>
    </style:style>
    <style:style style:name="P185" style:parent-style-name="Standard" style:family="paragraph">
      <style:text-properties fo:font-size="8pt" style:font-size-asian="8pt" style:font-size-complex="8pt"/>
    </style:style>
    <style:style style:name="P186" style:parent-style-name="Standard" style:family="paragraph">
      <style:text-properties fo:font-size="8pt" style:font-size-asian="8pt" style:font-size-complex="8pt"/>
    </style:style>
    <style:style style:name="P187" style:parent-style-name="Standard" style:family="paragraph">
      <style:text-properties fo:font-size="8pt" style:font-size-asian="8pt" style:font-size-complex="8pt"/>
    </style:style>
    <style:style style:name="P188" style:parent-style-name="Standard" style:family="paragraph">
      <style:text-properties fo:font-size="8pt" style:font-size-asian="8pt" style:font-size-complex="8pt"/>
    </style:style>
    <style:style style:name="P189" style:parent-style-name="Standard" style:family="paragraph">
      <style:text-properties fo:font-size="8pt" style:font-size-asian="8pt" style:font-size-complex="8pt"/>
    </style:style>
    <style:style style:name="P190" style:parent-style-name="Standard" style:family="paragraph">
      <style:text-properties fo:font-size="8pt" style:font-size-asian="8pt" style:font-size-complex="8pt"/>
    </style:style>
    <style:style style:name="P191" style:parent-style-name="Standard" style:family="paragraph">
      <style:text-properties fo:font-size="8pt" style:font-size-asian="8pt" style:font-size-complex="8pt"/>
    </style:style>
    <style:style style:name="P192" style:parent-style-name="Standard" style:family="paragraph">
      <style:text-properties fo:font-size="8pt" style:font-size-asian="8pt" style:font-size-complex="8pt"/>
    </style:style>
    <style:style style:name="P193" style:parent-style-name="Standard" style:family="paragraph">
      <style:text-properties fo:font-size="8pt" style:font-size-asian="8pt" style:font-size-complex="8pt"/>
    </style:style>
    <style:style style:name="P194" style:parent-style-name="Standard" style:family="paragraph">
      <style:text-properties fo:font-size="8pt" style:font-size-asian="8pt" style:font-size-complex="8pt"/>
    </style:style>
    <style:style style:name="P195" style:parent-style-name="Standard" style:family="paragraph">
      <style:text-properties fo:font-size="8pt" style:font-size-asian="8pt" style:font-size-complex="8pt"/>
    </style:style>
    <style:style style:name="P196" style:parent-style-name="Standard" style:family="paragraph">
      <style:text-properties fo:font-size="8pt" style:font-size-asian="8pt" style:font-size-complex="8pt"/>
    </style:style>
    <style:style style:name="P197" style:parent-style-name="Standard" style:family="paragraph">
      <style:text-properties fo:font-size="8pt" style:font-size-asian="8pt" style:font-size-complex="8pt"/>
    </style:style>
    <style:style style:name="P198" style:parent-style-name="Standard" style:family="paragraph">
      <style:text-properties fo:font-size="8pt" style:font-size-asian="8pt" style:font-size-complex="8pt"/>
    </style:style>
    <style:style style:name="P199" style:parent-style-name="Standard" style:family="paragraph">
      <style:text-properties fo:font-size="8pt" style:font-size-asian="8pt" style:font-size-complex="8pt"/>
    </style:style>
    <style:style style:name="P200" style:parent-style-name="Standard" style:family="paragraph">
      <style:text-properties fo:font-size="8pt" style:font-size-asian="8pt" style:font-size-complex="8pt"/>
    </style:style>
    <style:style style:name="P201" style:parent-style-name="Standard" style:family="paragraph">
      <style:text-properties fo:font-size="8pt" style:font-size-asian="8pt" style:font-size-complex="8pt"/>
    </style:style>
    <style:style style:name="P202" style:parent-style-name="Standard" style:family="paragraph">
      <style:text-properties fo:font-size="8pt" style:font-size-asian="8pt" style:font-size-complex="8pt"/>
    </style:style>
    <style:style style:name="P203" style:parent-style-name="Standard" style:family="paragraph">
      <style:text-properties fo:font-size="8pt" style:font-size-asian="8pt" style:font-size-complex="8pt"/>
    </style:style>
    <style:style style:name="P204" style:parent-style-name="Standard" style:family="paragraph">
      <style:text-properties fo:font-size="8pt" style:font-size-asian="8pt" style:font-size-complex="8pt"/>
    </style:style>
    <style:style style:name="P205" style:parent-style-name="Standard" style:family="paragraph">
      <style:text-properties fo:font-size="8pt" style:font-size-asian="8pt" style:font-size-complex="8pt"/>
    </style:style>
    <style:style style:name="P206" style:parent-style-name="Standard" style:family="paragraph">
      <style:text-properties fo:font-size="8pt" style:font-size-asian="8pt" style:font-size-complex="8pt"/>
    </style:style>
    <style:style style:name="P207" style:parent-style-name="Standard" style:family="paragraph">
      <style:text-properties fo:font-size="8pt" style:font-size-asian="8pt" style:font-size-complex="8pt"/>
    </style:style>
    <style:style style:name="P208" style:parent-style-name="Standard" style:family="paragraph">
      <style:text-properties fo:font-size="8pt" style:font-size-asian="8pt" style:font-size-complex="8pt"/>
    </style:style>
    <style:style style:name="P209" style:parent-style-name="Standard" style:family="paragraph">
      <style:text-properties fo:font-size="8pt" style:font-size-asian="8pt" style:font-size-complex="8pt"/>
    </style:style>
    <style:style style:name="P210" style:parent-style-name="Standard" style:family="paragraph">
      <style:text-properties fo:font-size="8pt" style:font-size-asian="8pt" style:font-size-complex="8pt"/>
    </style:style>
    <style:style style:name="P211" style:parent-style-name="Standard" style:family="paragraph">
      <style:text-properties fo:font-size="8pt" style:font-size-asian="8pt" style:font-size-complex="8pt"/>
    </style:style>
    <style:style style:name="P212" style:parent-style-name="Standard" style:family="paragraph">
      <style:text-properties fo:font-size="8pt" style:font-size-asian="8pt" style:font-size-complex="8pt"/>
    </style:style>
    <style:style style:name="P213" style:parent-style-name="Standard" style:family="paragraph">
      <style:text-properties fo:font-size="8pt" style:font-size-asian="8pt" style:font-size-complex="8pt"/>
    </style:style>
    <style:style style:name="P214" style:parent-style-name="Standard" style:family="paragraph">
      <style:text-properties fo:font-size="8pt" style:font-size-asian="8pt" style:font-size-complex="8pt"/>
    </style:style>
    <style:style style:name="P215" style:parent-style-name="Standard" style:family="paragraph">
      <style:text-properties fo:font-size="8pt" style:font-size-asian="8pt" style:font-size-complex="8pt"/>
    </style:style>
    <style:style style:name="P216" style:parent-style-name="Standard" style:family="paragraph">
      <style:text-properties fo:font-size="8pt" style:font-size-asian="8pt" style:font-size-complex="8pt"/>
    </style:style>
    <style:style style:name="P217" style:parent-style-name="Standard" style:family="paragraph">
      <style:text-properties fo:font-size="8pt" style:font-size-asian="8pt" style:font-size-complex="8pt"/>
    </style:style>
    <style:style style:name="P218" style:parent-style-name="Standard" style:family="paragraph">
      <style:text-properties fo:font-size="8pt" style:font-size-asian="8pt" style:font-size-complex="8pt"/>
    </style:style>
    <style:style style:name="P219" style:parent-style-name="Standard" style:family="paragraph">
      <style:text-properties fo:font-size="8pt" style:font-size-asian="8pt" style:font-size-complex="8pt"/>
    </style:style>
    <style:style style:name="P220" style:parent-style-name="Standard" style:family="paragraph">
      <style:text-properties fo:font-size="8pt" style:font-size-asian="8pt" style:font-size-complex="8pt"/>
    </style:style>
    <style:style style:name="P221" style:parent-style-name="Standard" style:family="paragraph">
      <style:text-properties fo:font-size="8pt" style:font-size-asian="8pt" style:font-size-complex="8pt"/>
    </style:style>
    <style:style style:name="P222" style:parent-style-name="Standard" style:family="paragraph">
      <style:text-properties fo:font-size="8pt" style:font-size-asian="8pt" style:font-size-complex="8pt"/>
    </style:style>
    <style:style style:name="P223" style:parent-style-name="Standard" style:family="paragraph">
      <style:text-properties fo:font-size="8pt" style:font-size-asian="8pt" style:font-size-complex="8pt"/>
    </style:style>
    <style:style style:name="P224" style:parent-style-name="Standard" style:family="paragraph">
      <style:text-properties fo:font-size="8pt" style:font-size-asian="8pt" style:font-size-complex="8pt"/>
    </style:style>
    <style:style style:name="P225" style:parent-style-name="Standard" style:family="paragraph">
      <style:text-properties fo:font-size="8pt" style:font-size-asian="8pt" style:font-size-complex="8pt"/>
    </style:style>
    <style:style style:name="P226" style:parent-style-name="Standard" style:family="paragraph">
      <style:text-properties fo:font-size="8pt" style:font-size-asian="8pt" style:font-size-complex="8pt"/>
    </style:style>
    <style:style style:name="P227" style:parent-style-name="Standard" style:family="paragraph">
      <style:text-properties fo:font-size="8pt" style:font-size-asian="8pt" style:font-size-complex="8pt"/>
    </style:style>
    <style:style style:name="P228" style:parent-style-name="Standard" style:family="paragraph">
      <style:text-properties fo:font-size="8pt" style:font-size-asian="8pt" style:font-size-complex="8pt"/>
    </style:style>
    <style:style style:name="P229" style:parent-style-name="Standard" style:family="paragraph">
      <style:text-properties fo:font-size="8pt" style:font-size-asian="8pt" style:font-size-complex="8pt"/>
    </style:style>
    <style:style style:name="P230" style:parent-style-name="Standard" style:family="paragraph">
      <style:text-properties fo:font-size="8pt" style:font-size-asian="8pt" style:font-size-complex="8pt"/>
    </style:style>
    <style:style style:name="P231" style:parent-style-name="Standard" style:family="paragraph">
      <style:text-properties fo:font-size="8pt" style:font-size-asian="8pt" style:font-size-complex="8pt"/>
    </style:style>
    <style:style style:name="P232" style:parent-style-name="Standard" style:family="paragraph">
      <style:text-properties fo:font-size="8pt" style:font-size-asian="8pt" style:font-size-complex="8pt"/>
    </style:style>
    <style:style style:name="P233" style:parent-style-name="Standard" style:family="paragraph">
      <style:text-properties fo:font-size="8pt" style:font-size-asian="8pt" style:font-size-complex="8pt"/>
    </style:style>
    <style:style style:name="P234" style:parent-style-name="Standard" style:family="paragraph">
      <style:text-properties fo:font-size="8pt" style:font-size-asian="8pt" style:font-size-complex="8pt"/>
    </style:style>
    <style:style style:name="P235" style:parent-style-name="Standard" style:family="paragraph">
      <style:text-properties fo:font-size="8pt" style:font-size-asian="8pt" style:font-size-complex="8pt"/>
    </style:style>
    <style:style style:name="P236" style:parent-style-name="Standard" style:family="paragraph">
      <style:text-properties fo:font-size="8pt" style:font-size-asian="8pt" style:font-size-complex="8pt"/>
    </style:style>
    <style:style style:name="P237" style:parent-style-name="Standard" style:family="paragraph">
      <style:text-properties fo:font-size="8pt" style:font-size-asian="8pt" style:font-size-complex="8pt"/>
    </style:style>
    <style:style style:name="P238" style:parent-style-name="Standard" style:family="paragraph">
      <style:text-properties fo:font-size="8pt" style:font-size-asian="8pt" style:font-size-complex="8pt"/>
    </style:style>
    <style:style style:name="P239" style:parent-style-name="Standard" style:family="paragraph">
      <style:text-properties fo:font-size="8pt" style:font-size-asian="8pt" style:font-size-complex="8pt"/>
    </style:style>
    <style:style style:name="P240" style:parent-style-name="Standard" style:family="paragraph">
      <style:text-properties fo:font-size="8pt" style:font-size-asian="8pt" style:font-size-complex="8pt"/>
    </style:style>
    <style:style style:name="P241" style:parent-style-name="Standard" style:family="paragraph">
      <style:text-properties fo:font-size="8pt" style:font-size-asian="8pt" style:font-size-complex="8pt"/>
    </style:style>
    <style:style style:name="P242" style:parent-style-name="Standard" style:family="paragraph">
      <style:text-properties fo:font-size="8pt" style:font-size-asian="8pt" style:font-size-complex="8pt"/>
    </style:style>
    <style:style style:name="P243" style:parent-style-name="Standard" style:family="paragraph">
      <style:text-properties fo:font-size="8pt" style:font-size-asian="8pt" style:font-size-complex="8pt"/>
    </style:style>
    <style:style style:name="P244" style:parent-style-name="Standard" style:family="paragraph">
      <style:text-properties fo:font-size="8pt" style:font-size-asian="8pt" style:font-size-complex="8pt"/>
    </style:style>
    <style:style style:name="P245" style:parent-style-name="Standard" style:family="paragraph">
      <style:text-properties fo:font-size="8pt" style:font-size-asian="8pt" style:font-size-complex="8pt"/>
    </style:style>
    <style:style style:name="P246" style:parent-style-name="Standard" style:family="paragraph">
      <style:text-properties fo:font-size="8pt" style:font-size-asian="8pt" style:font-size-complex="8pt"/>
    </style:style>
    <style:style style:name="P247" style:parent-style-name="Standard" style:family="paragraph">
      <style:text-properties fo:font-size="8pt" style:font-size-asian="8pt" style:font-size-complex="8pt"/>
    </style:style>
    <style:style style:name="P248" style:parent-style-name="Standard" style:family="paragraph">
      <style:text-properties fo:font-size="8pt" style:font-size-asian="8pt" style:font-size-complex="8pt"/>
    </style:style>
    <style:style style:name="P249" style:parent-style-name="Standard" style:family="paragraph">
      <style:text-properties fo:font-size="8pt" style:font-size-asian="8pt" style:font-size-complex="8pt"/>
    </style:style>
    <style:style style:name="P250" style:parent-style-name="Standard" style:family="paragraph">
      <style:text-properties fo:font-size="8pt" style:font-size-asian="8pt" style:font-size-complex="8pt"/>
    </style:style>
    <style:style style:name="P251" style:parent-style-name="Standard" style:family="paragraph">
      <style:text-properties fo:font-size="8pt" style:font-size-asian="8pt" style:font-size-complex="8pt"/>
    </style:style>
    <style:style style:name="P252" style:parent-style-name="Standard" style:family="paragraph">
      <style:text-properties fo:font-size="8pt" style:font-size-asian="8pt" style:font-size-complex="8pt"/>
    </style:style>
    <style:style style:name="P253" style:parent-style-name="Standard" style:family="paragraph">
      <style:text-properties fo:font-size="8pt" style:font-size-asian="8pt" style:font-size-complex="8pt"/>
    </style:style>
    <style:style style:name="P254" style:parent-style-name="Standard" style:family="paragraph">
      <style:text-properties fo:font-size="8pt" style:font-size-asian="8pt" style:font-size-complex="8pt"/>
    </style:style>
    <style:style style:name="P255" style:parent-style-name="Standard" style:family="paragraph">
      <style:text-properties fo:font-size="8pt" style:font-size-asian="8pt" style:font-size-complex="8pt"/>
    </style:style>
    <style:style style:name="P256" style:parent-style-name="Standard" style:family="paragraph">
      <style:text-properties fo:font-size="8pt" style:font-size-asian="8pt" style:font-size-complex="8pt"/>
    </style:style>
    <style:style style:name="P257" style:parent-style-name="Standard" style:family="paragraph">
      <style:text-properties fo:font-size="8pt" style:font-size-asian="8pt" style:font-size-complex="8pt"/>
    </style:style>
    <style:style style:name="P258" style:parent-style-name="Standard" style:family="paragraph">
      <style:text-properties fo:font-size="8pt" style:font-size-asian="8pt" style:font-size-complex="8pt"/>
    </style:style>
    <style:style style:name="P259" style:parent-style-name="Standard" style:family="paragraph">
      <style:text-properties fo:font-size="8pt" style:font-size-asian="8pt" style:font-size-complex="8pt"/>
    </style:style>
    <style:style style:name="P260" style:parent-style-name="Standard" style:family="paragraph">
      <style:text-properties fo:font-size="8pt" style:font-size-asian="8pt" style:font-size-complex="8pt"/>
    </style:style>
    <style:style style:name="P261" style:parent-style-name="Standard" style:family="paragraph">
      <style:text-properties fo:font-size="8pt" style:font-size-asian="8pt" style:font-size-complex="8pt"/>
    </style:style>
    <style:style style:name="P262" style:parent-style-name="Standard" style:family="paragraph">
      <style:text-properties fo:font-size="8pt" style:font-size-asian="8pt" style:font-size-complex="8pt"/>
    </style:style>
    <style:style style:name="P263" style:parent-style-name="Standard" style:family="paragraph">
      <style:text-properties fo:font-size="8pt" style:font-size-asian="8pt" style:font-size-complex="8pt"/>
    </style:style>
    <style:style style:name="P264" style:parent-style-name="Standard" style:family="paragraph">
      <style:text-properties fo:font-size="8pt" style:font-size-asian="8pt" style:font-size-complex="8pt"/>
    </style:style>
    <style:style style:name="P265" style:parent-style-name="Standard" style:family="paragraph">
      <style:text-properties fo:font-size="8pt" style:font-size-asian="8pt" style:font-size-complex="8pt"/>
    </style:style>
    <style:style style:name="P266" style:parent-style-name="Standard" style:family="paragraph">
      <style:text-properties fo:font-size="8pt" style:font-size-asian="8pt" style:font-size-complex="8pt"/>
    </style:style>
    <style:style style:name="P267" style:parent-style-name="Standard" style:family="paragraph">
      <style:text-properties fo:font-size="8pt" style:font-size-asian="8pt" style:font-size-complex="8pt"/>
    </style:style>
    <style:style style:name="P268" style:parent-style-name="Standard" style:family="paragraph">
      <style:text-properties fo:font-size="8pt" style:font-size-asian="8pt" style:font-size-complex="8pt"/>
    </style:style>
    <style:style style:name="P269" style:parent-style-name="Standard" style:family="paragraph">
      <style:text-properties fo:font-size="8pt" style:font-size-asian="8pt" style:font-size-complex="8pt"/>
    </style:style>
    <style:style style:name="P270" style:parent-style-name="Standard" style:family="paragraph">
      <style:text-properties fo:font-size="8pt" style:font-size-asian="8pt" style:font-size-complex="8pt"/>
    </style:style>
    <style:style style:name="P271" style:parent-style-name="Standard" style:family="paragraph">
      <style:text-properties fo:font-size="8pt" style:font-size-asian="8pt" style:font-size-complex="8pt"/>
    </style:style>
    <style:style style:name="P272" style:parent-style-name="Standard" style:family="paragraph">
      <style:text-properties fo:font-size="8pt" style:font-size-asian="8pt" style:font-size-complex="8pt"/>
    </style:style>
    <style:style style:name="P273" style:parent-style-name="Standard" style:family="paragraph">
      <style:text-properties fo:font-size="8pt" style:font-size-asian="8pt" style:font-size-complex="8pt"/>
    </style:style>
    <style:style style:name="P274" style:parent-style-name="Standard" style:family="paragraph">
      <style:text-properties fo:font-size="8pt" style:font-size-asian="8pt" style:font-size-complex="8pt"/>
    </style:style>
    <style:style style:name="P275" style:parent-style-name="Standard" style:family="paragraph">
      <style:text-properties fo:font-size="8pt" style:font-size-asian="8pt" style:font-size-complex="8pt"/>
    </style:style>
    <style:style style:name="P276" style:parent-style-name="Standard" style:family="paragraph">
      <style:text-properties fo:font-size="8pt" style:font-size-asian="8pt" style:font-size-complex="8pt"/>
    </style:style>
    <style:style style:name="P277" style:parent-style-name="Standard" style:family="paragraph">
      <style:text-properties fo:font-size="8pt" style:font-size-asian="8pt" style:font-size-complex="8pt"/>
    </style:style>
    <style:style style:name="P278" style:parent-style-name="Standard" style:family="paragraph">
      <style:text-properties fo:font-size="8pt" style:font-size-asian="8pt" style:font-size-complex="8pt"/>
    </style:style>
    <style:style style:name="P279" style:parent-style-name="Standard" style:family="paragraph">
      <style:text-properties fo:font-size="8pt" style:font-size-asian="8pt" style:font-size-complex="8pt"/>
    </style:style>
    <style:style style:name="P280" style:parent-style-name="Standard" style:family="paragraph">
      <style:text-properties fo:font-size="8pt" style:font-size-asian="8pt" style:font-size-complex="8pt"/>
    </style:style>
    <style:style style:name="P281" style:parent-style-name="Standard" style:family="paragraph">
      <style:text-properties fo:font-size="8pt" style:font-size-asian="8pt" style:font-size-complex="8pt"/>
    </style:style>
    <style:style style:name="P282" style:parent-style-name="Standard" style:family="paragraph">
      <style:text-properties fo:font-size="8pt" style:font-size-asian="8pt" style:font-size-complex="8pt"/>
    </style:style>
    <style:style style:name="P283" style:parent-style-name="Standard" style:family="paragraph">
      <style:text-properties fo:font-size="8pt" style:font-size-asian="8pt" style:font-size-complex="8pt"/>
    </style:style>
    <style:style style:name="P284" style:parent-style-name="Standard" style:family="paragraph">
      <style:text-properties fo:font-size="8pt" style:font-size-asian="8pt" style:font-size-complex="8pt"/>
    </style:style>
    <style:style style:name="P285" style:parent-style-name="Standard" style:family="paragraph">
      <style:text-properties fo:font-size="8pt" style:font-size-asian="8pt" style:font-size-complex="8pt"/>
    </style:style>
    <style:style style:name="P286" style:parent-style-name="Standard" style:family="paragraph">
      <style:text-properties fo:font-size="8pt" style:font-size-asian="8pt" style:font-size-complex="8pt"/>
    </style:style>
    <style:style style:name="P287" style:parent-style-name="Standard" style:family="paragraph">
      <style:text-properties fo:font-size="8pt" style:font-size-asian="8pt" style:font-size-complex="8pt"/>
    </style:style>
    <style:style style:name="P288" style:parent-style-name="Standard" style:family="paragraph">
      <style:text-properties fo:font-size="8pt" style:font-size-asian="8pt" style:font-size-complex="8pt"/>
    </style:style>
    <style:style style:name="P289" style:parent-style-name="Standard" style:family="paragraph">
      <style:text-properties fo:font-size="8pt" style:font-size-asian="8pt" style:font-size-complex="8pt"/>
    </style:style>
    <style:style style:name="P290" style:parent-style-name="Standard" style:family="paragraph">
      <style:text-properties fo:font-size="8pt" style:font-size-asian="8pt" style:font-size-complex="8pt"/>
    </style:style>
    <style:style style:name="P291" style:parent-style-name="Standard" style:family="paragraph">
      <style:text-properties fo:font-size="8pt" style:font-size-asian="8pt" style:font-size-complex="8pt"/>
    </style:style>
    <style:style style:name="P292" style:parent-style-name="Standard" style:family="paragraph">
      <style:text-properties fo:font-size="8pt" style:font-size-asian="8pt" style:font-size-complex="8pt"/>
    </style:style>
    <style:style style:name="P293" style:parent-style-name="Standard" style:family="paragraph">
      <style:text-properties fo:font-size="8pt" style:font-size-asian="8pt" style:font-size-complex="8pt"/>
    </style:style>
    <style:style style:name="P294" style:parent-style-name="Standard" style:family="paragraph">
      <style:text-properties fo:font-size="8pt" style:font-size-asian="8pt" style:font-size-complex="8pt"/>
    </style:style>
    <style:style style:name="P295" style:parent-style-name="Standard" style:family="paragraph">
      <style:text-properties fo:font-size="8pt" style:font-size-asian="8pt" style:font-size-complex="8pt"/>
    </style:style>
    <style:style style:name="P296" style:parent-style-name="Standard" style:family="paragraph">
      <style:text-properties fo:font-size="8pt" style:font-size-asian="8pt" style:font-size-complex="8pt"/>
    </style:style>
    <style:style style:name="P297" style:parent-style-name="Standard" style:family="paragraph">
      <style:text-properties fo:font-size="8pt" style:font-size-asian="8pt" style:font-size-complex="8pt"/>
    </style:style>
    <style:style style:name="P298" style:parent-style-name="Standard" style:family="paragraph">
      <style:text-properties fo:font-size="8pt" style:font-size-asian="8pt" style:font-size-complex="8pt"/>
    </style:style>
    <style:style style:name="P299" style:parent-style-name="Standard" style:family="paragraph">
      <style:text-properties fo:font-size="8pt" style:font-size-asian="8pt" style:font-size-complex="8pt"/>
    </style:style>
    <style:style style:name="P300" style:parent-style-name="Standard" style:family="paragraph">
      <style:text-properties fo:font-size="8pt" style:font-size-asian="8pt" style:font-size-complex="8pt"/>
    </style:style>
    <style:style style:name="P301" style:parent-style-name="Standard" style:family="paragraph">
      <style:text-properties fo:font-size="8pt" style:font-size-asian="8pt" style:font-size-complex="8pt"/>
    </style:style>
    <style:style style:name="P302" style:parent-style-name="Standard" style:family="paragraph">
      <style:text-properties fo:font-size="8pt" style:font-size-asian="8pt" style:font-size-complex="8pt"/>
    </style:style>
    <style:style style:name="P303" style:parent-style-name="Standard" style:family="paragraph">
      <style:text-properties fo:font-size="8pt" style:font-size-asian="8pt" style:font-size-complex="8pt"/>
    </style:style>
    <style:style style:name="P304" style:parent-style-name="Standard" style:family="paragraph">
      <style:text-properties fo:font-size="8pt" style:font-size-asian="8pt" style:font-size-complex="8pt"/>
    </style:style>
    <style:style style:name="P305" style:parent-style-name="Standard" style:family="paragraph">
      <style:text-properties fo:font-size="8pt" style:font-size-asian="8pt" style:font-size-complex="8pt"/>
    </style:style>
    <style:style style:name="P306" style:parent-style-name="Standard" style:family="paragraph">
      <style:text-properties fo:font-size="8pt" style:font-size-asian="8pt" style:font-size-complex="8pt"/>
    </style:style>
    <style:style style:name="P307" style:parent-style-name="Standard" style:family="paragraph">
      <style:text-properties fo:font-size="8pt" style:font-size-asian="8pt" style:font-size-complex="8pt"/>
    </style:style>
    <style:style style:name="P308" style:parent-style-name="Standard" style:family="paragraph">
      <style:text-properties fo:font-size="8pt" style:font-size-asian="8pt" style:font-size-complex="8pt"/>
    </style:style>
    <style:style style:name="P309" style:parent-style-name="Standard" style:family="paragraph">
      <style:text-properties fo:font-size="8pt" style:font-size-asian="8pt" style:font-size-complex="8pt"/>
    </style:style>
    <style:style style:name="P310" style:parent-style-name="Standard" style:family="paragraph">
      <style:text-properties fo:font-size="8pt" style:font-size-asian="8pt" style:font-size-complex="8pt"/>
    </style:style>
    <style:style style:name="P311" style:parent-style-name="Standard" style:family="paragraph">
      <style:text-properties fo:font-size="8pt" style:font-size-asian="8pt" style:font-size-complex="8pt"/>
    </style:style>
    <style:style style:name="P312" style:parent-style-name="Standard" style:family="paragraph">
      <style:text-properties fo:font-size="8pt" style:font-size-asian="8pt" style:font-size-complex="8pt"/>
    </style:style>
    <style:style style:name="P313" style:parent-style-name="Standard" style:family="paragraph">
      <style:text-properties fo:font-size="8pt" style:font-size-asian="8pt" style:font-size-complex="8pt"/>
    </style:style>
    <style:style style:name="P314" style:parent-style-name="Standard" style:family="paragraph">
      <style:text-properties fo:font-size="8pt" style:font-size-asian="8pt" style:font-size-complex="8pt"/>
    </style:style>
    <style:style style:name="P315" style:parent-style-name="Standard" style:family="paragraph">
      <style:text-properties fo:font-size="8pt" style:font-size-asian="8pt" style:font-size-complex="8pt"/>
    </style:style>
    <style:style style:name="P316" style:parent-style-name="Standard" style:family="paragraph">
      <style:text-properties fo:font-size="8pt" style:font-size-asian="8pt" style:font-size-complex="8pt"/>
    </style:style>
    <style:style style:name="P317" style:parent-style-name="Standard" style:family="paragraph">
      <style:text-properties fo:font-size="8pt" style:font-size-asian="8pt" style:font-size-complex="8pt"/>
    </style:style>
    <style:style style:name="P318" style:parent-style-name="Standard" style:family="paragraph">
      <style:text-properties fo:font-size="8pt" style:font-size-asian="8pt" style:font-size-complex="8pt"/>
    </style:style>
    <style:style style:name="P319" style:parent-style-name="Standard" style:family="paragraph">
      <style:text-properties fo:font-size="8pt" style:font-size-asian="8pt" style:font-size-complex="8pt"/>
    </style:style>
    <style:style style:name="P320" style:parent-style-name="Standard" style:family="paragraph">
      <style:text-properties fo:font-size="8pt" style:font-size-asian="8pt" style:font-size-complex="8pt"/>
    </style:style>
    <style:style style:name="P321" style:parent-style-name="Standard" style:family="paragraph">
      <style:text-properties fo:font-size="8pt" style:font-size-asian="8pt" style:font-size-complex="8pt"/>
    </style:style>
    <style:style style:name="P322" style:parent-style-name="Standard" style:family="paragraph">
      <style:text-properties fo:font-size="8pt" style:font-size-asian="8pt" style:font-size-complex="8pt"/>
    </style:style>
    <style:style style:name="P323" style:parent-style-name="Standard" style:family="paragraph">
      <style:text-properties fo:font-size="8pt" style:font-size-asian="8pt" style:font-size-complex="8pt"/>
    </style:style>
    <style:style style:name="P324" style:parent-style-name="Standard" style:family="paragraph">
      <style:text-properties fo:font-size="8pt" style:font-size-asian="8pt" style:font-size-complex="8pt"/>
    </style:style>
    <style:style style:name="P325" style:parent-style-name="Standard" style:family="paragraph">
      <style:text-properties fo:font-size="8pt" style:font-size-asian="8pt" style:font-size-complex="8pt"/>
    </style:style>
    <style:style style:name="P326" style:parent-style-name="Standard" style:family="paragraph">
      <style:text-properties fo:font-size="8pt" style:font-size-asian="8pt" style:font-size-complex="8pt"/>
    </style:style>
    <style:style style:name="P327" style:parent-style-name="Standard" style:family="paragraph">
      <style:text-properties fo:font-size="8pt" style:font-size-asian="8pt" style:font-size-complex="8pt"/>
    </style:style>
    <style:style style:name="P328" style:parent-style-name="Standard" style:family="paragraph">
      <style:text-properties fo:font-size="8pt" style:font-size-asian="8pt" style:font-size-complex="8pt"/>
    </style:style>
    <style:style style:name="P329" style:parent-style-name="Standard" style:family="paragraph">
      <style:text-properties fo:font-size="8pt" style:font-size-asian="8pt" style:font-size-complex="8pt"/>
    </style:style>
    <style:style style:name="P330" style:parent-style-name="Standard" style:family="paragraph">
      <style:text-properties fo:font-size="8pt" style:font-size-asian="8pt" style:font-size-complex="8pt"/>
    </style:style>
    <style:style style:name="P331" style:parent-style-name="Standard" style:family="paragraph">
      <style:text-properties fo:font-size="8pt" style:font-size-asian="8pt" style:font-size-complex="8pt"/>
    </style:style>
    <style:style style:name="P332" style:parent-style-name="Standard" style:family="paragraph">
      <style:text-properties fo:font-size="8pt" style:font-size-asian="8pt" style:font-size-complex="8pt"/>
    </style:style>
    <style:style style:name="P333" style:parent-style-name="Standard" style:family="paragraph">
      <style:text-properties fo:font-size="8pt" style:font-size-asian="8pt" style:font-size-complex="8pt"/>
    </style:style>
    <style:style style:name="P334" style:parent-style-name="Standard" style:family="paragraph">
      <style:text-properties fo:font-size="8pt" style:font-size-asian="8pt" style:font-size-complex="8pt"/>
    </style:style>
    <style:style style:name="P335" style:parent-style-name="Standard" style:family="paragraph">
      <style:text-properties fo:font-size="8pt" style:font-size-asian="8pt" style:font-size-complex="8pt"/>
    </style:style>
    <style:style style:name="P336" style:parent-style-name="Standard" style:family="paragraph">
      <style:text-properties fo:font-size="8pt" style:font-size-asian="8pt" style:font-size-complex="8pt"/>
    </style:style>
    <style:style style:name="P337" style:parent-style-name="Standard" style:family="paragraph">
      <style:text-properties fo:font-size="8pt" style:font-size-asian="8pt" style:font-size-complex="8pt"/>
    </style:style>
    <style:style style:name="P338" style:parent-style-name="Standard" style:family="paragraph">
      <style:text-properties fo:font-size="8pt" style:font-size-asian="8pt" style:font-size-complex="8pt"/>
    </style:style>
    <style:style style:name="P339" style:parent-style-name="Standard" style:family="paragraph">
      <style:text-properties fo:font-size="8pt" style:font-size-asian="8pt" style:font-size-complex="8pt"/>
    </style:style>
    <style:style style:name="P340" style:parent-style-name="Standard" style:family="paragraph">
      <style:text-properties fo:font-size="8pt" style:font-size-asian="8pt" style:font-size-complex="8pt"/>
    </style:style>
    <style:style style:name="P341" style:parent-style-name="Standard" style:family="paragraph">
      <style:text-properties fo:font-size="8pt" style:font-size-asian="8pt" style:font-size-complex="8pt"/>
    </style:style>
    <style:style style:name="P342" style:parent-style-name="Standard" style:family="paragraph">
      <style:text-properties fo:font-size="8pt" style:font-size-asian="8pt" style:font-size-complex="8pt"/>
    </style:style>
    <style:style style:name="P343" style:parent-style-name="Standard" style:family="paragraph">
      <style:text-properties fo:font-size="8pt" style:font-size-asian="8pt" style:font-size-complex="8pt"/>
    </style:style>
    <style:style style:name="P344" style:parent-style-name="Standard" style:family="paragraph">
      <style:text-properties fo:font-size="8pt" style:font-size-asian="8pt" style:font-size-complex="8pt"/>
    </style:style>
    <style:style style:name="P345" style:parent-style-name="Standard" style:family="paragraph">
      <style:text-properties fo:font-size="8pt" style:font-size-asian="8pt" style:font-size-complex="8pt"/>
    </style:style>
    <style:style style:name="P346" style:parent-style-name="Standard" style:family="paragraph">
      <style:text-properties fo:font-size="8pt" style:font-size-asian="8pt" style:font-size-complex="8pt"/>
    </style:style>
    <style:style style:name="P347" style:parent-style-name="Standard" style:family="paragraph">
      <style:text-properties fo:font-size="8pt" style:font-size-asian="8pt" style:font-size-complex="8pt"/>
    </style:style>
    <style:style style:name="P348" style:parent-style-name="Standard" style:family="paragraph">
      <style:text-properties fo:font-size="8pt" style:font-size-asian="8pt" style:font-size-complex="8pt"/>
    </style:style>
    <style:style style:name="P349" style:parent-style-name="Standard" style:family="paragraph">
      <style:text-properties fo:font-size="8pt" style:font-size-asian="8pt" style:font-size-complex="8pt"/>
    </style:style>
    <style:style style:name="P350" style:parent-style-name="Standard" style:family="paragraph">
      <style:text-properties fo:font-size="8pt" style:font-size-asian="8pt" style:font-size-complex="8pt"/>
    </style:style>
    <style:style style:name="P351" style:parent-style-name="Standard" style:family="paragraph">
      <style:text-properties fo:font-size="8pt" style:font-size-asian="8pt" style:font-size-complex="8pt"/>
    </style:style>
    <style:style style:name="P352" style:parent-style-name="Standard" style:family="paragraph">
      <style:text-properties fo:font-size="8pt" style:font-size-asian="8pt" style:font-size-complex="8pt"/>
    </style:style>
    <style:style style:name="P353" style:parent-style-name="Standard" style:family="paragraph">
      <style:text-properties fo:font-size="8pt" style:font-size-asian="8pt" style:font-size-complex="8pt"/>
    </style:style>
    <style:style style:name="P354" style:parent-style-name="Standard" style:family="paragraph">
      <style:text-properties fo:font-size="8pt" style:font-size-asian="8pt" style:font-size-complex="8pt"/>
    </style:style>
    <style:style style:name="P355" style:parent-style-name="Standard" style:family="paragraph">
      <style:text-properties fo:font-size="8pt" style:font-size-asian="8pt" style:font-size-complex="8pt"/>
    </style:style>
    <style:style style:name="P356" style:parent-style-name="Standard" style:family="paragraph">
      <style:text-properties fo:font-size="8pt" style:font-size-asian="8pt" style:font-size-complex="8pt"/>
    </style:style>
    <style:style style:name="P357" style:parent-style-name="Standard" style:family="paragraph">
      <style:text-properties fo:font-size="8pt" style:font-size-asian="8pt" style:font-size-complex="8pt"/>
    </style:style>
    <style:style style:name="P358" style:parent-style-name="Standard" style:family="paragraph">
      <style:text-properties fo:font-size="8pt" style:font-size-asian="8pt" style:font-size-complex="8pt"/>
    </style:style>
    <style:style style:name="P359" style:parent-style-name="Standard" style:family="paragraph">
      <style:text-properties fo:font-size="8pt" style:font-size-asian="8pt" style:font-size-complex="8pt"/>
    </style:style>
    <style:style style:name="P360" style:parent-style-name="Standard" style:family="paragraph">
      <style:text-properties fo:font-size="8pt" style:font-size-asian="8pt" style:font-size-complex="8pt"/>
    </style:style>
    <style:style style:name="P361" style:parent-style-name="Standard" style:family="paragraph">
      <style:text-properties fo:font-size="8pt" style:font-size-asian="8pt" style:font-size-complex="8pt"/>
    </style:style>
    <style:style style:name="P362" style:parent-style-name="Standard" style:family="paragraph">
      <style:text-properties fo:font-size="8pt" style:font-size-asian="8pt" style:font-size-complex="8pt"/>
    </style:style>
    <style:style style:name="P363" style:parent-style-name="Standard" style:family="paragraph">
      <style:text-properties fo:font-size="8pt" style:font-size-asian="8pt" style:font-size-complex="8pt"/>
    </style:style>
    <style:style style:name="P364" style:parent-style-name="Standard" style:family="paragraph">
      <style:text-properties fo:font-size="8pt" style:font-size-asian="8pt" style:font-size-complex="8pt"/>
    </style:style>
    <style:style style:name="P365" style:parent-style-name="Standard" style:family="paragraph">
      <style:text-properties fo:font-size="8pt" style:font-size-asian="8pt" style:font-size-complex="8pt"/>
    </style:style>
    <style:style style:name="P366" style:parent-style-name="Standard" style:family="paragraph">
      <style:text-properties fo:font-size="8pt" style:font-size-asian="8pt" style:font-size-complex="8pt"/>
    </style:style>
    <style:style style:name="P367" style:parent-style-name="Standard" style:family="paragraph">
      <style:text-properties fo:font-size="8pt" style:font-size-asian="8pt" style:font-size-complex="8pt"/>
    </style:style>
    <style:style style:name="P368" style:parent-style-name="Standard" style:family="paragraph">
      <style:text-properties fo:font-size="8pt" style:font-size-asian="8pt" style:font-size-complex="8pt"/>
    </style:style>
    <style:style style:name="P369" style:parent-style-name="Standard" style:family="paragraph">
      <style:text-properties fo:font-size="8pt" style:font-size-asian="8pt" style:font-size-complex="8pt"/>
    </style:style>
    <style:style style:name="P370" style:parent-style-name="Standard" style:family="paragraph">
      <style:text-properties fo:font-size="8pt" style:font-size-asian="8pt" style:font-size-complex="8pt"/>
    </style:style>
    <style:style style:name="P371" style:parent-style-name="Standard" style:family="paragraph">
      <style:text-properties fo:font-size="8pt" style:font-size-asian="8pt" style:font-size-complex="8pt"/>
    </style:style>
    <style:style style:name="P372" style:parent-style-name="Standard" style:family="paragraph">
      <style:text-properties fo:font-size="8pt" style:font-size-asian="8pt" style:font-size-complex="8pt"/>
    </style:style>
    <style:style style:name="P373" style:parent-style-name="Standard" style:family="paragraph">
      <style:text-properties fo:font-size="8pt" style:font-size-asian="8pt" style:font-size-complex="8pt"/>
    </style:style>
    <style:style style:name="P374" style:parent-style-name="Standard" style:family="paragraph">
      <style:text-properties fo:font-size="8pt" style:font-size-asian="8pt" style:font-size-complex="8pt"/>
    </style:style>
    <style:style style:name="P375" style:parent-style-name="Standard" style:family="paragraph">
      <style:text-properties fo:font-size="8pt" style:font-size-asian="8pt" style:font-size-complex="8pt"/>
    </style:style>
    <style:style style:name="P376" style:parent-style-name="Standard" style:family="paragraph">
      <style:text-properties fo:font-size="8pt" style:font-size-asian="8pt" style:font-size-complex="8pt"/>
    </style:style>
    <style:style style:name="P377" style:parent-style-name="Standard" style:family="paragraph">
      <style:text-properties fo:font-size="8pt" style:font-size-asian="8pt" style:font-size-complex="8pt"/>
    </style:style>
    <style:style style:name="P378" style:parent-style-name="Standard" style:family="paragraph">
      <style:text-properties fo:font-size="8pt" style:font-size-asian="8pt" style:font-size-complex="8pt"/>
    </style:style>
    <style:style style:name="P379" style:parent-style-name="Standard" style:family="paragraph">
      <style:text-properties fo:font-size="8pt" style:font-size-asian="8pt" style:font-size-complex="8pt"/>
    </style:style>
    <style:style style:name="P380" style:parent-style-name="Standard" style:family="paragraph">
      <style:text-properties fo:font-size="8pt" style:font-size-asian="8pt" style:font-size-complex="8pt"/>
    </style:style>
    <style:style style:name="P381" style:parent-style-name="Standard" style:family="paragraph">
      <style:text-properties fo:font-size="8pt" style:font-size-asian="8pt" style:font-size-complex="8pt"/>
    </style:style>
    <style:style style:name="P382" style:parent-style-name="Standard" style:family="paragraph">
      <style:text-properties fo:font-size="8pt" style:font-size-asian="8pt" style:font-size-complex="8pt"/>
    </style:style>
    <style:style style:name="P383" style:parent-style-name="Standard" style:family="paragraph">
      <style:text-properties fo:font-size="8pt" style:font-size-asian="8pt" style:font-size-complex="8pt"/>
    </style:style>
    <style:style style:name="P384" style:parent-style-name="Standard" style:family="paragraph">
      <style:text-properties fo:font-size="8pt" style:font-size-asian="8pt" style:font-size-complex="8pt"/>
    </style:style>
    <style:style style:name="P385" style:parent-style-name="Standard" style:family="paragraph">
      <style:text-properties fo:font-size="8pt" style:font-size-asian="8pt" style:font-size-complex="8pt"/>
    </style:style>
    <style:style style:name="P386" style:parent-style-name="Standard" style:family="paragraph">
      <style:text-properties fo:font-size="8pt" style:font-size-asian="8pt" style:font-size-complex="8pt"/>
    </style:style>
    <style:style style:name="P387" style:parent-style-name="Standard" style:family="paragraph">
      <style:text-properties fo:font-size="8pt" style:font-size-asian="8pt" style:font-size-complex="8pt"/>
    </style:style>
    <style:style style:name="P388" style:parent-style-name="Standard" style:family="paragraph">
      <style:text-properties fo:font-size="8pt" style:font-size-asian="8pt" style:font-size-complex="8pt"/>
    </style:style>
    <style:style style:name="P389" style:parent-style-name="Standard" style:family="paragraph">
      <style:text-properties fo:font-size="8pt" style:font-size-asian="8pt" style:font-size-complex="8pt"/>
    </style:style>
    <style:style style:name="P390" style:parent-style-name="Standard" style:family="paragraph">
      <style:text-properties fo:font-size="8pt" style:font-size-asian="8pt" style:font-size-complex="8pt"/>
    </style:style>
    <style:style style:name="P391" style:parent-style-name="Standard" style:family="paragraph">
      <style:text-properties fo:font-size="8pt" style:font-size-asian="8pt" style:font-size-complex="8pt"/>
    </style:style>
    <style:style style:name="P392" style:parent-style-name="Standard" style:family="paragraph">
      <style:text-properties fo:font-size="8pt" style:font-size-asian="8pt" style:font-size-complex="8pt"/>
    </style:style>
    <style:style style:name="P393" style:parent-style-name="Standard" style:family="paragraph">
      <style:text-properties fo:font-size="8pt" style:font-size-asian="8pt" style:font-size-complex="8pt"/>
    </style:style>
    <style:style style:name="P394" style:parent-style-name="Standard" style:family="paragraph">
      <style:text-properties fo:font-size="8pt" style:font-size-asian="8pt" style:font-size-complex="8pt"/>
    </style:style>
    <style:style style:name="P395" style:parent-style-name="Standard" style:family="paragraph">
      <style:text-properties fo:font-size="8pt" style:font-size-asian="8pt" style:font-size-complex="8pt"/>
    </style:style>
    <style:style style:name="P396" style:parent-style-name="Standard" style:family="paragraph">
      <style:text-properties fo:font-size="8pt" style:font-size-asian="8pt" style:font-size-complex="8pt"/>
    </style:style>
    <style:style style:name="P397" style:parent-style-name="Standard" style:family="paragraph">
      <style:text-properties fo:font-size="8pt" style:font-size-asian="8pt" style:font-size-complex="8pt"/>
    </style:style>
    <style:style style:name="P398" style:parent-style-name="Standard" style:family="paragraph">
      <style:text-properties fo:font-size="8pt" style:font-size-asian="8pt" style:font-size-complex="8pt"/>
    </style:style>
    <style:style style:name="P399" style:parent-style-name="Standard" style:family="paragraph">
      <style:text-properties fo:font-size="8pt" style:font-size-asian="8pt" style:font-size-complex="8pt"/>
    </style:style>
    <style:style style:name="P400" style:parent-style-name="Standard" style:family="paragraph">
      <style:text-properties fo:font-size="8pt" style:font-size-asian="8pt" style:font-size-complex="8pt"/>
    </style:style>
    <style:style style:name="P401" style:parent-style-name="Standard" style:family="paragraph">
      <style:text-properties fo:font-size="8pt" style:font-size-asian="8pt" style:font-size-complex="8pt"/>
    </style:style>
    <style:style style:name="P402" style:parent-style-name="Standard" style:family="paragraph">
      <style:text-properties fo:font-size="8pt" style:font-size-asian="8pt" style:font-size-complex="8pt"/>
    </style:style>
    <style:style style:name="P403" style:parent-style-name="Standard" style:family="paragraph">
      <style:text-properties fo:font-size="8pt" style:font-size-asian="8pt" style:font-size-complex="8pt"/>
    </style:style>
    <style:style style:name="P404" style:parent-style-name="Standard" style:family="paragraph">
      <style:text-properties fo:font-size="8pt" style:font-size-asian="8pt" style:font-size-complex="8pt"/>
    </style:style>
    <style:style style:name="P405" style:parent-style-name="Standard" style:family="paragraph">
      <style:text-properties fo:font-size="8pt" style:font-size-asian="8pt" style:font-size-complex="8pt"/>
    </style:style>
    <style:style style:name="P406" style:parent-style-name="Standard" style:family="paragraph">
      <style:text-properties fo:font-size="8pt" style:font-size-asian="8pt" style:font-size-complex="8pt"/>
    </style:style>
    <style:style style:name="P407" style:parent-style-name="Standard" style:family="paragraph">
      <style:text-properties fo:font-size="8pt" style:font-size-asian="8pt" style:font-size-complex="8pt"/>
    </style:style>
    <style:style style:name="P408" style:parent-style-name="Standard" style:family="paragraph">
      <style:text-properties fo:font-size="8pt" style:font-size-asian="8pt" style:font-size-complex="8pt"/>
    </style:style>
    <style:style style:name="P409" style:parent-style-name="Standard" style:family="paragraph">
      <style:text-properties fo:font-size="8pt" style:font-size-asian="8pt" style:font-size-complex="8pt"/>
    </style:style>
    <style:style style:name="P410" style:parent-style-name="Standard" style:family="paragraph">
      <style:text-properties fo:font-size="8pt" style:font-size-asian="8pt" style:font-size-complex="8pt"/>
    </style:style>
    <style:style style:name="P411" style:parent-style-name="Standard" style:family="paragraph">
      <style:text-properties fo:font-size="8pt" style:font-size-asian="8pt" style:font-size-complex="8pt"/>
    </style:style>
    <style:style style:name="P412" style:parent-style-name="Standard" style:family="paragraph">
      <style:text-properties fo:font-size="8pt" style:font-size-asian="8pt" style:font-size-complex="8pt"/>
    </style:style>
    <style:style style:name="P413" style:parent-style-name="Standard" style:family="paragraph">
      <style:text-properties fo:font-size="8pt" style:font-size-asian="8pt" style:font-size-complex="8pt"/>
    </style:style>
    <style:style style:name="P414" style:parent-style-name="Standard" style:family="paragraph">
      <style:text-properties fo:font-size="8pt" style:font-size-asian="8pt" style:font-size-complex="8pt"/>
    </style:style>
    <style:style style:name="P415" style:parent-style-name="Standard" style:family="paragraph">
      <style:text-properties fo:font-size="8pt" style:font-size-asian="8pt" style:font-size-complex="8pt"/>
    </style:style>
    <style:style style:name="P416" style:parent-style-name="Standard" style:family="paragraph">
      <style:text-properties fo:font-size="8pt" style:font-size-asian="8pt" style:font-size-complex="8pt"/>
    </style:style>
    <style:style style:name="P417" style:parent-style-name="Standard" style:family="paragraph">
      <style:text-properties fo:font-size="8pt" style:font-size-asian="8pt" style:font-size-complex="8pt"/>
    </style:style>
    <style:style style:name="P418" style:parent-style-name="Standard" style:family="paragraph">
      <style:text-properties fo:font-size="8pt" style:font-size-asian="8pt" style:font-size-complex="8pt"/>
    </style:style>
    <style:style style:name="P419" style:parent-style-name="Standard" style:family="paragraph">
      <style:text-properties fo:font-size="8pt" style:font-size-asian="8pt" style:font-size-complex="8pt"/>
    </style:style>
    <style:style style:name="P420" style:parent-style-name="Standard" style:family="paragraph">
      <style:text-properties fo:font-size="8pt" style:font-size-asian="8pt" style:font-size-complex="8pt"/>
    </style:style>
    <style:style style:name="P421" style:parent-style-name="Standard" style:family="paragraph">
      <style:text-properties fo:font-size="8pt" style:font-size-asian="8pt" style:font-size-complex="8pt"/>
    </style:style>
    <style:style style:name="P422" style:parent-style-name="Standard" style:family="paragraph">
      <style:text-properties fo:font-size="8pt" style:font-size-asian="8pt" style:font-size-complex="8pt"/>
    </style:style>
    <style:style style:name="P423" style:parent-style-name="Standard" style:family="paragraph">
      <style:text-properties fo:font-size="8pt" style:font-size-asian="8pt" style:font-size-complex="8pt"/>
    </style:style>
    <style:style style:name="P424" style:parent-style-name="Standard" style:family="paragraph">
      <style:text-properties fo:font-size="8pt" style:font-size-asian="8pt" style:font-size-complex="8pt"/>
    </style:style>
    <style:style style:name="P425" style:parent-style-name="Standard" style:family="paragraph">
      <style:text-properties fo:font-size="8pt" style:font-size-asian="8pt" style:font-size-complex="8pt"/>
    </style:style>
    <style:style style:name="P426" style:parent-style-name="Standard" style:family="paragraph">
      <style:text-properties fo:font-size="8pt" style:font-size-asian="8pt" style:font-size-complex="8pt"/>
    </style:style>
    <style:style style:name="P427" style:parent-style-name="Standard" style:family="paragraph">
      <style:text-properties fo:font-size="8pt" style:font-size-asian="8pt" style:font-size-complex="8pt"/>
    </style:style>
    <style:style style:name="P428" style:parent-style-name="Standard" style:family="paragraph">
      <style:text-properties fo:font-size="8pt" style:font-size-asian="8pt" style:font-size-complex="8pt"/>
    </style:style>
    <style:style style:name="P429" style:parent-style-name="Standard" style:family="paragraph">
      <style:text-properties fo:font-size="8pt" style:font-size-asian="8pt" style:font-size-complex="8pt"/>
    </style:style>
    <style:style style:name="P430" style:parent-style-name="Standard" style:family="paragraph">
      <style:text-properties fo:font-size="8pt" style:font-size-asian="8pt" style:font-size-complex="8pt"/>
    </style:style>
    <style:style style:name="P431" style:parent-style-name="Standard" style:family="paragraph">
      <style:text-properties fo:font-size="8pt" style:font-size-asian="8pt" style:font-size-complex="8pt"/>
    </style:style>
    <style:style style:name="P432" style:parent-style-name="Standard" style:family="paragraph">
      <style:text-properties fo:font-size="8pt" style:font-size-asian="8pt" style:font-size-complex="8pt"/>
    </style:style>
    <style:style style:name="P433" style:parent-style-name="Standard" style:family="paragraph">
      <style:text-properties fo:font-size="8pt" style:font-size-asian="8pt" style:font-size-complex="8pt"/>
    </style:style>
    <style:style style:name="P434" style:parent-style-name="Standard" style:family="paragraph">
      <style:text-properties fo:font-size="8pt" style:font-size-asian="8pt" style:font-size-complex="8pt"/>
    </style:style>
    <style:style style:name="P435" style:parent-style-name="Standard" style:family="paragraph">
      <style:text-properties fo:font-size="8pt" style:font-size-asian="8pt" style:font-size-complex="8pt"/>
    </style:style>
    <style:style style:name="P436" style:parent-style-name="Standard" style:family="paragraph">
      <style:text-properties fo:font-size="8pt" style:font-size-asian="8pt" style:font-size-complex="8pt"/>
    </style:style>
    <style:style style:name="P437" style:parent-style-name="Standard" style:family="paragraph">
      <style:text-properties fo:font-size="8pt" style:font-size-asian="8pt" style:font-size-complex="8pt"/>
    </style:style>
    <style:style style:name="P438" style:parent-style-name="Standard" style:family="paragraph">
      <style:text-properties fo:font-size="8pt" style:font-size-asian="8pt" style:font-size-complex="8pt"/>
    </style:style>
    <style:style style:name="P439" style:parent-style-name="Standard" style:family="paragraph">
      <style:text-properties fo:font-size="8pt" style:font-size-asian="8pt" style:font-size-complex="8pt"/>
    </style:style>
    <style:style style:name="P440" style:parent-style-name="Standard" style:family="paragraph">
      <style:text-properties fo:font-size="8pt" style:font-size-asian="8pt" style:font-size-complex="8pt"/>
    </style:style>
    <style:style style:name="P441" style:parent-style-name="Standard" style:family="paragraph">
      <style:text-properties fo:font-size="8pt" style:font-size-asian="8pt" style:font-size-complex="8pt"/>
    </style:style>
    <style:style style:name="P442" style:parent-style-name="Standard" style:family="paragraph">
      <style:text-properties fo:font-size="8pt" style:font-size-asian="8pt" style:font-size-complex="8pt"/>
    </style:style>
    <style:style style:name="P443" style:parent-style-name="Standard" style:family="paragraph">
      <style:text-properties fo:font-size="8pt" style:font-size-asian="8pt" style:font-size-complex="8pt"/>
    </style:style>
    <style:style style:name="P444" style:parent-style-name="Standard" style:family="paragraph">
      <style:text-properties fo:font-size="8pt" style:font-size-asian="8pt" style:font-size-complex="8pt"/>
    </style:style>
    <style:style style:name="P445" style:parent-style-name="Standard" style:family="paragraph">
      <style:text-properties fo:font-size="8pt" style:font-size-asian="8pt" style:font-size-complex="8pt"/>
    </style:style>
    <style:style style:name="P446" style:parent-style-name="Standard" style:family="paragraph">
      <style:text-properties fo:font-size="8pt" style:font-size-asian="8pt" style:font-size-complex="8pt"/>
    </style:style>
    <style:style style:name="P447" style:parent-style-name="Standard" style:family="paragraph">
      <style:text-properties fo:font-size="8pt" style:font-size-asian="8pt" style:font-size-complex="8pt"/>
    </style:style>
    <style:style style:name="P448" style:parent-style-name="Standard" style:family="paragraph">
      <style:text-properties fo:font-size="8pt" style:font-size-asian="8pt" style:font-size-complex="8pt"/>
    </style:style>
    <style:style style:name="P449" style:parent-style-name="Standard" style:family="paragraph">
      <style:text-properties fo:font-size="8pt" style:font-size-asian="8pt" style:font-size-complex="8pt"/>
    </style:style>
    <style:style style:name="P450" style:parent-style-name="Standard" style:family="paragraph">
      <style:text-properties fo:font-size="8pt" style:font-size-asian="8pt" style:font-size-complex="8pt"/>
    </style:style>
    <style:style style:name="P451" style:parent-style-name="Standard" style:family="paragraph">
      <style:text-properties fo:font-size="8pt" style:font-size-asian="8pt" style:font-size-complex="8pt"/>
    </style:style>
    <style:style style:name="P452" style:parent-style-name="Standard" style:family="paragraph">
      <style:text-properties fo:font-size="8pt" style:font-size-asian="8pt" style:font-size-complex="8pt"/>
    </style:style>
    <style:style style:name="P453" style:parent-style-name="Standard" style:family="paragraph">
      <style:text-properties fo:font-size="8pt" style:font-size-asian="8pt" style:font-size-complex="8pt"/>
    </style:style>
    <style:style style:name="P454" style:parent-style-name="Standard" style:family="paragraph">
      <style:text-properties fo:font-size="8pt" style:font-size-asian="8pt" style:font-size-complex="8pt"/>
    </style:style>
    <style:style style:name="P455" style:parent-style-name="Standard" style:family="paragraph">
      <style:text-properties fo:font-size="8pt" style:font-size-asian="8pt" style:font-size-complex="8pt"/>
    </style:style>
    <style:style style:name="P456" style:parent-style-name="Standard" style:family="paragraph">
      <style:text-properties fo:font-size="8pt" style:font-size-asian="8pt" style:font-size-complex="8pt"/>
    </style:style>
    <style:style style:name="P457" style:parent-style-name="Standard" style:family="paragraph">
      <style:text-properties fo:font-size="8pt" style:font-size-asian="8pt" style:font-size-complex="8pt"/>
    </style:style>
    <style:style style:name="P458" style:parent-style-name="Standard" style:family="paragraph">
      <style:text-properties fo:font-size="8pt" style:font-size-asian="8pt" style:font-size-complex="8pt"/>
    </style:style>
    <style:style style:name="P459" style:parent-style-name="Standard" style:family="paragraph">
      <style:text-properties fo:font-size="8pt" style:font-size-asian="8pt" style:font-size-complex="8pt"/>
    </style:style>
    <style:style style:name="P460" style:parent-style-name="Standard" style:family="paragraph">
      <style:text-properties fo:font-size="8pt" style:font-size-asian="8pt" style:font-size-complex="8pt"/>
    </style:style>
    <style:style style:name="P461" style:parent-style-name="Standard" style:family="paragraph">
      <style:text-properties fo:font-size="8pt" style:font-size-asian="8pt" style:font-size-complex="8pt"/>
    </style:style>
    <style:style style:name="P462" style:parent-style-name="Standard" style:family="paragraph">
      <style:text-properties fo:font-size="8pt" style:font-size-asian="8pt" style:font-size-complex="8pt"/>
    </style:style>
    <style:style style:name="P463" style:parent-style-name="Standard" style:family="paragraph">
      <style:text-properties fo:font-size="8pt" style:font-size-asian="8pt" style:font-size-complex="8pt"/>
    </style:style>
    <style:style style:name="P464" style:parent-style-name="Standard" style:family="paragraph">
      <style:text-properties fo:font-size="8pt" style:font-size-asian="8pt" style:font-size-complex="8pt"/>
    </style:style>
    <style:style style:name="P465" style:parent-style-name="Standard" style:family="paragraph">
      <style:text-properties fo:font-size="8pt" style:font-size-asian="8pt" style:font-size-complex="8pt"/>
    </style:style>
    <style:style style:name="P466" style:parent-style-name="Standard" style:family="paragraph">
      <style:text-properties fo:font-size="8pt" style:font-size-asian="8pt" style:font-size-complex="8pt"/>
    </style:style>
    <style:style style:name="P467" style:parent-style-name="Standard" style:family="paragraph">
      <style:text-properties fo:font-size="8pt" style:font-size-asian="8pt" style:font-size-complex="8pt"/>
    </style:style>
    <style:style style:name="P468" style:parent-style-name="Standard" style:family="paragraph">
      <style:text-properties fo:font-size="8pt" style:font-size-asian="8pt" style:font-size-complex="8pt"/>
    </style:style>
    <style:style style:name="P469" style:parent-style-name="Standard" style:family="paragraph">
      <style:text-properties fo:font-size="8pt" style:font-size-asian="8pt" style:font-size-complex="8pt"/>
    </style:style>
    <style:style style:name="P470" style:parent-style-name="Standard" style:family="paragraph">
      <style:text-properties fo:font-size="8pt" style:font-size-asian="8pt" style:font-size-complex="8pt"/>
    </style:style>
    <style:style style:name="P471" style:parent-style-name="Standard" style:family="paragraph">
      <style:text-properties fo:font-size="8pt" style:font-size-asian="8pt" style:font-size-complex="8pt"/>
    </style:style>
    <style:style style:name="P472" style:parent-style-name="Standard" style:family="paragraph">
      <style:text-properties fo:font-size="8pt" style:font-size-asian="8pt" style:font-size-complex="8pt"/>
    </style:style>
    <style:style style:name="P473" style:parent-style-name="Standard" style:family="paragraph">
      <style:text-properties fo:font-size="8pt" style:font-size-asian="8pt" style:font-size-complex="8pt"/>
    </style:style>
    <style:style style:name="P474" style:parent-style-name="Standard" style:family="paragraph">
      <style:text-properties fo:font-size="8pt" style:font-size-asian="8pt" style:font-size-complex="8pt"/>
    </style:style>
    <style:style style:name="P475" style:parent-style-name="Standard" style:family="paragraph">
      <style:text-properties fo:font-size="8pt" style:font-size-asian="8pt" style:font-size-complex="8pt"/>
    </style:style>
    <style:style style:name="P476" style:parent-style-name="Standard" style:family="paragraph">
      <style:text-properties fo:font-size="8pt" style:font-size-asian="8pt" style:font-size-complex="8pt"/>
    </style:style>
    <style:style style:name="P477" style:parent-style-name="Standard" style:family="paragraph">
      <style:text-properties fo:font-size="8pt" style:font-size-asian="8pt" style:font-size-complex="8pt"/>
    </style:style>
    <style:style style:name="P478" style:parent-style-name="Standard" style:family="paragraph">
      <style:text-properties fo:font-size="8pt" style:font-size-asian="8pt" style:font-size-complex="8pt"/>
    </style:style>
    <style:style style:name="P479" style:parent-style-name="Standard" style:family="paragraph">
      <style:text-properties fo:font-size="8pt" style:font-size-asian="8pt" style:font-size-complex="8pt"/>
    </style:style>
    <style:style style:name="P480" style:parent-style-name="Standard" style:family="paragraph">
      <style:text-properties fo:font-size="8pt" style:font-size-asian="8pt" style:font-size-complex="8pt"/>
    </style:style>
    <style:style style:name="P481" style:parent-style-name="Standard" style:family="paragraph">
      <style:text-properties fo:font-size="8pt" style:font-size-asian="8pt" style:font-size-complex="8pt"/>
    </style:style>
    <style:style style:name="P482" style:parent-style-name="Standard" style:family="paragraph">
      <style:text-properties fo:font-size="8pt" style:font-size-asian="8pt" style:font-size-complex="8pt"/>
    </style:style>
    <style:style style:name="P483" style:parent-style-name="Standard" style:family="paragraph">
      <style:text-properties fo:font-size="8pt" style:font-size-asian="8pt" style:font-size-complex="8pt"/>
    </style:style>
    <style:style style:name="P484" style:parent-style-name="Standard" style:family="paragraph">
      <style:text-properties fo:font-size="8pt" style:font-size-asian="8pt" style:font-size-complex="8pt"/>
    </style:style>
    <style:style style:name="P485" style:parent-style-name="Standard" style:family="paragraph">
      <style:text-properties fo:font-size="8pt" style:font-size-asian="8pt" style:font-size-complex="8pt"/>
    </style:style>
    <style:style style:name="P486" style:parent-style-name="Standard" style:family="paragraph">
      <style:text-properties fo:font-size="8pt" style:font-size-asian="8pt" style:font-size-complex="8pt"/>
    </style:style>
    <style:style style:name="P487" style:parent-style-name="Standard" style:family="paragraph">
      <style:text-properties fo:font-size="8pt" style:font-size-asian="8pt" style:font-size-complex="8pt"/>
    </style:style>
    <style:style style:name="P488" style:parent-style-name="Standard" style:family="paragraph">
      <style:text-properties fo:font-size="8pt" style:font-size-asian="8pt" style:font-size-complex="8pt"/>
    </style:style>
    <style:style style:name="P489" style:parent-style-name="Standard" style:family="paragraph">
      <style:text-properties fo:font-size="8pt" style:font-size-asian="8pt" style:font-size-complex="8pt"/>
    </style:style>
    <style:style style:name="P490" style:parent-style-name="Standard" style:family="paragraph">
      <style:text-properties fo:font-size="8pt" style:font-size-asian="8pt" style:font-size-complex="8pt"/>
    </style:style>
    <style:style style:name="P491" style:parent-style-name="Standard" style:family="paragraph">
      <style:text-properties fo:font-size="8pt" style:font-size-asian="8pt" style:font-size-complex="8pt"/>
    </style:style>
    <style:style style:name="P492" style:parent-style-name="Standard" style:family="paragraph">
      <style:text-properties fo:font-size="8pt" style:font-size-asian="8pt" style:font-size-complex="8pt"/>
    </style:style>
    <style:style style:name="P493" style:parent-style-name="Standard" style:family="paragraph">
      <style:text-properties fo:font-size="8pt" style:font-size-asian="8pt" style:font-size-complex="8pt"/>
    </style:style>
    <style:style style:name="P494" style:parent-style-name="Standard" style:family="paragraph">
      <style:text-properties fo:font-size="8pt" style:font-size-asian="8pt" style:font-size-complex="8pt"/>
    </style:style>
    <style:style style:name="P495" style:parent-style-name="Standard" style:family="paragraph">
      <style:text-properties fo:font-size="8pt" style:font-size-asian="8pt" style:font-size-complex="8pt"/>
    </style:style>
    <style:style style:name="P496" style:parent-style-name="Standard" style:family="paragraph">
      <style:text-properties fo:font-size="8pt" style:font-size-asian="8pt" style:font-size-complex="8pt"/>
    </style:style>
    <style:style style:name="P497" style:parent-style-name="Standard" style:family="paragraph">
      <style:text-properties fo:font-size="8pt" style:font-size-asian="8pt" style:font-size-complex="8pt"/>
    </style:style>
    <style:style style:name="P498" style:parent-style-name="Standard" style:family="paragraph">
      <style:text-properties fo:font-size="8pt" style:font-size-asian="8pt" style:font-size-complex="8pt"/>
    </style:style>
    <style:style style:name="P499" style:parent-style-name="Standard" style:family="paragraph">
      <style:text-properties fo:font-size="8pt" style:font-size-asian="8pt" style:font-size-complex="8pt"/>
    </style:style>
    <style:style style:name="P500" style:parent-style-name="Standard" style:family="paragraph">
      <style:text-properties fo:font-size="8pt" style:font-size-asian="8pt" style:font-size-complex="8pt"/>
    </style:style>
    <style:style style:name="P501" style:parent-style-name="Standard" style:family="paragraph">
      <style:text-properties fo:font-size="8pt" style:font-size-asian="8pt" style:font-size-complex="8pt"/>
    </style:style>
    <style:style style:name="P502" style:parent-style-name="Standard" style:family="paragraph">
      <style:text-properties fo:font-size="8pt" style:font-size-asian="8pt" style:font-size-complex="8pt"/>
    </style:style>
    <style:style style:name="P503" style:parent-style-name="Standard" style:family="paragraph">
      <style:text-properties fo:font-size="8pt" style:font-size-asian="8pt" style:font-size-complex="8pt"/>
    </style:style>
    <style:style style:name="P504" style:parent-style-name="Standard" style:family="paragraph">
      <style:text-properties fo:font-size="8pt" style:font-size-asian="8pt" style:font-size-complex="8pt"/>
    </style:style>
    <style:style style:name="P505" style:parent-style-name="Standard" style:family="paragraph">
      <style:text-properties fo:font-size="8pt" style:font-size-asian="8pt" style:font-size-complex="8pt"/>
    </style:style>
    <style:style style:name="P506" style:parent-style-name="Standard" style:family="paragraph">
      <style:text-properties fo:font-size="8pt" style:font-size-asian="8pt" style:font-size-complex="8pt"/>
    </style:style>
    <style:style style:name="P507" style:parent-style-name="Standard" style:family="paragraph">
      <style:text-properties fo:font-size="8pt" style:font-size-asian="8pt" style:font-size-complex="8pt"/>
    </style:style>
    <style:style style:name="P508" style:parent-style-name="Standard" style:family="paragraph">
      <style:text-properties fo:font-size="8pt" style:font-size-asian="8pt" style:font-size-complex="8pt"/>
    </style:style>
    <style:style style:name="P509" style:parent-style-name="Standard" style:family="paragraph">
      <style:text-properties fo:font-size="8pt" style:font-size-asian="8pt" style:font-size-complex="8pt"/>
    </style:style>
    <style:style style:name="P510" style:parent-style-name="Standard" style:family="paragraph">
      <style:text-properties fo:font-size="8pt" style:font-size-asian="8pt" style:font-size-complex="8pt"/>
    </style:style>
    <style:style style:name="P511" style:parent-style-name="Standard" style:family="paragraph">
      <style:text-properties fo:font-size="8pt" style:font-size-asian="8pt" style:font-size-complex="8pt"/>
    </style:style>
    <style:style style:name="P512" style:parent-style-name="Standard" style:family="paragraph">
      <style:text-properties fo:font-size="8pt" style:font-size-asian="8pt" style:font-size-complex="8pt"/>
    </style:style>
    <style:style style:name="P513" style:parent-style-name="Standard" style:family="paragraph">
      <style:text-properties fo:font-size="8pt" style:font-size-asian="8pt" style:font-size-complex="8pt"/>
    </style:style>
    <style:style style:name="P514" style:parent-style-name="Standard" style:family="paragraph">
      <style:text-properties fo:font-size="8pt" style:font-size-asian="8pt" style:font-size-complex="8pt"/>
    </style:style>
    <style:style style:name="P515" style:parent-style-name="Standard" style:family="paragraph">
      <style:text-properties fo:font-size="8pt" style:font-size-asian="8pt" style:font-size-complex="8pt"/>
    </style:style>
    <style:style style:name="P516" style:parent-style-name="Standard" style:family="paragraph">
      <style:text-properties fo:font-size="8pt" style:font-size-asian="8pt" style:font-size-complex="8pt"/>
    </style:style>
    <style:style style:name="P517" style:parent-style-name="Standard" style:family="paragraph">
      <style:text-properties fo:font-size="8pt" style:font-size-asian="8pt" style:font-size-complex="8pt"/>
    </style:style>
    <style:style style:name="P518" style:parent-style-name="Standard" style:family="paragraph">
      <style:text-properties fo:font-size="8pt" style:font-size-asian="8pt" style:font-size-complex="8pt"/>
    </style:style>
    <style:style style:name="P519" style:parent-style-name="Standard" style:family="paragraph">
      <style:text-properties fo:font-size="8pt" style:font-size-asian="8pt" style:font-size-complex="8pt"/>
    </style:style>
    <style:style style:name="P520" style:parent-style-name="Standard" style:family="paragraph">
      <style:text-properties fo:font-size="8pt" style:font-size-asian="8pt" style:font-size-complex="8pt"/>
    </style:style>
    <style:style style:name="P521" style:parent-style-name="Standard" style:family="paragraph">
      <style:text-properties fo:font-size="8pt" style:font-size-asian="8pt" style:font-size-complex="8pt"/>
    </style:style>
    <style:style style:name="P522" style:parent-style-name="Standard" style:family="paragraph">
      <style:text-properties fo:font-size="8pt" style:font-size-asian="8pt" style:font-size-complex="8pt"/>
    </style:style>
    <style:style style:name="P523" style:parent-style-name="Standard" style:family="paragraph">
      <style:text-properties fo:font-size="8pt" style:font-size-asian="8pt" style:font-size-complex="8pt"/>
    </style:style>
    <style:style style:name="P524" style:parent-style-name="Standard" style:family="paragraph">
      <style:text-properties fo:font-size="8pt" style:font-size-asian="8pt" style:font-size-complex="8pt"/>
    </style:style>
    <style:style style:name="P525" style:parent-style-name="Standard" style:family="paragraph">
      <style:text-properties fo:font-size="8pt" style:font-size-asian="8pt" style:font-size-complex="8pt"/>
    </style:style>
    <style:style style:name="P526" style:parent-style-name="Standard" style:family="paragraph">
      <style:text-properties fo:font-size="8pt" style:font-size-asian="8pt" style:font-size-complex="8pt"/>
    </style:style>
    <style:style style:name="P527" style:parent-style-name="Standard" style:family="paragraph">
      <style:text-properties fo:font-size="8pt" style:font-size-asian="8pt" style:font-size-complex="8pt"/>
    </style:style>
    <style:style style:name="P528" style:parent-style-name="Standard" style:family="paragraph">
      <style:text-properties fo:font-size="8pt" style:font-size-asian="8pt" style:font-size-complex="8pt"/>
    </style:style>
    <style:style style:name="P529" style:parent-style-name="Standard" style:family="paragraph">
      <style:text-properties fo:font-size="8pt" style:font-size-asian="8pt" style:font-size-complex="8pt"/>
    </style:style>
    <style:style style:name="P530" style:parent-style-name="Standard" style:family="paragraph">
      <style:text-properties fo:font-size="8pt" style:font-size-asian="8pt" style:font-size-complex="8pt"/>
    </style:style>
    <style:style style:name="P531" style:parent-style-name="Standard" style:family="paragraph">
      <style:text-properties fo:font-size="8pt" style:font-size-asian="8pt" style:font-size-complex="8pt"/>
    </style:style>
    <style:style style:name="P532" style:parent-style-name="Standard" style:family="paragraph">
      <style:text-properties fo:font-size="8pt" style:font-size-asian="8pt" style:font-size-complex="8pt"/>
    </style:style>
    <style:style style:name="P533" style:parent-style-name="Standard" style:family="paragraph">
      <style:text-properties fo:font-size="8pt" style:font-size-asian="8pt" style:font-size-complex="8pt"/>
    </style:style>
    <style:style style:name="P534" style:parent-style-name="Standard" style:family="paragraph">
      <style:text-properties fo:font-size="8pt" style:font-size-asian="8pt" style:font-size-complex="8pt"/>
    </style:style>
    <style:style style:name="P535" style:parent-style-name="Standard" style:family="paragraph">
      <style:text-properties fo:font-size="8pt" style:font-size-asian="8pt" style:font-size-complex="8pt"/>
    </style:style>
    <style:style style:name="P536" style:parent-style-name="Standard" style:family="paragraph">
      <style:text-properties fo:font-size="8pt" style:font-size-asian="8pt" style:font-size-complex="8pt"/>
    </style:style>
    <style:style style:name="P537" style:parent-style-name="Standard" style:family="paragraph">
      <style:text-properties fo:font-size="8pt" style:font-size-asian="8pt" style:font-size-complex="8pt"/>
    </style:style>
    <style:style style:name="P538" style:parent-style-name="Standard" style:family="paragraph">
      <style:text-properties fo:font-size="8pt" style:font-size-asian="8pt" style:font-size-complex="8pt"/>
    </style:style>
    <style:style style:name="P539" style:parent-style-name="Standard" style:family="paragraph">
      <style:text-properties fo:font-size="8pt" style:font-size-asian="8pt" style:font-size-complex="8pt"/>
    </style:style>
    <style:style style:name="P540" style:parent-style-name="Standard" style:family="paragraph">
      <style:text-properties fo:font-size="8pt" style:font-size-asian="8pt" style:font-size-complex="8pt"/>
    </style:style>
    <style:style style:name="P541" style:parent-style-name="Standard" style:family="paragraph">
      <style:text-properties fo:font-size="8pt" style:font-size-asian="8pt" style:font-size-complex="8pt"/>
    </style:style>
    <style:style style:name="P542" style:parent-style-name="Standard" style:family="paragraph">
      <style:text-properties fo:font-size="8pt" style:font-size-asian="8pt" style:font-size-complex="8pt"/>
    </style:style>
    <style:style style:name="P543" style:parent-style-name="Standard" style:family="paragraph">
      <style:text-properties fo:font-size="8pt" style:font-size-asian="8pt" style:font-size-complex="8pt"/>
    </style:style>
    <style:style style:name="P544" style:parent-style-name="Standard" style:family="paragraph">
      <style:text-properties fo:font-size="8pt" style:font-size-asian="8pt" style:font-size-complex="8pt"/>
    </style:style>
    <style:style style:name="P545" style:parent-style-name="Standard" style:family="paragraph">
      <style:text-properties fo:font-size="8pt" style:font-size-asian="8pt" style:font-size-complex="8pt"/>
    </style:style>
    <style:style style:name="P546" style:parent-style-name="Standard" style:family="paragraph">
      <style:text-properties fo:font-size="8pt" style:font-size-asian="8pt" style:font-size-complex="8pt"/>
    </style:style>
    <style:style style:name="P547" style:parent-style-name="Standard" style:family="paragraph">
      <style:text-properties fo:font-size="8pt" style:font-size-asian="8pt" style:font-size-complex="8pt"/>
    </style:style>
    <style:style style:name="P548" style:parent-style-name="Standard" style:family="paragraph">
      <style:text-properties fo:font-size="8pt" style:font-size-asian="8pt" style:font-size-complex="8pt"/>
    </style:style>
    <style:style style:name="P549" style:parent-style-name="Standard" style:family="paragraph">
      <style:text-properties fo:font-size="8pt" style:font-size-asian="8pt" style:font-size-complex="8pt"/>
    </style:style>
    <style:style style:name="P550" style:parent-style-name="Standard" style:family="paragraph">
      <style:text-properties fo:font-size="8pt" style:font-size-asian="8pt" style:font-size-complex="8pt"/>
    </style:style>
    <style:style style:name="P551" style:parent-style-name="Standard" style:family="paragraph">
      <style:text-properties fo:font-size="8pt" style:font-size-asian="8pt" style:font-size-complex="8pt"/>
    </style:style>
    <style:style style:name="P552" style:parent-style-name="Standard" style:family="paragraph">
      <style:text-properties fo:font-size="8pt" style:font-size-asian="8pt" style:font-size-complex="8pt"/>
    </style:style>
    <style:style style:name="P553" style:parent-style-name="Standard" style:family="paragraph">
      <style:text-properties fo:font-size="8pt" style:font-size-asian="8pt" style:font-size-complex="8pt"/>
    </style:style>
    <style:style style:name="P554" style:parent-style-name="Standard" style:family="paragraph">
      <style:text-properties fo:font-size="8pt" style:font-size-asian="8pt" style:font-size-complex="8pt"/>
    </style:style>
    <style:style style:name="P555" style:parent-style-name="Standard" style:family="paragraph">
      <style:text-properties fo:font-size="8pt" style:font-size-asian="8pt" style:font-size-complex="8pt"/>
    </style:style>
    <style:style style:name="P556" style:parent-style-name="Standard" style:family="paragraph">
      <style:text-properties fo:font-size="8pt" style:font-size-asian="8pt" style:font-size-complex="8pt"/>
    </style:style>
    <style:style style:name="P557" style:parent-style-name="Standard" style:family="paragraph">
      <style:text-properties fo:font-size="8pt" style:font-size-asian="8pt" style:font-size-complex="8pt"/>
    </style:style>
    <style:style style:name="P558" style:parent-style-name="Standard" style:family="paragraph">
      <style:text-properties fo:font-size="8pt" style:font-size-asian="8pt" style:font-size-complex="8pt"/>
    </style:style>
    <style:style style:name="P559" style:parent-style-name="Standard" style:family="paragraph">
      <style:text-properties fo:font-size="8pt" style:font-size-asian="8pt" style:font-size-complex="8pt"/>
    </style:style>
    <style:style style:name="P560" style:parent-style-name="Standard" style:family="paragraph">
      <style:text-properties fo:font-size="8pt" style:font-size-asian="8pt" style:font-size-complex="8pt"/>
    </style:style>
    <style:style style:name="P561" style:parent-style-name="Standard" style:family="paragraph">
      <style:text-properties fo:font-size="8pt" style:font-size-asian="8pt" style:font-size-complex="8pt"/>
    </style:style>
    <style:style style:name="P562" style:parent-style-name="Standard" style:family="paragraph">
      <style:text-properties fo:font-size="8pt" style:font-size-asian="8pt" style:font-size-complex="8pt"/>
    </style:style>
    <style:style style:name="P563" style:parent-style-name="Standard" style:family="paragraph">
      <style:text-properties fo:font-size="8pt" style:font-size-asian="8pt" style:font-size-complex="8pt"/>
    </style:style>
    <style:style style:name="P564" style:parent-style-name="Standard" style:family="paragraph">
      <style:text-properties fo:font-size="8pt" style:font-size-asian="8pt" style:font-size-complex="8pt"/>
    </style:style>
    <style:style style:name="P565" style:parent-style-name="Standard" style:family="paragraph">
      <style:text-properties fo:font-size="8pt" style:font-size-asian="8pt" style:font-size-complex="8pt"/>
    </style:style>
    <style:style style:name="P566" style:parent-style-name="Standard" style:family="paragraph">
      <style:text-properties fo:font-size="8pt" style:font-size-asian="8pt" style:font-size-complex="8pt"/>
    </style:style>
    <style:style style:name="P567" style:parent-style-name="Standard" style:family="paragraph">
      <style:text-properties fo:font-size="8pt" style:font-size-asian="8pt" style:font-size-complex="8pt"/>
    </style:style>
    <style:style style:name="P568" style:parent-style-name="Standard" style:family="paragraph">
      <style:text-properties fo:font-size="8pt" style:font-size-asian="8pt" style:font-size-complex="8pt"/>
    </style:style>
    <style:style style:name="P569" style:parent-style-name="Standard" style:family="paragraph">
      <style:text-properties fo:font-size="8pt" style:font-size-asian="8pt" style:font-size-complex="8pt"/>
    </style:style>
    <style:style style:name="P570" style:parent-style-name="Standard" style:family="paragraph">
      <style:text-properties fo:font-size="8pt" style:font-size-asian="8pt" style:font-size-complex="8pt"/>
    </style:style>
    <style:style style:name="P571" style:parent-style-name="Standard" style:family="paragraph">
      <style:text-properties fo:font-size="8pt" style:font-size-asian="8pt" style:font-size-complex="8pt"/>
    </style:style>
    <style:style style:name="P572" style:parent-style-name="Standard" style:family="paragraph">
      <style:text-properties fo:font-size="8pt" style:font-size-asian="8pt" style:font-size-complex="8pt"/>
    </style:style>
    <style:style style:name="P573" style:parent-style-name="Standard" style:family="paragraph">
      <style:text-properties fo:font-size="8pt" style:font-size-asian="8pt" style:font-size-complex="8pt"/>
    </style:style>
    <style:style style:name="P574" style:parent-style-name="Standard" style:family="paragraph">
      <style:text-properties fo:font-size="8pt" style:font-size-asian="8pt" style:font-size-complex="8pt"/>
    </style:style>
    <style:style style:name="P575" style:parent-style-name="Standard" style:family="paragraph">
      <style:text-properties fo:font-size="8pt" style:font-size-asian="8pt" style:font-size-complex="8pt"/>
    </style:style>
    <style:style style:name="P576" style:parent-style-name="Standard" style:family="paragraph">
      <style:text-properties fo:font-size="8pt" style:font-size-asian="8pt" style:font-size-complex="8pt"/>
    </style:style>
    <style:style style:name="P577" style:parent-style-name="Standard" style:family="paragraph">
      <style:text-properties fo:font-size="8pt" style:font-size-asian="8pt" style:font-size-complex="8pt"/>
    </style:style>
    <style:style style:name="P578" style:parent-style-name="Standard" style:family="paragraph">
      <style:text-properties fo:font-size="8pt" style:font-size-asian="8pt" style:font-size-complex="8pt"/>
    </style:style>
    <style:style style:name="P579" style:parent-style-name="Standard" style:family="paragraph">
      <style:text-properties fo:font-size="8pt" style:font-size-asian="8pt" style:font-size-complex="8pt"/>
    </style:style>
    <style:style style:name="P580" style:parent-style-name="Standard" style:family="paragraph">
      <style:text-properties fo:font-size="8pt" style:font-size-asian="8pt" style:font-size-complex="8pt"/>
    </style:style>
    <style:style style:name="P581" style:parent-style-name="Standard" style:family="paragraph">
      <style:text-properties fo:font-size="8pt" style:font-size-asian="8pt" style:font-size-complex="8pt"/>
    </style:style>
    <style:style style:name="P582" style:parent-style-name="Standard" style:family="paragraph">
      <style:text-properties fo:font-size="8pt" style:font-size-asian="8pt" style:font-size-complex="8pt"/>
    </style:style>
    <style:style style:name="P583" style:parent-style-name="Standard" style:family="paragraph">
      <style:text-properties fo:font-size="8pt" style:font-size-asian="8pt" style:font-size-complex="8pt"/>
    </style:style>
    <style:style style:name="P584" style:parent-style-name="Standard" style:family="paragraph">
      <style:text-properties fo:font-size="8pt" style:font-size-asian="8pt" style:font-size-complex="8pt"/>
    </style:style>
    <style:style style:name="P585" style:parent-style-name="Standard" style:family="paragraph">
      <style:text-properties fo:font-size="8pt" style:font-size-asian="8pt" style:font-size-complex="8pt"/>
    </style:style>
    <style:style style:name="P586" style:parent-style-name="Standard" style:family="paragraph">
      <style:text-properties fo:font-size="8pt" style:font-size-asian="8pt" style:font-size-complex="8pt"/>
    </style:style>
    <style:style style:name="P587" style:parent-style-name="Standard" style:family="paragraph">
      <style:text-properties fo:font-size="8pt" style:font-size-asian="8pt" style:font-size-complex="8pt"/>
    </style:style>
    <style:style style:name="P588" style:parent-style-name="Standard" style:family="paragraph">
      <style:text-properties fo:font-size="8pt" style:font-size-asian="8pt" style:font-size-complex="8pt"/>
    </style:style>
    <style:style style:name="P589" style:parent-style-name="Standard" style:family="paragraph">
      <style:text-properties fo:font-size="8pt" style:font-size-asian="8pt" style:font-size-complex="8pt"/>
    </style:style>
    <style:style style:name="P590" style:parent-style-name="Standard" style:family="paragraph">
      <style:text-properties fo:font-size="8pt" style:font-size-asian="8pt" style:font-size-complex="8pt"/>
    </style:style>
    <style:style style:name="P591" style:parent-style-name="Standard" style:family="paragraph">
      <style:text-properties fo:font-size="8pt" style:font-size-asian="8pt" style:font-size-complex="8pt"/>
    </style:style>
    <style:style style:name="P592" style:parent-style-name="Standard" style:family="paragraph">
      <style:text-properties fo:font-size="8pt" style:font-size-asian="8pt" style:font-size-complex="8pt"/>
    </style:style>
    <style:style style:name="P593" style:parent-style-name="Standard" style:family="paragraph">
      <style:text-properties fo:font-size="8pt" style:font-size-asian="8pt" style:font-size-complex="8pt"/>
    </style:style>
    <style:style style:name="P594" style:parent-style-name="Standard" style:family="paragraph">
      <style:text-properties fo:font-size="8pt" style:font-size-asian="8pt" style:font-size-complex="8pt"/>
    </style:style>
    <style:style style:name="P595" style:parent-style-name="Standard" style:family="paragraph">
      <style:text-properties fo:font-size="8pt" style:font-size-asian="8pt" style:font-size-complex="8pt"/>
    </style:style>
    <style:style style:name="P596" style:parent-style-name="Standard" style:family="paragraph">
      <style:text-properties fo:font-size="8pt" style:font-size-asian="8pt" style:font-size-complex="8pt"/>
    </style:style>
    <style:style style:name="P597" style:parent-style-name="Standard" style:family="paragraph">
      <style:text-properties fo:font-size="8pt" style:font-size-asian="8pt" style:font-size-complex="8pt"/>
    </style:style>
    <style:style style:name="P598" style:parent-style-name="Standard" style:family="paragraph">
      <style:text-properties fo:font-size="8pt" style:font-size-asian="8pt" style:font-size-complex="8pt"/>
    </style:style>
    <style:style style:name="P599" style:parent-style-name="Standard" style:family="paragraph">
      <style:text-properties fo:font-size="8pt" style:font-size-asian="8pt" style:font-size-complex="8pt"/>
    </style:style>
    <style:style style:name="P600" style:parent-style-name="Standard" style:family="paragraph">
      <style:text-properties fo:font-size="8pt" style:font-size-asian="8pt" style:font-size-complex="8pt"/>
    </style:style>
    <style:style style:name="P601" style:parent-style-name="Standard" style:family="paragraph">
      <style:text-properties fo:font-size="8pt" style:font-size-asian="8pt" style:font-size-complex="8pt"/>
    </style:style>
    <style:style style:name="P602" style:parent-style-name="Standard" style:family="paragraph">
      <style:text-properties fo:font-size="8pt" style:font-size-asian="8pt" style:font-size-complex="8pt"/>
    </style:style>
    <style:style style:name="P603" style:parent-style-name="Standard" style:family="paragraph">
      <style:text-properties fo:font-size="8pt" style:font-size-asian="8pt" style:font-size-complex="8pt"/>
    </style:style>
    <style:style style:name="P604" style:parent-style-name="Standard" style:family="paragraph">
      <style:text-properties fo:font-size="8pt" style:font-size-asian="8pt" style:font-size-complex="8pt"/>
    </style:style>
    <style:style style:name="P605" style:parent-style-name="Standard" style:family="paragraph">
      <style:text-properties fo:font-size="8pt" style:font-size-asian="8pt" style:font-size-complex="8pt"/>
    </style:style>
    <style:style style:name="P606" style:parent-style-name="Standard" style:family="paragraph">
      <style:text-properties fo:font-size="8pt" style:font-size-asian="8pt" style:font-size-complex="8pt"/>
    </style:style>
    <style:style style:name="P607" style:parent-style-name="Standard" style:family="paragraph">
      <style:text-properties fo:font-size="8pt" style:font-size-asian="8pt" style:font-size-complex="8pt"/>
    </style:style>
    <style:style style:name="P608" style:parent-style-name="Standard" style:family="paragraph">
      <style:text-properties fo:font-size="8pt" style:font-size-asian="8pt" style:font-size-complex="8pt"/>
    </style:style>
    <style:style style:name="P609" style:parent-style-name="Standard" style:family="paragraph">
      <style:text-properties fo:font-size="8pt" style:font-size-asian="8pt" style:font-size-complex="8pt"/>
    </style:style>
    <style:style style:name="P610" style:parent-style-name="Standard" style:family="paragraph">
      <style:text-properties fo:font-size="8pt" style:font-size-asian="8pt" style:font-size-complex="8pt"/>
    </style:style>
    <style:style style:name="P611" style:parent-style-name="Standard" style:family="paragraph">
      <style:text-properties fo:font-size="8pt" style:font-size-asian="8pt" style:font-size-complex="8pt"/>
    </style:style>
    <style:style style:name="P612" style:parent-style-name="Standard" style:family="paragraph">
      <style:text-properties fo:font-size="8pt" style:font-size-asian="8pt" style:font-size-complex="8pt"/>
    </style:style>
    <style:style style:name="P613" style:parent-style-name="Standard" style:family="paragraph">
      <style:text-properties fo:font-size="8pt" style:font-size-asian="8pt" style:font-size-complex="8pt"/>
    </style:style>
    <style:style style:name="P614" style:parent-style-name="Standard" style:family="paragraph">
      <style:text-properties fo:font-size="8pt" style:font-size-asian="8pt" style:font-size-complex="8pt"/>
    </style:style>
    <style:style style:name="P615" style:parent-style-name="Standard" style:family="paragraph">
      <style:text-properties fo:font-size="8pt" style:font-size-asian="8pt" style:font-size-complex="8pt"/>
    </style:style>
    <style:style style:name="P616" style:parent-style-name="Standard" style:family="paragraph">
      <style:text-properties fo:font-size="8pt" style:font-size-asian="8pt" style:font-size-complex="8pt"/>
    </style:style>
    <style:style style:name="P617" style:parent-style-name="Standard" style:family="paragraph">
      <style:text-properties fo:font-size="8pt" style:font-size-asian="8pt" style:font-size-complex="8pt"/>
    </style:style>
    <style:style style:name="P618" style:parent-style-name="Standard" style:family="paragraph">
      <style:text-properties fo:font-size="8pt" style:font-size-asian="8pt" style:font-size-complex="8pt"/>
    </style:style>
    <style:style style:name="P619" style:parent-style-name="Standard" style:family="paragraph">
      <style:text-properties fo:font-size="8pt" style:font-size-asian="8pt" style:font-size-complex="8pt"/>
    </style:style>
    <style:style style:name="P620" style:parent-style-name="Standard" style:family="paragraph">
      <style:text-properties fo:font-size="8pt" style:font-size-asian="8pt" style:font-size-complex="8pt"/>
    </style:style>
    <style:style style:name="P621" style:parent-style-name="Standard" style:family="paragraph">
      <style:text-properties fo:font-size="8pt" style:font-size-asian="8pt" style:font-size-complex="8pt"/>
    </style:style>
    <style:style style:name="P622" style:parent-style-name="Standard" style:family="paragraph">
      <style:text-properties fo:font-size="8pt" style:font-size-asian="8pt" style:font-size-complex="8pt"/>
    </style:style>
    <style:style style:name="P623" style:parent-style-name="Standard" style:family="paragraph">
      <style:text-properties fo:font-size="8pt" style:font-size-asian="8pt" style:font-size-complex="8pt"/>
    </style:style>
    <style:style style:name="P624" style:parent-style-name="Standard" style:family="paragraph">
      <style:text-properties fo:font-size="8pt" style:font-size-asian="8pt" style:font-size-complex="8pt"/>
    </style:style>
    <style:style style:name="P625" style:parent-style-name="Standard" style:family="paragraph">
      <style:text-properties fo:font-size="8pt" style:font-size-asian="8pt" style:font-size-complex="8pt"/>
    </style:style>
    <style:style style:name="P626" style:parent-style-name="Standard" style:family="paragraph">
      <style:text-properties fo:font-size="8pt" style:font-size-asian="8pt" style:font-size-complex="8pt"/>
    </style:style>
    <style:style style:name="P627" style:parent-style-name="Standard" style:family="paragraph">
      <style:text-properties fo:font-size="8pt" style:font-size-asian="8pt" style:font-size-complex="8pt"/>
    </style:style>
    <style:style style:name="P628" style:parent-style-name="Standard" style:family="paragraph">
      <style:text-properties fo:font-size="8pt" style:font-size-asian="8pt" style:font-size-complex="8pt"/>
    </style:style>
    <style:style style:name="P629" style:parent-style-name="Standard" style:family="paragraph">
      <style:text-properties fo:font-size="8pt" style:font-size-asian="8pt" style:font-size-complex="8pt"/>
    </style:style>
    <style:style style:name="P630" style:parent-style-name="Standard" style:family="paragraph">
      <style:text-properties fo:font-size="8pt" style:font-size-asian="8pt" style:font-size-complex="8pt"/>
    </style:style>
    <style:style style:name="P631" style:parent-style-name="Standard" style:family="paragraph">
      <style:text-properties fo:font-size="8pt" style:font-size-asian="8pt" style:font-size-complex="8pt"/>
    </style:style>
    <style:style style:name="P632" style:parent-style-name="Standard" style:family="paragraph">
      <style:text-properties fo:font-size="8pt" style:font-size-asian="8pt" style:font-size-complex="8pt"/>
    </style:style>
    <style:style style:name="P633" style:parent-style-name="Standard" style:family="paragraph">
      <style:text-properties fo:font-size="8pt" style:font-size-asian="8pt" style:font-size-complex="8pt"/>
    </style:style>
    <style:style style:name="P634" style:parent-style-name="Standard" style:family="paragraph">
      <style:text-properties fo:font-size="8pt" style:font-size-asian="8pt" style:font-size-complex="8pt"/>
    </style:style>
    <style:style style:name="P635" style:parent-style-name="Standard" style:family="paragraph">
      <style:text-properties fo:font-size="8pt" style:font-size-asian="8pt" style:font-size-complex="8pt"/>
    </style:style>
    <style:style style:name="P636" style:parent-style-name="Standard" style:family="paragraph">
      <style:text-properties fo:font-size="8pt" style:font-size-asian="8pt" style:font-size-complex="8pt"/>
    </style:style>
    <style:style style:name="P637" style:parent-style-name="Standard" style:family="paragraph">
      <style:text-properties fo:font-size="8pt" style:font-size-asian="8pt" style:font-size-complex="8pt"/>
    </style:style>
    <style:style style:name="P638" style:parent-style-name="Standard" style:family="paragraph">
      <style:text-properties fo:font-size="8pt" style:font-size-asian="8pt" style:font-size-complex="8pt"/>
    </style:style>
    <style:style style:name="P639" style:parent-style-name="Standard" style:family="paragraph">
      <style:text-properties fo:font-size="8pt" style:font-size-asian="8pt" style:font-size-complex="8pt"/>
    </style:style>
    <style:style style:name="P640" style:parent-style-name="Standard" style:family="paragraph">
      <style:text-properties fo:font-size="8pt" style:font-size-asian="8pt" style:font-size-complex="8pt"/>
    </style:style>
    <style:style style:name="P641" style:parent-style-name="Standard" style:family="paragraph">
      <style:text-properties fo:font-size="8pt" style:font-size-asian="8pt" style:font-size-complex="8pt"/>
    </style:style>
    <style:style style:name="P642" style:parent-style-name="Standard" style:family="paragraph">
      <style:text-properties fo:font-size="8pt" style:font-size-asian="8pt" style:font-size-complex="8pt"/>
    </style:style>
    <style:style style:name="P643" style:parent-style-name="Standard" style:family="paragraph">
      <style:text-properties fo:font-size="8pt" style:font-size-asian="8pt" style:font-size-complex="8pt"/>
    </style:style>
    <style:style style:name="P644" style:parent-style-name="Standard" style:family="paragraph">
      <style:text-properties fo:font-size="8pt" style:font-size-asian="8pt" style:font-size-complex="8pt"/>
    </style:style>
    <style:style style:name="P645" style:parent-style-name="Standard" style:family="paragraph">
      <style:text-properties fo:font-size="8pt" style:font-size-asian="8pt" style:font-size-complex="8pt"/>
    </style:style>
    <style:style style:name="P646" style:parent-style-name="Standard" style:family="paragraph">
      <style:text-properties fo:font-size="8pt" style:font-size-asian="8pt" style:font-size-complex="8pt"/>
    </style:style>
    <style:style style:name="P647" style:parent-style-name="Standard" style:family="paragraph">
      <style:text-properties fo:font-size="8pt" style:font-size-asian="8pt" style:font-size-complex="8pt"/>
    </style:style>
    <style:style style:name="P648" style:parent-style-name="Standard" style:family="paragraph">
      <style:text-properties fo:font-size="8pt" style:font-size-asian="8pt" style:font-size-complex="8pt"/>
    </style:style>
    <style:style style:name="P649" style:parent-style-name="Standard" style:family="paragraph">
      <style:text-properties fo:font-size="8pt" style:font-size-asian="8pt" style:font-size-complex="8pt"/>
    </style:style>
    <style:style style:name="P650" style:parent-style-name="Standard" style:family="paragraph">
      <style:text-properties fo:font-size="8pt" style:font-size-asian="8pt" style:font-size-complex="8pt"/>
    </style:style>
    <style:style style:name="P651" style:parent-style-name="Standard" style:family="paragraph">
      <style:text-properties fo:font-size="8pt" style:font-size-asian="8pt" style:font-size-complex="8pt"/>
    </style:style>
    <style:style style:name="P652" style:parent-style-name="Standard" style:family="paragraph">
      <style:text-properties fo:font-size="8pt" style:font-size-asian="8pt" style:font-size-complex="8pt"/>
    </style:style>
    <style:style style:name="P653" style:parent-style-name="Standard" style:family="paragraph">
      <style:text-properties fo:font-size="8pt" style:font-size-asian="8pt" style:font-size-complex="8pt"/>
    </style:style>
    <style:style style:name="P654" style:parent-style-name="Standard" style:family="paragraph">
      <style:text-properties fo:font-size="8pt" style:font-size-asian="8pt" style:font-size-complex="8pt"/>
    </style:style>
    <style:style style:name="P655" style:parent-style-name="Standard" style:family="paragraph">
      <style:text-properties fo:font-size="8pt" style:font-size-asian="8pt" style:font-size-complex="8pt"/>
    </style:style>
    <style:style style:name="P656" style:parent-style-name="Standard" style:family="paragraph">
      <style:text-properties fo:font-size="8pt" style:font-size-asian="8pt" style:font-size-complex="8pt"/>
    </style:style>
    <style:style style:name="P657" style:parent-style-name="Standard" style:family="paragraph">
      <style:text-properties fo:font-size="8pt" style:font-size-asian="8pt" style:font-size-complex="8pt"/>
    </style:style>
    <style:style style:name="P658" style:parent-style-name="Standard" style:family="paragraph">
      <style:text-properties fo:font-size="8pt" style:font-size-asian="8pt" style:font-size-complex="8pt"/>
    </style:style>
    <style:style style:name="P659" style:parent-style-name="Standard" style:family="paragraph">
      <style:text-properties fo:font-size="8pt" style:font-size-asian="8pt" style:font-size-complex="8pt"/>
    </style:style>
    <style:style style:name="P660" style:parent-style-name="Standard" style:family="paragraph">
      <style:text-properties fo:font-size="8pt" style:font-size-asian="8pt" style:font-size-complex="8pt"/>
    </style:style>
    <style:style style:name="P661" style:parent-style-name="Standard" style:family="paragraph">
      <style:text-properties fo:font-size="8pt" style:font-size-asian="8pt" style:font-size-complex="8pt"/>
    </style:style>
    <style:style style:name="P662" style:parent-style-name="Standard" style:family="paragraph">
      <style:text-properties fo:font-size="8pt" style:font-size-asian="8pt" style:font-size-complex="8pt"/>
    </style:style>
    <style:style style:name="P663" style:parent-style-name="Standard" style:family="paragraph">
      <style:text-properties fo:font-size="8pt" style:font-size-asian="8pt" style:font-size-complex="8pt"/>
    </style:style>
    <style:style style:name="P664" style:parent-style-name="Standard" style:family="paragraph">
      <style:text-properties fo:font-size="8pt" style:font-size-asian="8pt" style:font-size-complex="8pt"/>
    </style:style>
    <style:style style:name="P665" style:parent-style-name="Standard" style:family="paragraph">
      <style:text-properties fo:font-size="8pt" style:font-size-asian="8pt" style:font-size-complex="8pt"/>
    </style:style>
    <style:style style:name="P666" style:parent-style-name="Standard" style:family="paragraph">
      <style:text-properties fo:font-size="8pt" style:font-size-asian="8pt" style:font-size-complex="8pt"/>
    </style:style>
    <style:style style:name="P667" style:parent-style-name="Standard" style:family="paragraph">
      <style:text-properties fo:font-size="8pt" style:font-size-asian="8pt" style:font-size-complex="8pt"/>
    </style:style>
    <style:style style:name="P668" style:parent-style-name="Standard" style:family="paragraph">
      <style:text-properties fo:font-size="8pt" style:font-size-asian="8pt" style:font-size-complex="8pt"/>
    </style:style>
    <style:style style:name="P669" style:parent-style-name="Standard" style:family="paragraph">
      <style:text-properties fo:font-size="8pt" style:font-size-asian="8pt" style:font-size-complex="8pt"/>
    </style:style>
    <style:style style:name="P670" style:parent-style-name="Standard" style:family="paragraph">
      <style:text-properties fo:font-size="8pt" style:font-size-asian="8pt" style:font-size-complex="8pt"/>
    </style:style>
    <style:style style:name="P671" style:parent-style-name="Standard" style:family="paragraph">
      <style:text-properties fo:font-size="8pt" style:font-size-asian="8pt" style:font-size-complex="8pt"/>
    </style:style>
    <style:style style:name="P672" style:parent-style-name="Standard" style:family="paragraph">
      <style:text-properties fo:font-size="8pt" style:font-size-asian="8pt" style:font-size-complex="8pt"/>
    </style:style>
    <style:style style:name="P673" style:parent-style-name="Standard" style:family="paragraph">
      <style:text-properties fo:font-size="8pt" style:font-size-asian="8pt" style:font-size-complex="8pt"/>
    </style:style>
    <style:style style:name="P674" style:parent-style-name="Standard" style:family="paragraph">
      <style:text-properties fo:font-size="8pt" style:font-size-asian="8pt" style:font-size-complex="8pt"/>
    </style:style>
    <style:style style:name="P675" style:parent-style-name="Standard" style:family="paragraph">
      <style:text-properties fo:font-size="8pt" style:font-size-asian="8pt" style:font-size-complex="8pt"/>
    </style:style>
    <style:style style:name="P676" style:parent-style-name="Standard" style:family="paragraph">
      <style:text-properties fo:font-size="8pt" style:font-size-asian="8pt" style:font-size-complex="8pt"/>
    </style:style>
    <style:style style:name="P677" style:parent-style-name="Standard" style:family="paragraph">
      <style:text-properties fo:font-size="8pt" style:font-size-asian="8pt" style:font-size-complex="8pt"/>
    </style:style>
    <style:style style:name="P678" style:parent-style-name="Standard" style:family="paragraph">
      <style:text-properties fo:font-size="8pt" style:font-size-asian="8pt" style:font-size-complex="8pt"/>
    </style:style>
    <style:style style:name="P679" style:parent-style-name="Standard" style:family="paragraph">
      <style:text-properties fo:font-size="8pt" style:font-size-asian="8pt" style:font-size-complex="8pt"/>
    </style:style>
    <style:style style:name="P680" style:parent-style-name="Standard" style:family="paragraph">
      <style:text-properties fo:font-size="8pt" style:font-size-asian="8pt" style:font-size-complex="8pt"/>
    </style:style>
    <style:style style:name="P681" style:parent-style-name="Standard" style:family="paragraph">
      <style:text-properties fo:font-size="8pt" style:font-size-asian="8pt" style:font-size-complex="8pt"/>
    </style:style>
    <style:style style:name="P682" style:parent-style-name="Standard" style:family="paragraph">
      <style:text-properties fo:font-size="8pt" style:font-size-asian="8pt" style:font-size-complex="8pt"/>
    </style:style>
    <style:style style:name="P683" style:parent-style-name="Standard" style:family="paragraph">
      <style:text-properties fo:font-size="8pt" style:font-size-asian="8pt" style:font-size-complex="8pt"/>
    </style:style>
    <style:style style:name="P684" style:parent-style-name="Standard" style:family="paragraph">
      <style:text-properties fo:font-size="8pt" style:font-size-asian="8pt" style:font-size-complex="8pt"/>
    </style:style>
    <style:style style:name="P685" style:parent-style-name="Standard" style:family="paragraph">
      <style:text-properties fo:font-size="8pt" style:font-size-asian="8pt" style:font-size-complex="8pt"/>
    </style:style>
    <style:style style:name="P686" style:parent-style-name="Standard" style:family="paragraph">
      <style:text-properties fo:font-size="8pt" style:font-size-asian="8pt" style:font-size-complex="8pt"/>
    </style:style>
    <style:style style:name="P687" style:parent-style-name="Standard" style:family="paragraph">
      <style:text-properties fo:font-size="8pt" style:font-size-asian="8pt" style:font-size-complex="8pt"/>
    </style:style>
    <style:style style:name="P688" style:parent-style-name="Standard" style:family="paragraph">
      <style:text-properties fo:font-size="8pt" style:font-size-asian="8pt" style:font-size-complex="8pt"/>
    </style:style>
    <style:style style:name="P689" style:parent-style-name="Standard" style:family="paragraph">
      <style:text-properties fo:font-size="8pt" style:font-size-asian="8pt" style:font-size-complex="8pt"/>
    </style:style>
    <style:style style:name="P690" style:parent-style-name="Standard" style:family="paragraph">
      <style:text-properties fo:font-size="8pt" style:font-size-asian="8pt" style:font-size-complex="8pt"/>
    </style:style>
    <style:style style:name="P691" style:parent-style-name="Standard" style:family="paragraph">
      <style:text-properties fo:font-size="8pt" style:font-size-asian="8pt" style:font-size-complex="8pt"/>
    </style:style>
    <style:style style:name="P692" style:parent-style-name="Standard" style:family="paragraph">
      <style:text-properties fo:font-size="8pt" style:font-size-asian="8pt" style:font-size-complex="8pt"/>
    </style:style>
    <style:style style:name="P693" style:parent-style-name="Standard" style:family="paragraph">
      <style:text-properties fo:font-size="8pt" style:font-size-asian="8pt" style:font-size-complex="8pt"/>
    </style:style>
    <style:style style:name="P694" style:parent-style-name="Standard" style:family="paragraph">
      <style:text-properties fo:font-size="8pt" style:font-size-asian="8pt" style:font-size-complex="8pt"/>
    </style:style>
    <style:style style:name="P695" style:parent-style-name="Standard" style:family="paragraph">
      <style:text-properties fo:font-size="8pt" style:font-size-asian="8pt" style:font-size-complex="8pt"/>
    </style:style>
    <style:style style:name="P696" style:parent-style-name="Standard" style:family="paragraph">
      <style:text-properties fo:font-size="8pt" style:font-size-asian="8pt" style:font-size-complex="8pt"/>
    </style:style>
    <style:style style:name="P697" style:parent-style-name="Standard" style:family="paragraph">
      <style:text-properties fo:font-size="8pt" style:font-size-asian="8pt" style:font-size-complex="8pt"/>
    </style:style>
    <style:style style:name="P698" style:parent-style-name="Standard" style:family="paragraph">
      <style:text-properties fo:font-size="8pt" style:font-size-asian="8pt" style:font-size-complex="8pt"/>
    </style:style>
    <style:style style:name="P699" style:parent-style-name="Standard" style:family="paragraph">
      <style:text-properties fo:font-size="8pt" style:font-size-asian="8pt" style:font-size-complex="8pt"/>
    </style:style>
    <style:style style:name="P700" style:parent-style-name="Standard" style:family="paragraph">
      <style:text-properties fo:font-size="8pt" style:font-size-asian="8pt" style:font-size-complex="8pt"/>
    </style:style>
    <style:style style:name="P701" style:parent-style-name="Standard" style:family="paragraph">
      <style:text-properties fo:font-size="8pt" style:font-size-asian="8pt" style:font-size-complex="8pt"/>
    </style:style>
    <style:style style:name="P702" style:parent-style-name="Standard" style:family="paragraph">
      <style:text-properties fo:font-size="8pt" style:font-size-asian="8pt" style:font-size-complex="8pt"/>
    </style:style>
    <style:style style:name="P703" style:parent-style-name="Standard" style:family="paragraph">
      <style:text-properties fo:font-size="8pt" style:font-size-asian="8pt" style:font-size-complex="8pt"/>
    </style:style>
    <style:style style:name="P704" style:parent-style-name="Standard" style:family="paragraph">
      <style:text-properties fo:font-size="8pt" style:font-size-asian="8pt" style:font-size-complex="8pt"/>
    </style:style>
    <style:style style:name="P705" style:parent-style-name="Standard" style:family="paragraph">
      <style:text-properties fo:font-size="8pt" style:font-size-asian="8pt" style:font-size-complex="8pt"/>
    </style:style>
    <style:style style:name="P706" style:parent-style-name="Standard" style:family="paragraph">
      <style:text-properties fo:font-size="8pt" style:font-size-asian="8pt" style:font-size-complex="8pt"/>
    </style:style>
    <style:style style:name="P707" style:parent-style-name="Standard" style:family="paragraph">
      <style:text-properties fo:font-size="8pt" style:font-size-asian="8pt" style:font-size-complex="8pt"/>
    </style:style>
    <style:style style:name="P708" style:parent-style-name="Standard" style:family="paragraph">
      <style:text-properties fo:font-size="8pt" style:font-size-asian="8pt" style:font-size-complex="8pt"/>
    </style:style>
    <style:style style:name="P709" style:parent-style-name="Standard" style:family="paragraph">
      <style:text-properties fo:font-size="8pt" style:font-size-asian="8pt" style:font-size-complex="8pt"/>
    </style:style>
    <style:style style:name="P710" style:parent-style-name="Standard" style:family="paragraph">
      <style:text-properties fo:font-size="8pt" style:font-size-asian="8pt" style:font-size-complex="8pt"/>
    </style:style>
    <style:style style:name="P711" style:parent-style-name="Standard" style:family="paragraph">
      <style:text-properties fo:font-size="8pt" style:font-size-asian="8pt" style:font-size-complex="8pt"/>
    </style:style>
    <style:style style:name="P712" style:parent-style-name="Standard" style:family="paragraph">
      <style:text-properties fo:font-size="8pt" style:font-size-asian="8pt" style:font-size-complex="8pt"/>
    </style:style>
    <style:style style:name="P713" style:parent-style-name="Standard" style:family="paragraph">
      <style:text-properties fo:font-size="8pt" style:font-size-asian="8pt" style:font-size-complex="8pt"/>
    </style:style>
    <style:style style:name="P714" style:parent-style-name="Standard" style:family="paragraph">
      <style:text-properties fo:font-size="8pt" style:font-size-asian="8pt" style:font-size-complex="8pt"/>
    </style:style>
    <style:style style:name="T715" style:parent-style-name="DefaultParagraphFont" style:family="text">
      <style:text-properties fo:font-size="8pt" style:font-size-asian="8pt" style:font-size-complex="8pt"/>
    </style:style>
  </office:automatic-styles>
  <office:body>
    <office:text text:use-soft-page-breaks="true">
      <text:p text:style-name="P1">Py4Calc for TI 83/84 series calculators.</text:p>
      <text:p text:style-name="P2"/>
      <text:h text:style-name="Heading2" text:outline-level="2">What is it?</text:h>
      <table:table table:style-name="Table3">
        <table:table-columns>
          <table:table-column table:style-name="TableColumn4"/>
          <table:table-column table:style-name="TableColumn5"/>
        </table:table-columns>
        <table:table-row table:style-name="TableRow6">
          <table:table-cell table:style-name="TableCell7">
            <text:p text:style-name="TableContents">Python</text:p>
          </table:table-cell>
          <table:table-cell table:style-name="TableCell8">
            <text:p text:style-name="TableContents">Py4Calc</text:p>
          </table:table-cell>
        </table:table-row>
        <table:table-row table:style-name="TableRow9">
          <table:table-cell table:style-name="TableCell10">
            <text:p text:style-name="TableContents">for &lt;variable&gt; in range(&lt;num&gt;):</text:p>
            <text:p text:style-name="TableContents">for &lt;variable&gt; in range(&lt;num&gt;,&lt;num&gt;):</text:p>
            <text:p text:style-name="TableContents">for &lt;variable&gt; in range(&lt;num&gt;,&lt;num&gt;,&lt;num&gt;):</text:p>
          </table:table-cell>
          <table:table-cell table:style-name="TableCell11">
            <text:p text:style-name="TableContents">Works same as in Python. The for loop must have only one “(“ and one “)”, and 0,1, or 2 commas.</text:p>
          </table:table-cell>
        </table:table-row>
        <table:table-row table:style-name="TableRow12">
          <table:table-cell table:style-name="TableCell13">
            <text:p text:style-name="TableContents">while &lt;expression&gt;:</text:p>
            <text:p text:style-name="TableContents"><text:s/>...</text:p>
          </table:table-cell>
          <table:table-cell table:style-name="TableCell14">
            <text:p text:style-name="TableContents">Same.</text:p>
          </table:table-cell>
        </table:table-row>
        <table:table-row table:style-name="TableRow15">
          <table:table-cell table:style-name="TableCell16">
            <text:p text:style-name="TableContents">if &lt;expression&gt;:</text:p>
            <text:p text:style-name="TableContents"><text:s/>…</text:p>
            <text:p text:style-name="TableContents">else:</text:p>
            <text:p text:style-name="TableContents"><text:s/>...</text:p>
          </table:table-cell>
          <table:table-cell table:style-name="TableCell17">
            <text:p text:style-name="TableContents">Same, but elif: is not supported.</text:p>
            <text:p text:style-name="TableContents">Instead, use:</text:p>
            <text:p text:style-name="TableContents">else:</text:p>
            <text:p text:style-name="TableContents"><text:s text:c="2"/>if &lt;expression&gt;:</text:p>
            <text:p text:style-name="TableContents"><text:s text:c="4"/>...</text:p>
          </table:table-cell>
        </table:table-row>
        <table:table-row table:style-name="TableRow18">
          <table:table-cell table:style-name="TableCell19">
            <text:p text:style-name="TableContents">print &lt;something&gt;</text:p>
          </table:table-cell>
          <table:table-cell table:style-name="TableCell20">
            <text:p text:style-name="TableContents">Same, translates to “disp” command on the calculator. Advanced operations like % are not supported.</text:p>
          </table:table-cell>
        </table:table-row>
        <table:table-row table:style-name="TableRow21">
          <table:table-cell table:style-name="TableCell22">
            <text:p text:style-name="TableContents">Variable = &lt;expression&gt;</text:p>
          </table:table-cell>
          <table:table-cell table:style-name="TableCell23">
            <text:p text:style-name="TableContents">Same, but only one assignment per line supported.</text:p>
            <text:p text:style-name="TableContents">Note that only 1-letter variables and “theta” and other special variables are supported.</text:p>
          </table:table-cell>
        </table:table-row>
        <table:table-row table:style-name="TableRow24">
          <table:table-cell table:style-name="TableCell25">
            <text:p text:style-name="TableContents">+ - / *, ** (power)</text:p>
          </table:table-cell>
          <table:table-cell table:style-name="TableCell26">
            <text:p text:style-name="TableContents">Mostly the same, but “-” is always translated to the negative sign. These calculators have the “subtract” sign<text:s/><text:span text:style-name="T27">and</text:span><text:s/>the “negative” sign (at the bottom of the keypad). If you want to subtract, you need to use “+-”.</text:p>
            <text:p text:style-name="TableContents">For example, you need to use <text:s/>“5+-3” instead of “5-3”.</text:p>
          </table:table-cell>
        </table:table-row>
        <table:table-row table:style-name="TableRow28">
          <table:table-cell table:style-name="TableCell29">
            <text:p text:style-name="TableContents">!=, ==, &lt;, &gt;, &lt;=, &gt;=, and, or, not</text:p>
          </table:table-cell>
          <table:table-cell table:style-name="TableCell30">
            <text:p text:style-name="TableContents">Same</text:p>
          </table:table-cell>
        </table:table-row>
        <table:table-row table:style-name="TableRow31">
          <table:table-cell table:style-name="TableCell32">
            <text:p text:style-name="TableContents">math.sin, math.cos ...</text:p>
          </table:table-cell>
          <table:table-cell table:style-name="TableCell33">
            <text:p text:style-name="TableContents">Same, converted to TI functions.</text:p>
          </table:table-cell>
        </table:table-row>
        <table:table-row table:style-name="TableRow34">
          <table:table-cell table:style-name="TableCell35">
            <text:p text:style-name="TableContents">random.random(), random.randint()</text:p>
          </table:table-cell>
          <table:table-cell table:style-name="TableCell36">
            <text:p text:style-name="TableContents">Same, automatically changed to TI commands.</text:p>
          </table:table-cell>
        </table:table-row>
        <table:table-row table:style-name="TableRow37">
          <table:table-cell table:style-name="TableCell38">
            <text:p text:style-name="TableContents">round(num,digits)</text:p>
          </table:table-cell>
          <table:table-cell table:style-name="TableCell39">
            <text:p text:style-name="TableContents">Same command in TI-Basic.</text:p>
          </table:table-cell>
        </table:table-row>
        <table:table-row table:style-name="TableRow40">
          <table:table-cell table:style-name="TableCell41">
            <text:p text:style-name="TableContents">a=int(input(“input”))</text:p>
            <text:p text:style-name="TableContents">a=input(“input”)</text:p>
          </table:table-cell>
          <table:table-cell table:style-name="TableCell42">
            <text:p text:style-name="TableContents">Converted to<text:s/><text:span text:style-name="T43">input “input”, a</text:span></text:p>
            <text:p text:style-name="TableContents">Note that this should be the<text:s/><text:span text:style-name="T44">only</text:span><text:s/>command on this line, commands like “a=4*input(“text”)” won't work correctly.</text:p>
          </table:table-cell>
        </table:table-row>
        <table:table-row table:style-name="TableRow45">
          <table:table-cell table:style-name="TableCell46">
            <text:p text:style-name="TableContents">math.sqrt(, math.e, math.pi, math.fabs, sum(, <text:s/>math.exp(, math.floor, math.log, math.log10</text:p>
          </table:table-cell>
          <table:table-cell table:style-name="TableCell47">
            <text:p text:style-name="TableContents">Same, automatically changed to TI function.</text:p>
          </table:table-cell>
        </table:table-row>
        <table:table-row table:style-name="TableRow48">
          <table:table-cell table:style-name="TableCell49">
            <text:p text:style-name="TableContents">Not supported:</text:p>
            <text:p text:style-name="TableContents">repeat &lt;until condition&gt;:</text:p>
            <text:p text:style-name="TableContents"><text:s text:c="2"/>...</text:p>
          </table:table-cell>
          <table:table-cell table:style-name="TableCell50">
            <text:p text:style-name="TableContents">You can use this if you want, it's translated to the TI repeat...end command.</text:p>
          </table:table-cell>
        </table:table-row>
        <table:table-row table:style-name="TableRow51">
          <table:table-cell table:style-name="TableCell52">
            <text:p text:style-name="TableContents">variable=“text string”</text:p>
          </table:table-cell>
          <table:table-cell table:style-name="TableCell53">
            <text:p text:style-name="TableContents">Only double quoted text works. Any valid variable name should work. (A-Z and theta, or STR0 -STR9 for strings)</text:p>
          </table:table-cell>
        </table:table-row>
        <table:table-row table:style-name="TableRow54">
          <table:table-cell table:style-name="TableCell55">
            <text:p text:style-name="TableContents">input(“”)</text:p>
          </table:table-cell>
          <table:table-cell table:style-name="TableCell56">
            <text:p text:style-name="TableContents">Represents Pause on the calculator. (Press enter to continue)</text:p>
          </table:table-cell>
        </table:table-row>
        <text:soft-page-break/>
        <table:table-row table:style-name="TableRow57">
          <table:table-cell table:style-name="TableCell58">
            <text:p text:style-name="TableContents">Everything else</text:p>
          </table:table-cell>
          <table:table-cell table:style-name="TableCell59">
            <text:p text:style-name="TableContents">Not implemented. There is a list of commands you<text:s/><text:span text:style-name="T60">can</text:span><text:s/>put in that will be turned into TI commands when compiled with the ti-basic compiler:</text:p>
            <text:p text:style-name="TableContents">The list of these commands can be found at the end of this document, or around line 100 of<text:s/><text:a xlink:href="http://tibasic.cvs.sourceforge.net/viewvc/tibasic/main.cpp?revision=1.8&amp;view=markup" office:target-frame-name="_top" xlink:show="replace">this file</text:a>.</text:p>
          </table:table-cell>
        </table:table-row>
      </table:table>
      <text:p text:style-name="P61"/>
      <table:table table:style-name="Table62">
        <table:table-columns>
          <table:table-column table:style-name="TableColumn63"/>
          <table:table-column table:style-name="TableColumn64"/>
        </table:table-columns>
        <table:table-row table:style-name="TableRow65">
          <table:table-cell table:style-name="TableCell66">
            <text:p text:style-name="TableContents">Python</text:p>
          </table:table-cell>
          <table:table-cell table:style-name="TableCell67">
            <text:p text:style-name="TableContents">Py4Calc</text:p>
          </table:table-cell>
        </table:table-row>
        <table:table-row table:style-name="TableRow68">
          <table:table-cell table:style-name="TableCell69">
            <text:p text:style-name="P70">Show combinations of 2 dice where one is 6:</text:p>
            <text:p text:style-name="P71">c=0</text:p>
            <text:p text:style-name="P72">for A in range(1,7):</text:p>
            <text:p text:style-name="P73"><text:s text:c="2"/>for B in range(1,7):</text:p>
            <text:p text:style-name="P74"><text:s text:c="4"/>if A==6 or B==6:</text:p>
            <text:p text:style-name="P75"><text:s text:c="6"/>c=c+1</text:p>
            <text:p text:style-name="P76"><text:s text:c="6"/>print A</text:p>
            <text:p text:style-name="P77"><text:s text:c="6"/>print B</text:p>
            <text:p text:style-name="P78">print "count:",c</text:p>
          </table:table-cell>
          <table:table-cell table:style-name="TableCell79">
            <text:p text:style-name="P80">Same:</text:p>
            <text:p text:style-name="P81"><text:bookmark-start text:name="DDE_LINK"/>c=0</text:p>
            <text:p text:style-name="P82">for A in range(1,7):</text:p>
            <text:p text:style-name="P83"><text:s text:c="2"/>for B in range(1,7):</text:p>
            <text:p text:style-name="P84"><text:s text:c="4"/>if A==6 or B==6:</text:p>
            <text:p text:style-name="P85"><text:s text:c="6"/>c=c+1</text:p>
            <text:p text:style-name="P86"><text:s text:c="6"/>print A</text:p>
            <text:p text:style-name="P87"><text:s text:c="6"/>print B</text:p>
            <text:p text:style-name="P88">print "count:",c<text:bookmark-end text:name="DDE_LINK"/></text:p>
          </table:table-cell>
        </table:table-row>
        <table:table-row table:style-name="TableRow89">
          <table:table-cell table:style-name="TableCell90">
            <text:p text:style-name="P91">Find factorial of the user's input number:</text:p>
            <text:p text:style-name="P92">o=1</text:p>
            <text:p text:style-name="P93">A=long(raw_input("num="))</text:p>
            <text:p text:style-name="P94">while (A&gt;1.):</text:p>
            <text:p text:style-name="P95"><text:s text:c="2"/>o=o*A</text:p>
            <text:p text:style-name="P96"><text:s text:c="2"/>A=A+-1</text:p>
            <text:p text:style-name="P97">print o</text:p>
          </table:table-cell>
          <table:table-cell table:style-name="TableCell98">
            <text:p text:style-name="P99">Same:</text:p>
            <text:p text:style-name="P100">o=1</text:p>
            <text:p text:style-name="P101">A=long(raw_input("num="))</text:p>
            <text:p text:style-name="P102">while (A&gt;1.):</text:p>
            <text:p text:style-name="P103"><text:s text:c="2"/>o=o*A</text:p>
            <text:p text:style-name="P104"><text:s text:c="2"/>A=A+-1</text:p>
            <text:p text:style-name="P105">print o</text:p>
          </table:table-cell>
        </table:table-row>
        <table:table-row table:style-name="TableRow106">
          <table:table-cell table:style-name="TableCell107">
            <text:p text:style-name="P108">print "Let's do math!"</text:p>
            <text:p text:style-name="P109">print "On Monday I picked 22 apples. On Tuesday I picked 12."</text:p>
            <text:p text:style-name="P110">print "Now I have: ", 22 + 12</text:p>
            <text:p text:style-name="P111">print "My brother says he picked twice as many apples last week."</text:p>
            <text:p text:style-name="P112">print "This means he picked: ", (22 + 12) * 2</text:p>
            <text:p text:style-name="P113">print "I have 3 friends to whom I would like to give apples."</text:p>
            <text:p text:style-name="P114">print "One third of my apples is about: ", (22 + 12) // 3</text:p>
            <text:p text:style-name="P115">print "Or, more exactly: ", (22.0 + 12.0) / 3.0</text:p>
          </table:table-cell>
          <table:table-cell table:style-name="TableCell116">
            <text:p text:style-name="P117">print "Let's do math!"</text:p>
            <text:p text:style-name="P118">print "On Monday I","picked 22","apples.","On Tuesday I","picked 12."</text:p>
            <text:p text:style-name="P119">print "Now I have: ", 22 + 12</text:p>
            <text:p text:style-name="P120">raw_input("")</text:p>
            <text:p text:style-name="P121">print "My brother says","he picked twice","as many apples","last week."</text:p>
            <text:p text:style-name="P122">print "This means he","picked: ", (22 + 12) * 2</text:p>
            <text:p text:style-name="P123">raw_input("")</text:p>
            <text:p text:style-name="P124">print "I have 3","friends to whom","I would like","to give apples."</text:p>
            <text:p text:style-name="P125">raw_input("")</text:p>
            <text:p text:style-name="P126">print "One third of","my apples is","about: ", int((22 + 12) / 3)</text:p>
            <text:p text:style-name="P127">print "Or, more exactly: ", (22.0 + 12.0) / 3.0</text:p>
          </table:table-cell>
        </table:table-row>
        <table:table-row table:style-name="TableRow128">
          <table:table-cell table:style-name="TableCell129">
            <text:p text:style-name="P130">Times table example:</text:p>
            <text:p text:style-name="P131"/>
            <text:p text:style-name="P132">for i in range(1,13):</text:p>
            <text:p text:style-name="P133"><text:s text:c="4"/>print i, "x 4 =", (i*4)</text:p>
            <text:p text:style-name="P134"/>
          </table:table-cell>
          <table:table-cell table:style-name="TableCell135">
            <text:p text:style-name="P136">Same, but with added input that will be changed to “Pause” on the calculator:</text:p>
            <text:p text:style-name="P137"/>
            <text:p text:style-name="P138">for i in range(1,13):</text:p>
            <text:p text:style-name="P139"><text:s text:c="4"/>print i, "x 4 =", (i*4)</text:p>
            <text:p text:style-name="P140"><text:s text:c="4"/>raw_input("")</text:p>
          </table:table-cell>
        </table:table-row>
        <table:table-row table:style-name="TableRow141">
          <table:table-cell table:style-name="TableCell142">
            <text:p text:style-name="P143">n = input("Which times table? ")</text:p>
            <text:p text:style-name="P144">for i in range(1,13):</text:p>
            <text:p text:style-name="P145"><text:s text:c="4"/>print i, "x", n, "=", i*n</text:p>
            <text:p text:style-name="P146"><text:s text:c="4"/>raw_input("")</text:p>
          </table:table-cell>
          <table:table-cell table:style-name="TableCell147">
            <text:p text:style-name="P148">Same</text:p>
          </table:table-cell>
        </table:table-row>
      </table:table>
      <text:p text:style-name="Standard">Py4Calc is a translator/compiler program for the TI 83/84 calculators. It can turn simple Python math<text:s/><text:soft-page-break/>programs into TI-basic, and then compile it into a .8xp file using<text:s/><text:a xlink:href="http://sourceforge.net/projects/tibasic/" office:target-frame-name="_top" xlink:show="replace">Matthew Iselin's TI Basic compiler</text:a>. You can send the .8xp file directly to your calculator and run it!</text:p>
      <text:h text:style-name="Heading2" text:outline-level="2">Why program in Py4Calc?</text:h>
      <text:p text:style-name="Standard">Py4Calc is designed to run Python script files with little or no modification (transfer Python files from pc to calc!)</text:p>
      <text:p text:style-name="Standard">Python is a very popular standard programming language that can work on any computer, and even some cell phones and other mobile devices.</text:p>
      <text:p text:style-name="Standard">Python indentation means you don't need to add an “end” or “next” at the end of a loop.</text:p>
      <text:p text:style-name="Standard">The output programs can be run and edited like any other Basic program on the calculator.</text:p>
      <text:p text:style-name="Standard">You can use standard TI calculator commands in Py4Calc files, they will run on the calculator.</text:p>
      <text:p text:style-name="Standard">Py4Calc supports use of comments, just add #comment to explain your code.</text:p>
      <text:p text:style-name="Standard">Py4Calc supports many of the most used commands in the Python language:</text:p>
      <text:p text:style-name="Standard"/>
      <text:h text:style-name="Heading2" text:outline-level="2">Notes:</text:h>
      <text:p text:style-name="Standard">If you have excess spaces in the code, it may cause errors on the calculator. For example, try “print 2+1” instead of “print <text:s text:c="3"/>2 <text:s/>+ <text:s/>1”, and use spaces only where necessary, such as when it needed for a ti command. Also, using the semicolon “;” is not allowed when translating to ti-basic.</text:p>
      <text:p text:style-name="Standard">Variables: In Python, the variables A and a are different. On the calculator, there aren't different lower case variables. For best results, keep Python variable names lowercase single letters.</text:p>
      <text:p text:style-name="Standard">Program names: To set a program name, start the program with “#program:name” (replace name with the name you want it to be called) This will be the name of the file it outputs to.</text:p>
      <text:p text:style-name="Standard">Separating Python and TI codes: Sometimes you may want to insert Python-specific or TI-specific code in your program.</text:p>
      <text:p text:style-name="Standard">To mark a line Python-only, add the comment “#no-ti” at the end of the line.</text:p>
      <text:p text:style-name="Standard">To add a line of pure ti-basic (to not run in Python), start the line with “#ti:”, then the line of ti-basic.</text:p>
      <text:p text:style-name="Standard">While this version runs in Python 3, the input programs must still be written in Python 2</text:p>
      <text:h text:style-name="Heading2" text:outline-level="2">Examples:</text:h>
      <text:p text:style-name="Standard">Some math examples are based on examples<text:s/><text:a xlink:href="http://wiki.laptop.org/go/Pippy#Math" office:target-frame-name="_top" xlink:show="replace">here</text:a>.</text:p>
      <text:h text:style-name="Heading2" text:outline-level="2">Installation and Use</text:h>
      <text:p text:style-name="Standard">To run this program, just unzip the file and double click and run PyCalcTiCompiler.py. This should work on any operating system, though you may need to go to right click, properties, and check “executable” to run it. You should also have<text:s/><text:a xlink:href="http://www.python.org/download/" office:target-frame-name="_top" xlink:show="replace">Python</text:a><text:s/>version earlier than 3.0 installed.</text:p>
      <text:p text:style-name="Standard"/>
      <text:p text:style-name="Standard">Select the file you want to convert, and it will show the TI-Basic it converted it to (and sometimes some warnings about your code), and then compile to a .8xp file for the calculator. You can run this in an emulator like Tilem, or send it directly to your calculator with a program like TI Connect or Tilp.</text:p>
      <text:h text:style-name="Heading2" text:outline-level="2">TI 83/84 Built-in commands</text:h>
      <text:p text:style-name="Standard">This is an excerpt of the Matthew Iselin's TI-basic compiler main.cpp file. It shows commands you can use that will be converted to ti commands with the compiler.</text:p>
      <text:p text:style-name="P149"/>
      <text:p text:style-name="P150"><text:tab/>/** CONTROL page of PROGRAM EDITOR (press PRGM when EDITING a program) **/</text:p>
      <text:p text:style-name="P151"><text:tab/>{ LOGIC_IF,<text:tab/><text:tab/><text:tab/>"If "<text:tab/><text:tab/>},</text:p>
      <text:p text:style-name="P152"><text:tab/>{ LOGIC_THEN,<text:tab/><text:tab/>"Then"<text:tab/><text:tab/>},</text:p>
      <text:soft-page-break/>
      <text:p text:style-name="P153"><text:tab/>{ LOGIC_ELSE,<text:tab/><text:tab/>"Else"<text:tab/><text:tab/>},</text:p>
      <text:p text:style-name="P154"><text:tab/>{ CTL_FOR,<text:tab/><text:tab/><text:tab/>"For("<text:tab/><text:tab/>},</text:p>
      <text:p text:style-name="P155"><text:tab/>{ CTL_WHILE,<text:tab/><text:tab/>"While "<text:tab/>},</text:p>
      <text:p text:style-name="P156"><text:tab/>{ CTL_REPEAT,<text:tab/><text:tab/>"Repeat "<text:tab/>},</text:p>
      <text:p text:style-name="P157"><text:tab/>{ CTL_END,<text:tab/><text:tab/><text:tab/>"End"<text:tab/><text:tab/>},</text:p>
      <text:p text:style-name="P158"><text:tab/>{ CTL_PAUSE,<text:tab/><text:tab/>"Pause "<text:tab/>},</text:p>
      <text:p text:style-name="P159"><text:tab/>{ CTL_PAUSE,<text:tab/><text:tab/>"Pause"<text:tab/><text:tab/>},</text:p>
      <text:p text:style-name="P160"><text:tab/>{ LABEL,<text:tab/><text:tab/><text:tab/>"Label "<text:tab/>},</text:p>
      <text:p text:style-name="P161"><text:tab/>{ CTL_GOTO,<text:tab/><text:tab/><text:tab/>"Goto "<text:tab/><text:tab/>},</text:p>
      <text:p text:style-name="P162"><text:tab/>{ INCSKIPIFHIGH,<text:tab/>"IS&gt;("<text:tab/><text:tab/>},</text:p>
      <text:p text:style-name="P163"><text:tab/>{ DECSKIPIFLOW,<text:tab/><text:tab/>"DS&lt;("<text:tab/><text:tab/>},</text:p>
      <text:p text:style-name="P164"><text:tab/>{ MENU,<text:tab/><text:tab/><text:tab/><text:tab/>"Menu("<text:tab/><text:tab/>},</text:p>
      <text:p text:style-name="P165"><text:tab/>{ PROGRAM,<text:tab/><text:tab/><text:tab/>"prgm"<text:tab/><text:tab/>},</text:p>
      <text:p text:style-name="P166"><text:tab/>{ CTL_RETURN,<text:tab/><text:tab/>"Return"<text:tab/>},</text:p>
      <text:p text:style-name="P167"><text:tab/>{ CTL_STOP,<text:tab/><text:tab/><text:tab/>"Stop"<text:tab/><text:tab/>},</text:p>
      <text:p text:style-name="P168"/>
      <text:p text:style-name="P169"><text:tab/>/** I/O page **/</text:p>
      <text:p text:style-name="P170"><text:tab/>{ INPUT,<text:tab/><text:tab/><text:tab/>"Input "<text:tab/>},</text:p>
      <text:p text:style-name="P171"><text:tab/>{ PROMPT,<text:tab/><text:tab/><text:tab/>"Prompt "<text:tab/>},</text:p>
      <text:p text:style-name="P172"><text:tab/>{ DISP,<text:tab/><text:tab/><text:tab/><text:tab/>"Disp "<text:tab/><text:tab/>},</text:p>
      <text:p text:style-name="P173"><text:tab/>{ DISPGRAPH,<text:tab/><text:tab/>"DispGraph"<text:tab/>},</text:p>
      <text:p text:style-name="P174"><text:tab/>{ DISPTABLE,<text:tab/><text:tab/>"DispTable"<text:tab/>},</text:p>
      <text:p text:style-name="P175"><text:tab/>{ OUTPUT,<text:tab/><text:tab/><text:tab/>"Output("<text:tab/>},</text:p>
      <text:p text:style-name="P176"><text:tab/>{ GETKEY,<text:tab/><text:tab/><text:tab/>"getKey"<text:tab/>},</text:p>
      <text:p text:style-name="P177"><text:tab/>{ CLRHOME,<text:tab/><text:tab/><text:tab/>"ClrHome"<text:tab/>},</text:p>
      <text:p text:style-name="P178"><text:tab/>{ CLRTABLE,<text:tab/><text:tab/><text:tab/>"ClrTable"<text:tab/>},</text:p>
      <text:p text:style-name="P179"/>
      <text:p text:style-name="P180"><text:tab/>/** GetCalc **/</text:p>
      <text:p text:style-name="P181"><text:tab/>{ GET,<text:tab/><text:tab/><text:tab/><text:tab/>"Get("<text:tab/><text:tab/>},</text:p>
      <text:p text:style-name="P182"><text:tab/>{ SEND,<text:tab/><text:tab/><text:tab/><text:tab/>"Send("<text:tab/><text:tab/>},</text:p>
      <text:p text:style-name="P183"/>
      <text:p text:style-name="P184"><text:tab/>/** Others **/</text:p>
      <text:p text:style-name="P185"><text:tab/>{ TRACE,<text:tab/><text:tab/><text:tab/>"Trace"<text:tab/><text:tab/>},</text:p>
      <text:p text:style-name="P186"><text:tab/>{ ZSTANDARD,<text:tab/><text:tab/>"ZStandard"<text:tab/>},</text:p>
      <text:p text:style-name="P187"><text:tab/>{ ZTRIG,<text:tab/><text:tab/><text:tab/>"ZTrig"<text:tab/><text:tab/>},</text:p>
      <text:p text:style-name="P188"><text:tab/>{ ZBOX,<text:tab/><text:tab/><text:tab/><text:tab/>"ZBox"<text:tab/><text:tab/>},</text:p>
      <text:p text:style-name="P189"><text:tab/>{ ZOOMIN,<text:tab/><text:tab/><text:tab/>"ZoomIn"<text:tab/>},</text:p>
      <text:p text:style-name="P190"><text:tab/>{ ZOOMOUT,<text:tab/><text:tab/><text:tab/>"ZoomOut"<text:tab/>},</text:p>
      <text:p text:style-name="P191"><text:tab/>{ ZSQUARE,<text:tab/><text:tab/><text:tab/>"ZSquare"<text:tab/>},</text:p>
      <text:p text:style-name="P192"><text:tab/>{ ZINTEGER,<text:tab/><text:tab/><text:tab/>"ZInteger"<text:tab/>},</text:p>
      <text:p text:style-name="P193"><text:tab/>{ ZPREVIOUS,<text:tab/><text:tab/>"ZPrevious"<text:tab/>},</text:p>
      <text:p text:style-name="P194"><text:tab/>{ ZDECIMAL,<text:tab/><text:tab/><text:tab/>"ZDecimal"<text:tab/>},</text:p>
      <text:p text:style-name="P195"><text:tab/>{ ZOOMSTAT,<text:tab/><text:tab/><text:tab/>"ZoomStat"<text:tab/>},</text:p>
      <text:p text:style-name="P196"><text:tab/>{ ZOOMRCL,<text:tab/><text:tab/><text:tab/>"ZoomRcl"<text:tab/>},</text:p>
      <text:p text:style-name="P197"><text:tab/>{ ZOOMSTO,<text:tab/><text:tab/><text:tab/>"ZoomSto"<text:tab/>},</text:p>
      <text:p text:style-name="P198"><text:tab/>{ TEXTFUNC,<text:tab/><text:tab/><text:tab/>"Text("<text:tab/><text:tab/>},</text:p>
      <text:p text:style-name="P199"><text:tab/>{ STOREPIC,<text:tab/><text:tab/><text:tab/>"StorePic"<text:tab/>},</text:p>
      <text:p text:style-name="P200"><text:tab/>{ RECALLPIC,<text:tab/><text:tab/>"RecallPic"<text:tab/>},</text:p>
      <text:p text:style-name="P201"><text:tab/>{ STOREGDB,<text:tab/><text:tab/><text:tab/>"StoreGDB"<text:tab/>},</text:p>
      <text:p text:style-name="P202"/>
      <text:p text:style-name="P203"><text:tab/>/** OTHERS **/</text:p>
      <text:p text:style-name="P204"><text:tab/>{ TO_DMS,<text:tab/><text:tab/><text:tab/>"-&gt;DMS"<text:tab/><text:tab/><text:tab/>},</text:p>
      <text:p text:style-name="P205"><text:tab/>{ TO_DEC,<text:tab/><text:tab/><text:tab/>"-&gt;DEC"<text:tab/><text:tab/><text:tab/>},</text:p>
      <text:p text:style-name="P206"><text:tab/>{ TO_FRAC,<text:tab/><text:tab/><text:tab/>"-&gt;FRAC"<text:tab/><text:tab/>},</text:p>
      <text:p text:style-name="P207"><text:tab/>{ STORE,<text:tab/><text:tab/><text:tab/>"-&gt;"<text:tab/><text:tab/><text:tab/>},</text:p>
      <text:p text:style-name="P208"><text:tab/>{ BOXPLOT,<text:tab/><text:tab/><text:tab/>"BoxPlot"<text:tab/><text:tab/>},</text:p>
      <text:p text:style-name="P209"><text:tab/>{ RADIANS,<text:tab/><text:tab/><text:tab/>"[radians]"<text:tab/><text:tab/>},</text:p>
      <text:p text:style-name="P210"><text:tab/>{ DEGREES,<text:tab/><text:tab/><text:tab/>"[degrees]"<text:tab/><text:tab/>},</text:p>
      <text:p text:style-name="P211"><text:tab/>{ INVERSE,<text:tab/><text:tab/><text:tab/>"^-1"<text:tab/><text:tab/><text:tab/>},</text:p>
      <text:p text:style-name="P212"><text:tab/>{ SQUARE,<text:tab/><text:tab/><text:tab/>"^2"<text:tab/><text:tab/><text:tab/>},</text:p>
      <text:p text:style-name="P213"><text:tab/>{ TRANSPOSE,<text:tab/><text:tab/>"[transpose]"<text:tab/>},</text:p>
      <text:p text:style-name="P214"><text:tab/>{ CUBE,<text:tab/><text:tab/><text:tab/><text:tab/>"^3"<text:tab/><text:tab/><text:tab/>},</text:p>
      <text:p text:style-name="P215"><text:tab/>{ ROUND,<text:tab/><text:tab/><text:tab/>"round("<text:tab/><text:tab/>},</text:p>
      <text:p text:style-name="P216"><text:tab/>{ PXLTEST,<text:tab/><text:tab/><text:tab/>"pxl-Test("<text:tab/><text:tab/>},</text:p>
      <text:p text:style-name="P217"><text:tab/>{ AUGMENT,<text:tab/><text:tab/><text:tab/>"augment("<text:tab/><text:tab/>},</text:p>
      <text:p text:style-name="P218"><text:tab/>{ ROWSWAP,<text:tab/><text:tab/><text:tab/>"RowSwap("<text:tab/><text:tab/>},</text:p>
      <text:p text:style-name="P219"><text:tab/>{ ROWPLUS,<text:tab/><text:tab/><text:tab/>"row+("<text:tab/><text:tab/><text:tab/>},</text:p>
      <text:p text:style-name="P220"><text:tab/>{ STARROW,<text:tab/><text:tab/><text:tab/>"*row("<text:tab/><text:tab/><text:tab/>},</text:p>
      <text:p text:style-name="P221"><text:tab/>{ STARROWPLUS,<text:tab/><text:tab/>"*row+("<text:tab/><text:tab/>},</text:p>
      <text:p text:style-name="P222"><text:tab/>{ MAX,<text:tab/><text:tab/><text:tab/><text:tab/>"max("<text:tab/><text:tab/><text:tab/>},</text:p>
      <text:p text:style-name="P223"><text:tab/>{ MIN,<text:tab/><text:tab/><text:tab/><text:tab/>"min("<text:tab/><text:tab/><text:tab/>},</text:p>
      <text:p text:style-name="P224"><text:tab/>{ MEDIAN,<text:tab/><text:tab/><text:tab/>"median("<text:tab/><text:tab/>},</text:p>
      <text:p text:style-name="P225"><text:tab/>{ RANDM,<text:tab/><text:tab/><text:tab/>"randM("<text:tab/><text:tab/>},</text:p>
      <text:soft-page-break/>
      <text:p text:style-name="P226"><text:tab/>{ MEAN,<text:tab/><text:tab/><text:tab/><text:tab/>"mean("<text:tab/><text:tab/><text:tab/>},</text:p>
      <text:p text:style-name="P227"><text:tab/>{ SOLVE,<text:tab/><text:tab/><text:tab/>"solve("<text:tab/><text:tab/>},</text:p>
      <text:p text:style-name="P228"><text:tab/>{ SEQFUNC,<text:tab/><text:tab/><text:tab/>"seq("<text:tab/><text:tab/><text:tab/>},</text:p>
      <text:p text:style-name="P229"><text:tab/>{ FNINT,<text:tab/><text:tab/><text:tab/>"fnInt("<text:tab/><text:tab/>},</text:p>
      <text:p text:style-name="P230"><text:tab/>{ NDERIV,<text:tab/><text:tab/><text:tab/>"NDeriv("<text:tab/><text:tab/>},</text:p>
      <text:p text:style-name="P231"><text:tab/>{ FMIN,<text:tab/><text:tab/><text:tab/><text:tab/>"FMin("<text:tab/><text:tab/><text:tab/>},</text:p>
      <text:p text:style-name="P232"><text:tab/>{ FMAX,<text:tab/><text:tab/><text:tab/><text:tab/>"FMax("<text:tab/><text:tab/><text:tab/>},</text:p>
      <text:p text:style-name="P233"><text:tab/>{ CUBICREG,<text:tab/><text:tab/><text:tab/>"CubicReg "<text:tab/><text:tab/>},</text:p>
      <text:p text:style-name="P234"><text:tab/>{ QUARTREG,<text:tab/><text:tab/><text:tab/>"QuartReg "<text:tab/><text:tab/>},</text:p>
      <text:p text:style-name="P235"><text:tab/>{ LOGIC_OR,<text:tab/><text:tab/><text:tab/>" or "<text:tab/><text:tab/><text:tab/>},</text:p>
      <text:p text:style-name="P236"><text:tab/>{ LOGIC_XOR,<text:tab/><text:tab/>" xor "<text:tab/><text:tab/><text:tab/>},</text:p>
      <text:p text:style-name="P237"><text:tab/>{ LOGIC_AND,<text:tab/><text:tab/>"and"<text:tab/><text:tab/><text:tab/>},</text:p>
      <text:p text:style-name="P238"><text:tab/>{ STR_THETA,<text:tab/><text:tab/>"[theta]"<text:tab/><text:tab/>},</text:p>
      <text:p text:style-name="P239"><text:tab/>{ PROGRAM,<text:tab/><text:tab/><text:tab/>"prgm"<text:tab/><text:tab/><text:tab/>},</text:p>
      <text:p text:style-name="P240"><text:tab/>{ RADIAN,<text:tab/><text:tab/><text:tab/>"Radian"<text:tab/><text:tab/>},</text:p>
      <text:p text:style-name="P241"><text:tab/>{ DEGREE,<text:tab/><text:tab/><text:tab/>"Degree"<text:tab/><text:tab/>},</text:p>
      <text:p text:style-name="P242"><text:tab/>{ NORMAL,<text:tab/><text:tab/><text:tab/>"Normal"<text:tab/><text:tab/>},</text:p>
      <text:p text:style-name="P243"><text:tab/>{ SCI,<text:tab/><text:tab/><text:tab/><text:tab/>"Sci"<text:tab/><text:tab/><text:tab/>},</text:p>
      <text:p text:style-name="P244"><text:tab/>{ ENG,<text:tab/><text:tab/><text:tab/><text:tab/>"Eng"<text:tab/><text:tab/><text:tab/>},</text:p>
      <text:p text:style-name="P245"><text:tab/>{ FLOAT,<text:tab/><text:tab/><text:tab/>"Float"<text:tab/><text:tab/><text:tab/>},</text:p>
      <text:p text:style-name="P246"><text:tab/>{ TEST_LOREQU,<text:tab/><text:tab/>"&lt;="<text:tab/><text:tab/><text:tab/>},</text:p>
      <text:p text:style-name="P247"><text:tab/>{ TEST_GOREQU,<text:tab/><text:tab/>"&gt;="<text:tab/><text:tab/><text:tab/>},</text:p>
      <text:p text:style-name="P248"><text:tab/>{ TEST_NOTEQUAL,<text:tab/>"!="<text:tab/><text:tab/><text:tab/>},</text:p>
      <text:p text:style-name="P249"><text:tab/>{ ANSWER,<text:tab/><text:tab/><text:tab/>"Ans"<text:tab/><text:tab/><text:tab/>},</text:p>
      <text:p text:style-name="P250"><text:tab/>{ FIX,<text:tab/><text:tab/><text:tab/><text:tab/>"Fix "<text:tab/><text:tab/><text:tab/>},</text:p>
      <text:p text:style-name="P251"><text:tab/>{ HORIZ,<text:tab/><text:tab/><text:tab/>"Horiz"<text:tab/><text:tab/><text:tab/>},</text:p>
      <text:p text:style-name="P252"><text:tab/>{ FULL,<text:tab/><text:tab/><text:tab/><text:tab/>"Full"<text:tab/><text:tab/><text:tab/>},</text:p>
      <text:p text:style-name="P253"><text:tab/>{ FUNC,<text:tab/><text:tab/><text:tab/><text:tab/>"Func"<text:tab/><text:tab/><text:tab/>},</text:p>
      <text:p text:style-name="P254"><text:tab/>{ PARAM,<text:tab/><text:tab/><text:tab/>"Param"<text:tab/><text:tab/><text:tab/>},</text:p>
      <text:p text:style-name="P255"><text:tab/>{ POLAR,<text:tab/><text:tab/><text:tab/>"Polar"<text:tab/><text:tab/><text:tab/>},</text:p>
      <text:p text:style-name="P256"><text:tab/>{ SEQ,<text:tab/><text:tab/><text:tab/><text:tab/>"Seq"<text:tab/><text:tab/><text:tab/>},</text:p>
      <text:p text:style-name="P257"><text:tab/>{ INDPNTAUTO,<text:tab/><text:tab/>"IndpntAuto"<text:tab/>},</text:p>
      <text:p text:style-name="P258"><text:tab/>{ INDPNTASK,<text:tab/><text:tab/>"IndpntAsk"<text:tab/><text:tab/>},</text:p>
      <text:p text:style-name="P259"><text:tab/>{ DEPENDAUTO,<text:tab/><text:tab/>"DependAuto"<text:tab/>},</text:p>
      <text:p text:style-name="P260"><text:tab/>{ DEPENDASK,<text:tab/><text:tab/>"DependAsk"<text:tab/><text:tab/>},</text:p>
      <text:p text:style-name="P261"><text:tab/>{ BOX,<text:tab/><text:tab/><text:tab/><text:tab/>"[box]"<text:tab/><text:tab/><text:tab/>},</text:p>
      <text:p text:style-name="P262"><text:tab/>{ DOT,<text:tab/><text:tab/><text:tab/><text:tab/>"[dot]"<text:tab/><text:tab/><text:tab/>},</text:p>
      <text:p text:style-name="P263"><text:tab/>{ TRACE,<text:tab/><text:tab/><text:tab/>"Trace"<text:tab/><text:tab/><text:tab/>},</text:p>
      <text:p text:style-name="P264"><text:tab/>{ CLRDRAW,<text:tab/><text:tab/><text:tab/>"ClrDraw"<text:tab/><text:tab/>},</text:p>
      <text:p text:style-name="P265"><text:tab/>{ ZSTANDARD,<text:tab/><text:tab/>"ZStandard"<text:tab/><text:tab/>},</text:p>
      <text:p text:style-name="P266"><text:tab/>{ ZTRIG,<text:tab/><text:tab/><text:tab/>"ZTrig"<text:tab/><text:tab/><text:tab/>},</text:p>
      <text:p text:style-name="P267"><text:tab/>{ ZBOX,<text:tab/><text:tab/><text:tab/><text:tab/>"ZBox"<text:tab/><text:tab/><text:tab/>},</text:p>
      <text:p text:style-name="P268"><text:tab/>{ ZOOMIN,<text:tab/><text:tab/><text:tab/>"Zoom In"<text:tab/><text:tab/>},</text:p>
      <text:p text:style-name="P269"><text:tab/>{ ZOOMOUT,<text:tab/><text:tab/><text:tab/>"Zoom Out"<text:tab/><text:tab/>},</text:p>
      <text:p text:style-name="P270"><text:tab/>{ ZSQUARE,<text:tab/><text:tab/><text:tab/>"ZSquare"<text:tab/><text:tab/>},</text:p>
      <text:p text:style-name="P271"><text:tab/>{ ZINTEGER,<text:tab/><text:tab/><text:tab/>"ZInteger"<text:tab/><text:tab/>},</text:p>
      <text:p text:style-name="P272"><text:tab/>{ ZPREVIOUS,<text:tab/><text:tab/>"ZPrevious"<text:tab/><text:tab/>},</text:p>
      <text:p text:style-name="P273"><text:tab/>{ ZDECIMAL,<text:tab/><text:tab/><text:tab/>"ZDecimal"<text:tab/><text:tab/>},</text:p>
      <text:p text:style-name="P274"><text:tab/>{ ZOOMSTAT,<text:tab/><text:tab/><text:tab/>"ZoomStat"<text:tab/><text:tab/>},</text:p>
      <text:p text:style-name="P275"><text:tab/>{ ZOOMRCL,<text:tab/><text:tab/><text:tab/>"ZoomRcl"<text:tab/><text:tab/>},</text:p>
      <text:p text:style-name="P276"><text:tab/>{ PRINTSCREEN,<text:tab/><text:tab/>"PrintScreen"<text:tab/>},</text:p>
      <text:p text:style-name="P277"><text:tab/>{ ZOOMSTO,<text:tab/><text:tab/><text:tab/>"ZoomSto"<text:tab/><text:tab/>},</text:p>
      <text:p text:style-name="P278"><text:tab/>{ TEXTFUNC,<text:tab/><text:tab/><text:tab/>"Text("<text:tab/><text:tab/><text:tab/>},</text:p>
      <text:p text:style-name="P279"><text:tab/>{ NPR,<text:tab/><text:tab/><text:tab/><text:tab/>"nPr"<text:tab/><text:tab/><text:tab/>},</text:p>
      <text:p text:style-name="P280"><text:tab/>{ NCR,<text:tab/><text:tab/><text:tab/><text:tab/>"nCr"<text:tab/><text:tab/><text:tab/>},</text:p>
      <text:p text:style-name="P281"><text:tab/>{ FNON,<text:tab/><text:tab/><text:tab/><text:tab/>"FnOn "<text:tab/><text:tab/><text:tab/>},</text:p>
      <text:p text:style-name="P282"><text:tab/>{ FNOFF,<text:tab/><text:tab/><text:tab/>"FnOff "<text:tab/><text:tab/>},</text:p>
      <text:p text:style-name="P283"><text:tab/>{ STOREPIC,<text:tab/><text:tab/><text:tab/>"StorePic "<text:tab/><text:tab/>},</text:p>
      <text:p text:style-name="P284"><text:tab/>{ RECALLPIC,<text:tab/><text:tab/>"RecallPic "<text:tab/>},</text:p>
      <text:p text:style-name="P285"><text:tab/>{ STOREGDB,<text:tab/><text:tab/><text:tab/>"StoreGDB "<text:tab/><text:tab/>},</text:p>
      <text:p text:style-name="P286"><text:tab/>{ RECALLGDB,<text:tab/><text:tab/>"RecallGDB "<text:tab/>},</text:p>
      <text:p text:style-name="P287"><text:tab/>{ LINE,<text:tab/><text:tab/><text:tab/><text:tab/>"Line("<text:tab/><text:tab/><text:tab/>},</text:p>
      <text:p text:style-name="P288"><text:tab/>{ VERTICAL,<text:tab/><text:tab/><text:tab/>"Vertical "<text:tab/><text:tab/>},</text:p>
      <text:p text:style-name="P289"><text:tab/>{ PTON,<text:tab/><text:tab/><text:tab/><text:tab/>"Pt-On("<text:tab/><text:tab/>},</text:p>
      <text:p text:style-name="P290"><text:tab/>{ PTOFF,<text:tab/><text:tab/><text:tab/>"Pt-Off("<text:tab/><text:tab/>},</text:p>
      <text:p text:style-name="P291"><text:tab/>{ PTCHANGE,<text:tab/><text:tab/><text:tab/>"Pt-Change("<text:tab/>},</text:p>
      <text:p text:style-name="P292"><text:tab/>{ PXLON,<text:tab/><text:tab/><text:tab/>"Pxl-On("<text:tab/><text:tab/>},</text:p>
      <text:p text:style-name="P293"><text:tab/>{ PXLOFF,<text:tab/><text:tab/><text:tab/>"Pxl-Off("<text:tab/><text:tab/>},</text:p>
      <text:p text:style-name="P294"><text:tab/>{ PXLCHANGE,<text:tab/><text:tab/>"Pxl-Change("<text:tab/>},</text:p>
      <text:p text:style-name="P295"><text:tab/>{ SHADE,<text:tab/><text:tab/><text:tab/>"Shade("<text:tab/><text:tab/>},</text:p>
      <text:p text:style-name="P296"><text:tab/>{ CIRCLE,<text:tab/><text:tab/><text:tab/>"Circle("<text:tab/><text:tab/>},</text:p>
      <text:p text:style-name="P297"><text:tab/>{ HORIZONTAL,<text:tab/><text:tab/>"Horizontal "<text:tab/>},</text:p>
      <text:p text:style-name="P298"><text:tab/>{ TANGENT,<text:tab/><text:tab/><text:tab/>"Tangent("<text:tab/><text:tab/>},</text:p>
      <text:soft-page-break/>
      <text:p text:style-name="P299"><text:tab/>{ DRAWINV,<text:tab/><text:tab/><text:tab/>"DrawInv "<text:tab/><text:tab/>},</text:p>
      <text:p text:style-name="P300"><text:tab/>{ DRAWF,<text:tab/><text:tab/><text:tab/>"DrawF "<text:tab/><text:tab/>},</text:p>
      <text:p text:style-name="P301"><text:tab/>{ PI,<text:tab/><text:tab/><text:tab/><text:tab/>"[pi]"<text:tab/><text:tab/><text:tab/>},</text:p>
      <text:p text:style-name="P302"><text:tab/>{ GETKEY,<text:tab/><text:tab/><text:tab/>"getKey"<text:tab/><text:tab/>},</text:p>
      <text:p text:style-name="P303"><text:tab/>{ NEGATIVE,<text:tab/><text:tab/><text:tab/>"[neg]"<text:tab/><text:tab/><text:tab/>},</text:p>
      <text:p text:style-name="P304"><text:tab/>{ CONV_INT,<text:tab/><text:tab/><text:tab/>"int("<text:tab/><text:tab/><text:tab/>},</text:p>
      <text:p text:style-name="P305"><text:tab/>{ ABS,<text:tab/><text:tab/><text:tab/><text:tab/>"abs("<text:tab/><text:tab/><text:tab/>},</text:p>
      <text:p text:style-name="P306"><text:tab/>{ DETERMINANT,<text:tab/><text:tab/>"det("<text:tab/><text:tab/><text:tab/>},</text:p>
      <text:p text:style-name="P307"><text:tab/>{ IDENTITY,<text:tab/><text:tab/><text:tab/>"identity("<text:tab/><text:tab/>},</text:p>
      <text:p text:style-name="P308"><text:tab/>{ DIM,<text:tab/><text:tab/><text:tab/><text:tab/>"dim("<text:tab/><text:tab/><text:tab/>},</text:p>
      <text:p text:style-name="P309"><text:tab/>{ SUM,<text:tab/><text:tab/><text:tab/><text:tab/>"sum("<text:tab/><text:tab/><text:tab/>},</text:p>
      <text:p text:style-name="P310"><text:tab/>{ PROD,<text:tab/><text:tab/><text:tab/><text:tab/>"prod("<text:tab/><text:tab/><text:tab/>},</text:p>
      <text:p text:style-name="P311"><text:tab/>{ NOT,<text:tab/><text:tab/><text:tab/><text:tab/>"not("<text:tab/><text:tab/><text:tab/>},</text:p>
      <text:p text:style-name="P312"><text:tab/>{ IPART,<text:tab/><text:tab/><text:tab/>"iPart("<text:tab/><text:tab/>},</text:p>
      <text:p text:style-name="P313"><text:tab/>{ FPART,<text:tab/><text:tab/><text:tab/>"fPart("<text:tab/><text:tab/>},</text:p>
      <text:p text:style-name="P314"><text:tab/>{ SQR_ROOT,<text:tab/><text:tab/><text:tab/>"[root]^2"<text:tab/><text:tab/>},</text:p>
      <text:p text:style-name="P315"><text:tab/>{ CUBE_ROOT,<text:tab/><text:tab/>"[root]^3"<text:tab/><text:tab/>},</text:p>
      <text:p text:style-name="P316"><text:tab/>{ NATLOG,<text:tab/><text:tab/><text:tab/>"ln("<text:tab/><text:tab/><text:tab/>},</text:p>
      <text:p text:style-name="P317"><text:tab/>{ ETOPOWER,<text:tab/><text:tab/><text:tab/>"e^"<text:tab/><text:tab/><text:tab/>},</text:p>
      <text:p text:style-name="P318"><text:tab/>{ LOGARITHM,<text:tab/><text:tab/>"log("<text:tab/><text:tab/><text:tab/>},</text:p>
      <text:p text:style-name="P319"><text:tab/>{ POWER10,<text:tab/><text:tab/><text:tab/>"10^("<text:tab/><text:tab/><text:tab/>},</text:p>
      <text:p text:style-name="P320"><text:tab/>{ SINE,<text:tab/><text:tab/><text:tab/><text:tab/>"sin("<text:tab/><text:tab/><text:tab/>},</text:p>
      <text:p text:style-name="P321"><text:tab/>{ INVSIN,<text:tab/><text:tab/><text:tab/>"asin("<text:tab/><text:tab/><text:tab/>},</text:p>
      <text:p text:style-name="P322"><text:tab/>{ COSINE,<text:tab/><text:tab/><text:tab/>"cos("<text:tab/><text:tab/><text:tab/>},</text:p>
      <text:p text:style-name="P323"><text:tab/>{ INVCOSINE,<text:tab/><text:tab/>"acos("<text:tab/><text:tab/><text:tab/>},</text:p>
      <text:p text:style-name="P324"><text:tab/>{ TANGENT_TRIG,<text:tab/><text:tab/>"tan("<text:tab/><text:tab/><text:tab/>},</text:p>
      <text:p text:style-name="P325"><text:tab/>{ INVTANGENT,<text:tab/><text:tab/>"atan("<text:tab/><text:tab/><text:tab/>},</text:p>
      <text:p text:style-name="P326"><text:tab/>{ HYP_SINE,<text:tab/><text:tab/><text:tab/>"sinh("<text:tab/><text:tab/><text:tab/>},</text:p>
      <text:p text:style-name="P327"><text:tab/>{ HYP_ISINE,<text:tab/><text:tab/>"asinh("<text:tab/><text:tab/>},</text:p>
      <text:p text:style-name="P328"><text:tab/>{ HYP_COSINE,<text:tab/><text:tab/>"cosh("<text:tab/><text:tab/><text:tab/>},</text:p>
      <text:p text:style-name="P329"><text:tab/>{ HYP_ICOSINE,<text:tab/><text:tab/>"acosh("<text:tab/><text:tab/>},</text:p>
      <text:p text:style-name="P330"><text:tab/>{ HYP_TANGENT,<text:tab/><text:tab/>"tanh("<text:tab/><text:tab/><text:tab/>},</text:p>
      <text:p text:style-name="P331"><text:tab/>{ HYP_ITANGENT,<text:tab/><text:tab/>"atanh("<text:tab/><text:tab/>},</text:p>
      <text:p text:style-name="P332"><text:tab/>{ LOGIC_ELSE,<text:tab/><text:tab/>"Else"<text:tab/><text:tab/><text:tab/>},</text:p>
      <text:p text:style-name="P333"><text:tab/>{ FILL,<text:tab/><text:tab/><text:tab/><text:tab/>"Fill("<text:tab/><text:tab/><text:tab/>},</text:p>
      <text:p text:style-name="P334"><text:tab/>{ SORTA,<text:tab/><text:tab/><text:tab/>"SortA("<text:tab/><text:tab/>},</text:p>
      <text:p text:style-name="P335"><text:tab/>{ SORTD,<text:tab/><text:tab/><text:tab/>"SortD("<text:tab/><text:tab/>},</text:p>
      <text:p text:style-name="P336"><text:tab/>{ LIST,<text:tab/><text:tab/><text:tab/><text:tab/>"[list]"<text:tab/><text:tab/>},</text:p>
      <text:p text:style-name="P337"><text:tab/>{ PLOT1,<text:tab/><text:tab/><text:tab/>"Plot1("<text:tab/><text:tab/>},</text:p>
      <text:p text:style-name="P338"><text:tab/>{ PLOT2,<text:tab/><text:tab/><text:tab/>"Plot2("<text:tab/><text:tab/>},</text:p>
      <text:p text:style-name="P339"><text:tab/>{ PLOT3,<text:tab/><text:tab/><text:tab/>"Plot3("<text:tab/><text:tab/>},</text:p>
      <text:p text:style-name="P340"><text:tab/>{ XTHROOT,<text:tab/><text:tab/><text:tab/>"[root]^"<text:tab/><text:tab/>},</text:p>
      <text:p text:style-name="P341"><text:tab/>{ VARSTATS_1,<text:tab/><text:tab/>"1-Var Stats "<text:tab/>},</text:p>
      <text:p text:style-name="P342"><text:tab/>{ VARSTATS_2,<text:tab/><text:tab/>"2-Var Stats "<text:tab/>},</text:p>
      <text:p text:style-name="P343"><text:tab/>{ LINREG1,<text:tab/><text:tab/><text:tab/>"LinReg(a+bx) "<text:tab/>},</text:p>
      <text:p text:style-name="P344"><text:tab/>{ EXPREG,<text:tab/><text:tab/><text:tab/>"ExpReg "<text:tab/><text:tab/>},</text:p>
      <text:p text:style-name="P345"><text:tab/>{ LNREG,<text:tab/><text:tab/><text:tab/>"LnReg "<text:tab/><text:tab/>},</text:p>
      <text:p text:style-name="P346"><text:tab/>{ PWRREG,<text:tab/><text:tab/><text:tab/>"PwrReg "<text:tab/><text:tab/>},</text:p>
      <text:p text:style-name="P347"><text:tab/>{ MEDMED,<text:tab/><text:tab/><text:tab/>"Med-Med "<text:tab/><text:tab/>},</text:p>
      <text:p text:style-name="P348"><text:tab/>{ QUADREG,<text:tab/><text:tab/><text:tab/>"QuadReg "<text:tab/><text:tab/>},</text:p>
      <text:p text:style-name="P349"><text:tab/>{ CLRLIST,<text:tab/><text:tab/><text:tab/>"ClrList "<text:tab/><text:tab/>},</text:p>
      <text:p text:style-name="P350"><text:tab/>{ CLRTABLE,<text:tab/><text:tab/><text:tab/>"ClrTable"<text:tab/><text:tab/>},</text:p>
      <text:p text:style-name="P351"><text:tab/>{ HISTOGRAM,<text:tab/><text:tab/>"Histogram"<text:tab/><text:tab/>},</text:p>
      <text:p text:style-name="P352"><text:tab/>{ XYLINE,<text:tab/><text:tab/><text:tab/>"xyLine"<text:tab/><text:tab/>},</text:p>
      <text:p text:style-name="P353"><text:tab/>{ SCATTER,<text:tab/><text:tab/><text:tab/>"Scatter"<text:tab/><text:tab/>},</text:p>
      <text:p text:style-name="P354"><text:tab/>{ LINREG2,<text:tab/><text:tab/><text:tab/>"LinReg(ax+b) "<text:tab/>},</text:p>
      <text:p text:style-name="P355"><text:tab/>{ RAND,<text:tab/><text:tab/><text:tab/><text:tab/>"rand"<text:tab/><text:tab/><text:tab/>},</text:p>
      <text:p text:style-name="P356">};</text:p>
      <text:p text:style-name="P357"/>
      <text:p text:style-name="P358">// two-byte variables</text:p>
      <text:p text:style-name="P359">struct TwoByte CalcVars[] = {</text:p>
      <text:p text:style-name="P360"><text:tab/>// AsmPrgm (uncompiled)</text:p>
      <text:p text:style-name="P361"><text:tab/>{ 0x6CBB,<text:tab/><text:tab/><text:tab/>"AsmPrgm"<text:tab/>},</text:p>
      <text:p text:style-name="P362"><text:tab/>{ 0x6DBB,<text:tab/><text:tab/><text:tab/>"AsmPrgm"<text:tab/>}, // this means decompilation works, but compilation won't hit this</text:p>
      <text:p text:style-name="P363"/>
      <text:p text:style-name="P364"><text:tab/>// SysVar</text:p>
      <text:p text:style-name="P365"><text:tab/>{ MAT_A,<text:tab/><text:tab/><text:tab/>"[A]"<text:tab/><text:tab/>},</text:p>
      <text:p text:style-name="P366"><text:tab/>{ MAT_B,<text:tab/><text:tab/><text:tab/>"[B]"<text:tab/><text:tab/>},</text:p>
      <text:p text:style-name="P367"><text:tab/>{ MAT_C,<text:tab/><text:tab/><text:tab/>"[C]"<text:tab/><text:tab/>},</text:p>
      <text:p text:style-name="P368"><text:tab/>{ MAT_D,<text:tab/><text:tab/><text:tab/>"[D]"<text:tab/><text:tab/>},</text:p>
      <text:p text:style-name="P369"><text:tab/>{ MAT_E,<text:tab/><text:tab/><text:tab/>"[E]"<text:tab/><text:tab/>},</text:p>
      <text:p text:style-name="P370"><text:tab/>{ MAT_F,<text:tab/><text:tab/><text:tab/>"[F]"<text:tab/><text:tab/>},</text:p>
      <text:p text:style-name="P371"><text:tab/>{ MAT_G,<text:tab/><text:tab/><text:tab/>"[G]"<text:tab/><text:tab/>},</text:p>
      <text:soft-page-break/>
      <text:p text:style-name="P372"><text:tab/>{ MAT_H,<text:tab/><text:tab/><text:tab/>"[H]"<text:tab/><text:tab/>},</text:p>
      <text:p text:style-name="P373"><text:tab/>{ MAT_I,<text:tab/><text:tab/><text:tab/>"[I]"<text:tab/><text:tab/>},</text:p>
      <text:p text:style-name="P374"><text:tab/>{ MAT_J,<text:tab/><text:tab/><text:tab/>"[J]"<text:tab/><text:tab/>},</text:p>
      <text:p text:style-name="P375"><text:tab/>{ L1,<text:tab/><text:tab/><text:tab/><text:tab/>"L1"<text:tab/><text:tab/>},</text:p>
      <text:p text:style-name="P376"><text:tab/>{ L2,<text:tab/><text:tab/><text:tab/><text:tab/>"L2"<text:tab/><text:tab/>},</text:p>
      <text:p text:style-name="P377"><text:tab/>{ L3,<text:tab/><text:tab/><text:tab/><text:tab/>"L3"<text:tab/><text:tab/>},</text:p>
      <text:p text:style-name="P378"><text:tab/>{ L4,<text:tab/><text:tab/><text:tab/><text:tab/>"L4"<text:tab/><text:tab/>},</text:p>
      <text:p text:style-name="P379"><text:tab/>{ L5,<text:tab/><text:tab/><text:tab/><text:tab/>"L5"<text:tab/><text:tab/>},</text:p>
      <text:p text:style-name="P380"><text:tab/>{ L6,<text:tab/><text:tab/><text:tab/><text:tab/>"L6"<text:tab/><text:tab/>},</text:p>
      <text:p text:style-name="P381"><text:tab/>{ L7,<text:tab/><text:tab/><text:tab/><text:tab/>"L7"<text:tab/><text:tab/>},</text:p>
      <text:p text:style-name="P382"><text:tab/>{ L8,<text:tab/><text:tab/><text:tab/><text:tab/>"L8"<text:tab/><text:tab/>},</text:p>
      <text:p text:style-name="P383"><text:tab/>{ L9,<text:tab/><text:tab/><text:tab/><text:tab/>"L9"<text:tab/><text:tab/>},</text:p>
      <text:p text:style-name="P384"><text:tab/>{ L0,<text:tab/><text:tab/><text:tab/><text:tab/>"L0"<text:tab/><text:tab/>},</text:p>
      <text:p text:style-name="P385"><text:tab/>{ Y1,<text:tab/><text:tab/><text:tab/><text:tab/>"Y1"<text:tab/><text:tab/>},</text:p>
      <text:p text:style-name="P386"><text:tab/>{ Y2,<text:tab/><text:tab/><text:tab/><text:tab/>"Y2"<text:tab/><text:tab/>},</text:p>
      <text:p text:style-name="P387"><text:tab/>{ Y3,<text:tab/><text:tab/><text:tab/><text:tab/>"Y3"<text:tab/><text:tab/>},</text:p>
      <text:p text:style-name="P388"><text:tab/>{ Y4,<text:tab/><text:tab/><text:tab/><text:tab/>"Y4"<text:tab/><text:tab/>},</text:p>
      <text:p text:style-name="P389"><text:tab/>{ Y5,<text:tab/><text:tab/><text:tab/><text:tab/>"Y5"<text:tab/><text:tab/>},</text:p>
      <text:p text:style-name="P390"><text:tab/>{ Y6,<text:tab/><text:tab/><text:tab/><text:tab/>"Y6"<text:tab/><text:tab/>},</text:p>
      <text:p text:style-name="P391"><text:tab/>{ Y7,<text:tab/><text:tab/><text:tab/><text:tab/>"Y7"<text:tab/><text:tab/>},</text:p>
      <text:p text:style-name="P392"><text:tab/>{ Y8,<text:tab/><text:tab/><text:tab/><text:tab/>"Y8"<text:tab/><text:tab/>},</text:p>
      <text:p text:style-name="P393"><text:tab/>{ Y9,<text:tab/><text:tab/><text:tab/><text:tab/>"Y9"<text:tab/><text:tab/>},</text:p>
      <text:p text:style-name="P394"><text:tab/>{ Y0,<text:tab/><text:tab/><text:tab/><text:tab/>"Y0"<text:tab/><text:tab/>},</text:p>
      <text:p text:style-name="P395"><text:tab/>{ X1T,<text:tab/><text:tab/><text:tab/><text:tab/>"X1T"<text:tab/><text:tab/>},</text:p>
      <text:p text:style-name="P396"><text:tab/>{ Y1T,<text:tab/><text:tab/><text:tab/><text:tab/>"Y1T"<text:tab/><text:tab/>},</text:p>
      <text:p text:style-name="P397"><text:tab/>{ X2T,<text:tab/><text:tab/><text:tab/><text:tab/>"X2T"<text:tab/><text:tab/>},</text:p>
      <text:p text:style-name="P398"><text:tab/>{ Y2T,<text:tab/><text:tab/><text:tab/><text:tab/>"Y2T"<text:tab/><text:tab/>},</text:p>
      <text:p text:style-name="P399"><text:tab/>{ X3T,<text:tab/><text:tab/><text:tab/><text:tab/>"X3T"<text:tab/><text:tab/>},</text:p>
      <text:p text:style-name="P400"><text:tab/>{ Y3T,<text:tab/><text:tab/><text:tab/><text:tab/>"Y3T"<text:tab/><text:tab/>},</text:p>
      <text:p text:style-name="P401"><text:tab/>{ X4T,<text:tab/><text:tab/><text:tab/><text:tab/>"X4T"<text:tab/><text:tab/>},</text:p>
      <text:p text:style-name="P402"><text:tab/>{ Y4T,<text:tab/><text:tab/><text:tab/><text:tab/>"Y4T"<text:tab/><text:tab/>},</text:p>
      <text:p text:style-name="P403"><text:tab/>{ X5T,<text:tab/><text:tab/><text:tab/><text:tab/>"X5T"<text:tab/><text:tab/>},</text:p>
      <text:p text:style-name="P404"><text:tab/>{ Y5T,<text:tab/><text:tab/><text:tab/><text:tab/>"Y5T"<text:tab/><text:tab/>},</text:p>
      <text:p text:style-name="P405"><text:tab/>{ X6T,<text:tab/><text:tab/><text:tab/><text:tab/>"X6T"<text:tab/><text:tab/>},</text:p>
      <text:p text:style-name="P406"><text:tab/>{ Y6T,<text:tab/><text:tab/><text:tab/><text:tab/>"Y6T"<text:tab/><text:tab/>},</text:p>
      <text:p text:style-name="P407"><text:tab/>{ R1,<text:tab/><text:tab/><text:tab/><text:tab/>"R1"<text:tab/><text:tab/>},</text:p>
      <text:p text:style-name="P408"><text:tab/>{ R2,<text:tab/><text:tab/><text:tab/><text:tab/>"R2"<text:tab/><text:tab/>},</text:p>
      <text:p text:style-name="P409"><text:tab/>{ R3,<text:tab/><text:tab/><text:tab/><text:tab/>"R3"<text:tab/><text:tab/>},</text:p>
      <text:p text:style-name="P410"><text:tab/>{ R4,<text:tab/><text:tab/><text:tab/><text:tab/>"R4"<text:tab/><text:tab/>},</text:p>
      <text:p text:style-name="P411"><text:tab/>{ R5,<text:tab/><text:tab/><text:tab/><text:tab/>"R5"<text:tab/><text:tab/>},</text:p>
      <text:p text:style-name="P412"><text:tab/>{ R6,<text:tab/><text:tab/><text:tab/><text:tab/>"R6"<text:tab/><text:tab/>},</text:p>
      <text:p text:style-name="P413"><text:tab/>{ SYSVAR_U,<text:tab/><text:tab/><text:tab/>"[u]"<text:tab/><text:tab/>},</text:p>
      <text:p text:style-name="P414"><text:tab/>{ SYSVAR_V,<text:tab/><text:tab/><text:tab/>"[v]"<text:tab/><text:tab/>},</text:p>
      <text:p text:style-name="P415"><text:tab/>{ PIC1,<text:tab/><text:tab/><text:tab/><text:tab/>"PIC1"<text:tab/><text:tab/>},</text:p>
      <text:p text:style-name="P416"><text:tab/>{ PIC2,<text:tab/><text:tab/><text:tab/><text:tab/>"PIC2"<text:tab/><text:tab/>},</text:p>
      <text:p text:style-name="P417"><text:tab/>{ PIC3,<text:tab/><text:tab/><text:tab/><text:tab/>"PIC3"<text:tab/><text:tab/>},</text:p>
      <text:p text:style-name="P418"><text:tab/>{ PIC4,<text:tab/><text:tab/><text:tab/><text:tab/>"PIC4"<text:tab/><text:tab/>},</text:p>
      <text:p text:style-name="P419"><text:tab/>{ PIC5,<text:tab/><text:tab/><text:tab/><text:tab/>"PIC5"<text:tab/><text:tab/>},</text:p>
      <text:p text:style-name="P420"><text:tab/>{ PIC6,<text:tab/><text:tab/><text:tab/><text:tab/>"PIC6"<text:tab/><text:tab/>},</text:p>
      <text:p text:style-name="P421"><text:tab/>{ PIC7,<text:tab/><text:tab/><text:tab/><text:tab/>"PIC7"<text:tab/><text:tab/>},</text:p>
      <text:p text:style-name="P422"><text:tab/>{ PIC8,<text:tab/><text:tab/><text:tab/><text:tab/>"PIC8"<text:tab/><text:tab/>},</text:p>
      <text:p text:style-name="P423"><text:tab/>{ PIC9,<text:tab/><text:tab/><text:tab/><text:tab/>"PIC9"<text:tab/><text:tab/>},</text:p>
      <text:p text:style-name="P424"><text:tab/>{ PIC0,<text:tab/><text:tab/><text:tab/><text:tab/>"PIC0"<text:tab/><text:tab/>},</text:p>
      <text:p text:style-name="P425"><text:tab/>{ GDB1,<text:tab/><text:tab/><text:tab/><text:tab/>"GDB1"<text:tab/><text:tab/>},</text:p>
      <text:p text:style-name="P426"><text:tab/>{ GDB2,<text:tab/><text:tab/><text:tab/><text:tab/>"GDB2"<text:tab/><text:tab/>},</text:p>
      <text:p text:style-name="P427"><text:tab/>{ GDB3,<text:tab/><text:tab/><text:tab/><text:tab/>"GDB3"<text:tab/><text:tab/>},</text:p>
      <text:p text:style-name="P428"><text:tab/>{ GDB4,<text:tab/><text:tab/><text:tab/><text:tab/>"GDB4"<text:tab/><text:tab/>},</text:p>
      <text:p text:style-name="P429"><text:tab/>{ GDB5,<text:tab/><text:tab/><text:tab/><text:tab/>"GDB5"<text:tab/><text:tab/>},</text:p>
      <text:p text:style-name="P430"><text:tab/>{ GDB6,<text:tab/><text:tab/><text:tab/><text:tab/>"GDB6"<text:tab/><text:tab/>},</text:p>
      <text:p text:style-name="P431"><text:tab/>{ GDB7,<text:tab/><text:tab/><text:tab/><text:tab/>"GDB7"<text:tab/><text:tab/>},</text:p>
      <text:p text:style-name="P432"><text:tab/>{ GDB8,<text:tab/><text:tab/><text:tab/><text:tab/>"GDB8"<text:tab/><text:tab/>},</text:p>
      <text:p text:style-name="P433"><text:tab/>{ GDB9,<text:tab/><text:tab/><text:tab/><text:tab/>"GDB9"<text:tab/><text:tab/>},</text:p>
      <text:p text:style-name="P434"><text:tab/>{ GDB0,<text:tab/><text:tab/><text:tab/><text:tab/>"GDB0"<text:tab/><text:tab/>},</text:p>
      <text:p text:style-name="P435"><text:tab/>// finally, StatVars</text:p>
      <text:p text:style-name="P436"><text:tab/>{ SX1,<text:tab/><text:tab/><text:tab/><text:tab/>"Sx1"<text:tab/><text:tab/>},</text:p>
      <text:p text:style-name="P437"><text:tab/>{ SX2,<text:tab/><text:tab/><text:tab/><text:tab/>"Sx2"<text:tab/><text:tab/>},</text:p>
      <text:p text:style-name="P438"><text:tab/>{ SXP,<text:tab/><text:tab/><text:tab/><text:tab/>"Sxp"<text:tab/><text:tab/>},</text:p>
      <text:p text:style-name="P439"><text:tab/>{ REGEQ,<text:tab/><text:tab/><text:tab/>"RegEq"<text:tab/><text:tab/>},</text:p>
      <text:p text:style-name="P440"><text:tab/>{ STAT_N,<text:tab/><text:tab/><text:tab/>"[n]"<text:tab/><text:tab/>},</text:p>
      <text:p text:style-name="P441"><text:tab/>{ MEANX,<text:tab/><text:tab/><text:tab/>"mean(x)"<text:tab/>},</text:p>
      <text:p text:style-name="P442"><text:tab/>{ SUMXSQUARED,<text:tab/><text:tab/>"sum(x)^2"<text:tab/>},</text:p>
      <text:p text:style-name="P443"><text:tab/>{ SUMX,<text:tab/><text:tab/><text:tab/><text:tab/>"sum(x)"<text:tab/>},</text:p>
      <text:p text:style-name="P444"><text:tab/>{ SX,<text:tab/><text:tab/><text:tab/><text:tab/>"Sx"<text:tab/><text:tab/>},</text:p>
      <text:soft-page-break/>
      <text:p text:style-name="P445"><text:tab/>{ SIGMAX,<text:tab/><text:tab/><text:tab/>"[sigma]x"<text:tab/>},</text:p>
      <text:p text:style-name="P446"><text:tab/>{ MINX,<text:tab/><text:tab/><text:tab/><text:tab/>"minX"<text:tab/><text:tab/>},</text:p>
      <text:p text:style-name="P447"><text:tab/>{ MAXX,<text:tab/><text:tab/><text:tab/><text:tab/>"maxX"<text:tab/><text:tab/>},</text:p>
      <text:p text:style-name="P448"><text:tab/>{ MINY,<text:tab/><text:tab/><text:tab/><text:tab/>"minY"<text:tab/><text:tab/>},</text:p>
      <text:p text:style-name="P449"><text:tab/>{ MAXY,<text:tab/><text:tab/><text:tab/><text:tab/>"maxY"<text:tab/><text:tab/>},</text:p>
      <text:p text:style-name="P450"><text:tab/>{ MEANY,<text:tab/><text:tab/><text:tab/>"mean(y)"<text:tab/>},</text:p>
      <text:p text:style-name="P451"><text:tab/>{ SUMYSQUARED,<text:tab/><text:tab/>"sum(y)^2"<text:tab/>},</text:p>
      <text:p text:style-name="P452"><text:tab/>{ SUMY,<text:tab/><text:tab/><text:tab/><text:tab/>"sum(y)"<text:tab/>},</text:p>
      <text:p text:style-name="P453"><text:tab/>{ SY,<text:tab/><text:tab/><text:tab/><text:tab/>"Sy"<text:tab/><text:tab/>},</text:p>
      <text:p text:style-name="P454"><text:tab/>{ SIGMAY,<text:tab/><text:tab/><text:tab/>"[sigma]y"<text:tab/>},</text:p>
      <text:p text:style-name="P455"><text:tab/>{ SUMXY,<text:tab/><text:tab/><text:tab/>"sum(xy)"<text:tab/>},</text:p>
      <text:p text:style-name="P456"><text:tab/>{ SYSVAR_R,<text:tab/><text:tab/><text:tab/>"[r]"<text:tab/><text:tab/>},</text:p>
      <text:p text:style-name="P457"><text:tab/>{ MED,<text:tab/><text:tab/><text:tab/><text:tab/>"Med"<text:tab/><text:tab/>},</text:p>
      <text:p text:style-name="P458"><text:tab/>{ Q1,<text:tab/><text:tab/><text:tab/><text:tab/>"Q1"<text:tab/><text:tab/>},</text:p>
      <text:p text:style-name="P459"><text:tab/>{ Q3,<text:tab/><text:tab/><text:tab/><text:tab/>"Q3"<text:tab/><text:tab/>},</text:p>
      <text:p text:style-name="P460"><text:tab/>{ SYSVAR_A,<text:tab/><text:tab/><text:tab/>"[a]"<text:tab/><text:tab/>},</text:p>
      <text:p text:style-name="P461"><text:tab/>{ SYSVAR_B,<text:tab/><text:tab/><text:tab/>"[b]"<text:tab/><text:tab/>},</text:p>
      <text:p text:style-name="P462"><text:tab/>{ SYSVAR_C,<text:tab/><text:tab/><text:tab/>"[c]"<text:tab/><text:tab/>},</text:p>
      <text:p text:style-name="P463"><text:tab/>{ SYSVAR_D,<text:tab/><text:tab/><text:tab/>"[d]"<text:tab/><text:tab/>},</text:p>
      <text:p text:style-name="P464"><text:tab/>{ SYSVAR_E,<text:tab/><text:tab/><text:tab/>"[stat_e]"<text:tab/>}, // because '[e]' refers to the constant e</text:p>
      <text:p text:style-name="P465"><text:tab/>{ X1,<text:tab/><text:tab/><text:tab/><text:tab/>"x1"<text:tab/><text:tab/>},</text:p>
      <text:p text:style-name="P466"><text:tab/>{ X2,<text:tab/><text:tab/><text:tab/><text:tab/>"x2"<text:tab/><text:tab/>},</text:p>
      <text:p text:style-name="P467"><text:tab/>{ X3,<text:tab/><text:tab/><text:tab/><text:tab/>"x3"<text:tab/><text:tab/>},</text:p>
      <text:p text:style-name="P468"><text:tab/>{ Y1_1,<text:tab/><text:tab/><text:tab/><text:tab/>"y1"<text:tab/><text:tab/>},</text:p>
      <text:p text:style-name="P469"><text:tab/>{ Y2_1,<text:tab/><text:tab/><text:tab/><text:tab/>"y2"<text:tab/><text:tab/>},</text:p>
      <text:p text:style-name="P470"><text:tab/>{ Y3_1,<text:tab/><text:tab/><text:tab/><text:tab/>"y3"<text:tab/><text:tab/>},</text:p>
      <text:p text:style-name="P471"><text:tab/>{ SYSVAR_N,<text:tab/><text:tab/><text:tab/>"[n]"<text:tab/><text:tab/>}, // somebody please tell me why there are so many variations on n</text:p>
      <text:p text:style-name="P472"><text:tab/>{ SYSVAR_P,<text:tab/><text:tab/><text:tab/>"[p]"<text:tab/><text:tab/>},</text:p>
      <text:p text:style-name="P473"><text:tab/>{ SYSVAR_Z,<text:tab/><text:tab/><text:tab/>"[z]"<text:tab/><text:tab/>},</text:p>
      <text:p text:style-name="P474"><text:tab/>{ SYSVAR_T,<text:tab/><text:tab/><text:tab/>"[t]"<text:tab/><text:tab/>},</text:p>
      <text:p text:style-name="P475"><text:tab/>{ CHISQUARED,<text:tab/><text:tab/>"[chi]^2"<text:tab/>},</text:p>
      <text:p text:style-name="P476"><text:tab/>{ FIN,<text:tab/><text:tab/><text:tab/><text:tab/>"[fin]"<text:tab/><text:tab/>},</text:p>
      <text:p text:style-name="P477"><text:tab/>{ DF,<text:tab/><text:tab/><text:tab/><text:tab/>"[df]"<text:tab/><text:tab/>},</text:p>
      <text:p text:style-name="P478"><text:tab/>{ PHAT,<text:tab/><text:tab/><text:tab/><text:tab/>"[p^]"<text:tab/><text:tab/>},</text:p>
      <text:p text:style-name="P479"><text:tab/>{ PHAT1,<text:tab/><text:tab/><text:tab/>"[p^1]"<text:tab/><text:tab/>},</text:p>
      <text:p text:style-name="P480"><text:tab/>{ PHAT2,<text:tab/><text:tab/><text:tab/>"[p^2]"<text:tab/><text:tab/>},</text:p>
      <text:p text:style-name="P481"><text:tab/>{ MEANX1,<text:tab/><text:tab/><text:tab/>"mean(x1)"<text:tab/>},</text:p>
      <text:p text:style-name="P482"><text:tab/>{ N1,<text:tab/><text:tab/><text:tab/><text:tab/>"[n1]"<text:tab/><text:tab/>},</text:p>
      <text:p text:style-name="P483"><text:tab/>{ MEANX2,<text:tab/><text:tab/><text:tab/>"mean(x2)"<text:tab/>},</text:p>
      <text:p text:style-name="P484"><text:tab/>{ N2,<text:tab/><text:tab/><text:tab/><text:tab/>"[n2]"<text:tab/><text:tab/>},</text:p>
      <text:p text:style-name="P485"><text:tab/>{ LOWER,<text:tab/><text:tab/><text:tab/>"[lower]"<text:tab/>},</text:p>
      <text:p text:style-name="P486"><text:tab/>{ UPPER,<text:tab/><text:tab/><text:tab/>"[upper]"<text:tab/>},</text:p>
      <text:p text:style-name="P487"><text:tab/>{ SYSVAR_S,<text:tab/><text:tab/><text:tab/>"[s]"<text:tab/><text:tab/>},</text:p>
      <text:p text:style-name="P488"><text:tab/>{ RSQUARED,<text:tab/><text:tab/><text:tab/>"r^2"<text:tab/><text:tab/>},</text:p>
      <text:p text:style-name="P489"><text:tab/>{ CAPRSQUARED,<text:tab/><text:tab/>"R^2"<text:tab/><text:tab/>},</text:p>
      <text:p text:style-name="P490"><text:tab/>{ DF2,<text:tab/><text:tab/><text:tab/><text:tab/>"[df]"<text:tab/><text:tab/>},</text:p>
      <text:p text:style-name="P491"><text:tab/>{ SS,<text:tab/><text:tab/><text:tab/><text:tab/>"SS"<text:tab/><text:tab/>},</text:p>
      <text:p text:style-name="P492"><text:tab/>{ DF3,<text:tab/><text:tab/><text:tab/><text:tab/>"[df]"<text:tab/><text:tab/>},</text:p>
      <text:p text:style-name="P493"><text:tab/>{ SS1,<text:tab/><text:tab/><text:tab/><text:tab/>"SS"<text:tab/><text:tab/>},</text:p>
      <text:p text:style-name="P494"><text:tab/>{ MS1,<text:tab/><text:tab/><text:tab/><text:tab/>"MS"<text:tab/><text:tab/>},</text:p>
      <text:p text:style-name="P495"><text:tab/>// graph data</text:p>
      <text:p text:style-name="P496"><text:tab/>{ ZXSCL,<text:tab/><text:tab/><text:tab/>"ZXscl"<text:tab/><text:tab/>},</text:p>
      <text:p text:style-name="P497"><text:tab/>{ ZYSCL,<text:tab/><text:tab/><text:tab/>"ZYscl"<text:tab/><text:tab/>},</text:p>
      <text:p text:style-name="P498"><text:tab/>{ XSCL,<text:tab/><text:tab/><text:tab/><text:tab/>"Xscl"<text:tab/><text:tab/>},</text:p>
      <text:p text:style-name="P499"><text:tab/>{ YSCL,<text:tab/><text:tab/><text:tab/><text:tab/>"Yscl"<text:tab/><text:tab/>},</text:p>
      <text:p text:style-name="P500"><text:tab/>{ ZUNSTART,<text:tab/><text:tab/><text:tab/>"ZUnStart"<text:tab/>},</text:p>
      <text:p text:style-name="P501"><text:tab/>{ ZVNSTART,<text:tab/><text:tab/><text:tab/>"ZVnStart"<text:tab/>},</text:p>
      <text:p text:style-name="P502"><text:tab/>{ UNSTART,<text:tab/><text:tab/><text:tab/>"UnStart"<text:tab/>},</text:p>
      <text:p text:style-name="P503"><text:tab/>{ VNSTART,<text:tab/><text:tab/><text:tab/>"VnStart"<text:tab/>},</text:p>
      <text:p text:style-name="P504"><text:tab/>{ UNINVERSE,<text:tab/><text:tab/>"Un-1"<text:tab/><text:tab/>}, // i read a ^-1, but it's actually a -1...</text:p>
      <text:p text:style-name="P505"><text:tab/>{ VNINVERSE,<text:tab/><text:tab/>"Vn-1"<text:tab/><text:tab/>}, // same as above</text:p>
      <text:p text:style-name="P506"><text:tab/>{ ZXMIN,<text:tab/><text:tab/><text:tab/>"ZXmin"<text:tab/><text:tab/>},</text:p>
      <text:p text:style-name="P507"><text:tab/>{ ZXMAX,<text:tab/><text:tab/><text:tab/>"ZXmax"<text:tab/><text:tab/>},</text:p>
      <text:p text:style-name="P508"><text:tab/>{ ZYMIN,<text:tab/><text:tab/><text:tab/>"ZYmin"<text:tab/><text:tab/>},</text:p>
      <text:p text:style-name="P509"><text:tab/>{ ZYMAX,<text:tab/><text:tab/><text:tab/>"ZYmax"<text:tab/><text:tab/>},</text:p>
      <text:p text:style-name="P510"><text:tab/>{ ZTHETAMIN,<text:tab/><text:tab/>"Ztheta_min"},</text:p>
      <text:p text:style-name="P511"><text:tab/>{ ZTHETAMAX,<text:tab/><text:tab/>"Ztheta_max"},</text:p>
      <text:p text:style-name="P512"><text:tab/>{ ZTMIN,<text:tab/><text:tab/><text:tab/>"ZTmin"<text:tab/><text:tab/>},</text:p>
      <text:p text:style-name="P513"><text:tab/>{ ZTMAX,<text:tab/><text:tab/><text:tab/>"ZTmax"<text:tab/><text:tab/>},</text:p>
      <text:p text:style-name="P514"><text:tab/>{ XMIN,<text:tab/><text:tab/><text:tab/><text:tab/>"Xmin"<text:tab/><text:tab/>},</text:p>
      <text:p text:style-name="P515"><text:tab/>{ XMAX,<text:tab/><text:tab/><text:tab/><text:tab/>"Xmax"<text:tab/><text:tab/>},</text:p>
      <text:p text:style-name="P516"><text:tab/>{ YMIN,<text:tab/><text:tab/><text:tab/><text:tab/>"Ymin"<text:tab/><text:tab/>},</text:p>
      <text:p text:style-name="P517"><text:tab/>{ YMAX,<text:tab/><text:tab/><text:tab/><text:tab/>"Ymax"<text:tab/><text:tab/>},</text:p>
      <text:soft-page-break/>
      <text:p text:style-name="P518"><text:tab/>{ TMIN,<text:tab/><text:tab/><text:tab/><text:tab/>"Tmin"<text:tab/><text:tab/>},</text:p>
      <text:p text:style-name="P519"><text:tab/>{ TMAX,<text:tab/><text:tab/><text:tab/><text:tab/>"Tmax"<text:tab/><text:tab/>},</text:p>
      <text:p text:style-name="P520"><text:tab/>{ THETAMIN,<text:tab/><text:tab/><text:tab/>"theta_min"<text:tab/>},</text:p>
      <text:p text:style-name="P521"><text:tab/>{ THETAMAX,<text:tab/><text:tab/><text:tab/>"theta_max"<text:tab/>},</text:p>
      <text:p text:style-name="P522"><text:tab/>{ TBLMIN,<text:tab/><text:tab/><text:tab/>"TblMin"<text:tab/>},</text:p>
      <text:p text:style-name="P523"><text:tab/>{ ZNMIN,<text:tab/><text:tab/><text:tab/>"ZnMin"<text:tab/><text:tab/>},</text:p>
      <text:p text:style-name="P524"><text:tab/>{ NMIN,<text:tab/><text:tab/><text:tab/><text:tab/>"nMin"<text:tab/><text:tab/>},</text:p>
      <text:p text:style-name="P525"><text:tab/>{ ZNMAX,<text:tab/><text:tab/><text:tab/>"ZnMax"<text:tab/><text:tab/>},</text:p>
      <text:p text:style-name="P526"><text:tab/>{ NMAX,<text:tab/><text:tab/><text:tab/><text:tab/>"nMax"<text:tab/><text:tab/>},</text:p>
      <text:p text:style-name="P527"><text:tab/>{ ZNSTART,<text:tab/><text:tab/><text:tab/>"ZnStart"<text:tab/>},</text:p>
      <text:p text:style-name="P528"><text:tab/>{ NSTART,<text:tab/><text:tab/><text:tab/>"nStart"<text:tab/>},</text:p>
      <text:p text:style-name="P529"><text:tab/>{ DELTATABLE,<text:tab/><text:tab/>"delta_Tbl"<text:tab/>},</text:p>
      <text:p text:style-name="P530"><text:tab/>{ ZTSTEP,<text:tab/><text:tab/><text:tab/>"ZTstep"<text:tab/>},</text:p>
      <text:p text:style-name="P531"><text:tab/>{ ZTHETASTEP,<text:tab/><text:tab/>"Ztheta_step"},</text:p>
      <text:p text:style-name="P532"><text:tab/>{ TSTEP,<text:tab/><text:tab/><text:tab/>"Tstep"<text:tab/><text:tab/>},</text:p>
      <text:p text:style-name="P533"><text:tab/>{ THETASTEP,<text:tab/><text:tab/>"theta_step"},</text:p>
      <text:p text:style-name="P534"><text:tab/>{ DELTAX,<text:tab/><text:tab/><text:tab/>"delta_X"<text:tab/>},</text:p>
      <text:p text:style-name="P535"><text:tab/>{ DELTAY,<text:tab/><text:tab/><text:tab/>"delta_Y"<text:tab/>},</text:p>
      <text:p text:style-name="P536"><text:tab/>{ XFACT,<text:tab/><text:tab/><text:tab/>"XFact"<text:tab/><text:tab/>},</text:p>
      <text:p text:style-name="P537"><text:tab/>{ YFACT,<text:tab/><text:tab/><text:tab/>"YFact"<text:tab/><text:tab/>},</text:p>
      <text:p text:style-name="P538"><text:tab/>{ TBLINPUT,<text:tab/><text:tab/><text:tab/>"TblInput"<text:tab/>},</text:p>
      <text:p text:style-name="P539"><text:tab/>// finance app</text:p>
      <text:p text:style-name="P540"><text:tab/>{ SYSVAR_CAPN,<text:tab/><text:tab/>"[N]"<text:tab/><text:tab/>}, // this is the N in the Finance app</text:p>
      <text:p text:style-name="P541"><text:tab/>{ IPERCENT,<text:tab/><text:tab/><text:tab/>"I%"<text:tab/><text:tab/>},</text:p>
      <text:p text:style-name="P542"><text:tab/>{ PV,<text:tab/><text:tab/><text:tab/><text:tab/>"PV"<text:tab/><text:tab/>},</text:p>
      <text:p text:style-name="P543"><text:tab/>{ PMT,<text:tab/><text:tab/><text:tab/><text:tab/>"PMT"<text:tab/><text:tab/>},</text:p>
      <text:p text:style-name="P544"><text:tab/>{ FV,<text:tab/><text:tab/><text:tab/><text:tab/>"FV"<text:tab/><text:tab/>},</text:p>
      <text:p text:style-name="P545"><text:tab/>{ ZXRES,<text:tab/><text:tab/><text:tab/>"ZXres"<text:tab/><text:tab/>},</text:p>
      <text:p text:style-name="P546"><text:tab/>{ XRES,<text:tab/><text:tab/><text:tab/><text:tab/>"Xres"<text:tab/><text:tab/>},</text:p>
      <text:p text:style-name="P547"><text:tab/>// strings</text:p>
      <text:p text:style-name="P548"><text:tab/>{ STR1,<text:tab/><text:tab/><text:tab/><text:tab/>"STR1"<text:tab/><text:tab/>},</text:p>
      <text:p text:style-name="P549"><text:tab/>{ STR2,<text:tab/><text:tab/><text:tab/><text:tab/>"STR2"<text:tab/><text:tab/>},</text:p>
      <text:p text:style-name="P550"><text:tab/>{ STR3,<text:tab/><text:tab/><text:tab/><text:tab/>"STR3"<text:tab/><text:tab/>},</text:p>
      <text:p text:style-name="P551"><text:tab/>{ STR4,<text:tab/><text:tab/><text:tab/><text:tab/>"STR4"<text:tab/><text:tab/>},</text:p>
      <text:p text:style-name="P552"><text:tab/>{ STR5,<text:tab/><text:tab/><text:tab/><text:tab/>"STR5"<text:tab/><text:tab/>},</text:p>
      <text:p text:style-name="P553"><text:tab/>{ STR6,<text:tab/><text:tab/><text:tab/><text:tab/>"STR6"<text:tab/><text:tab/>},</text:p>
      <text:p text:style-name="P554"><text:tab/>{ STR7,<text:tab/><text:tab/><text:tab/><text:tab/>"STR7"<text:tab/><text:tab/>},</text:p>
      <text:p text:style-name="P555"><text:tab/>{ STR8,<text:tab/><text:tab/><text:tab/><text:tab/>"STR8"<text:tab/><text:tab/>},</text:p>
      <text:p text:style-name="P556"><text:tab/>{ STR9,<text:tab/><text:tab/><text:tab/><text:tab/>"STR9"<text:tab/><text:tab/>},</text:p>
      <text:p text:style-name="P557"><text:tab/>{ STR0,<text:tab/><text:tab/><text:tab/><text:tab/>"STR0"<text:tab/><text:tab/>},</text:p>
      <text:p text:style-name="P558"><text:tab/>// 7E Variables</text:p>
      <text:p text:style-name="P559"><text:tab/>{ SEQ,<text:tab/><text:tab/><text:tab/><text:tab/>"Sequential"<text:tab/>},</text:p>
      <text:p text:style-name="P560"><text:tab/>{ SIMUL,<text:tab/><text:tab/><text:tab/>"Simul"<text:tab/><text:tab/><text:tab/>},</text:p>
      <text:p text:style-name="P561"><text:tab/>{ POLARGC,<text:tab/><text:tab/><text:tab/>"PolarGC"<text:tab/><text:tab/>},</text:p>
      <text:p text:style-name="P562"><text:tab/>{ RECTGC,<text:tab/><text:tab/><text:tab/>"RectGC"<text:tab/><text:tab/>},</text:p>
      <text:p text:style-name="P563"><text:tab/>{ COORDON,<text:tab/><text:tab/><text:tab/>"CoordOn"<text:tab/><text:tab/>},</text:p>
      <text:p text:style-name="P564"><text:tab/>{ COORDOFF,<text:tab/><text:tab/><text:tab/>"CoordOff"<text:tab/><text:tab/>},</text:p>
      <text:p text:style-name="P565"><text:tab/>{ CONNECTED,<text:tab/><text:tab/>"Connected"<text:tab/><text:tab/>},</text:p>
      <text:p text:style-name="P566"><text:tab/>{ DOT_7E,<text:tab/><text:tab/><text:tab/>"Dot"<text:tab/><text:tab/><text:tab/>},</text:p>
      <text:p text:style-name="P567"><text:tab/>{ AXESON,<text:tab/><text:tab/><text:tab/>"AxesOn"<text:tab/><text:tab/>},</text:p>
      <text:p text:style-name="P568"><text:tab/>{ AXESOFF,<text:tab/><text:tab/><text:tab/>"AxesOff"<text:tab/><text:tab/>},</text:p>
      <text:p text:style-name="P569"><text:tab/>{ GRIDON,<text:tab/><text:tab/><text:tab/>"GridOn"<text:tab/><text:tab/>},</text:p>
      <text:p text:style-name="P570"><text:tab/>{ GRIDOFF,<text:tab/><text:tab/><text:tab/>"GridOff"<text:tab/><text:tab/>},</text:p>
      <text:p text:style-name="P571"><text:tab/>{ LABELON,<text:tab/><text:tab/><text:tab/>"LabelOn"<text:tab/><text:tab/>},</text:p>
      <text:p text:style-name="P572"><text:tab/>{ LABELOFF,<text:tab/><text:tab/><text:tab/>"LabelOff"<text:tab/><text:tab/>},</text:p>
      <text:p text:style-name="P573"><text:tab/>{ WEB,<text:tab/><text:tab/><text:tab/><text:tab/>"Web"<text:tab/><text:tab/><text:tab/>},</text:p>
      <text:p text:style-name="P574"><text:tab/>{ TIME,<text:tab/><text:tab/><text:tab/><text:tab/>"Time"<text:tab/><text:tab/><text:tab/>},</text:p>
      <text:p text:style-name="P575"><text:tab/>{ UVAXES,<text:tab/><text:tab/><text:tab/>"uvAxes"<text:tab/><text:tab/>},</text:p>
      <text:p text:style-name="P576"><text:tab/>{ VWAXES,<text:tab/><text:tab/><text:tab/>"vwAxes"<text:tab/><text:tab/>},</text:p>
      <text:p text:style-name="P577"><text:tab/>{ UWAXES,<text:tab/><text:tab/><text:tab/>"uwAxes"<text:tab/><text:tab/>},</text:p>
      <text:p text:style-name="P578"><text:tab/>// BB Variables</text:p>
      <text:p text:style-name="P579"><text:tab/>{ NPV,<text:tab/><text:tab/><text:tab/><text:tab/>"npv("<text:tab/><text:tab/><text:tab/>},</text:p>
      <text:p text:style-name="P580"><text:tab/>{ IRR,<text:tab/><text:tab/><text:tab/><text:tab/>"irr("<text:tab/><text:tab/><text:tab/>},</text:p>
      <text:p text:style-name="P581"><text:tab/>{ BAL,<text:tab/><text:tab/><text:tab/><text:tab/>"bal("<text:tab/><text:tab/><text:tab/>},</text:p>
      <text:p text:style-name="P582"><text:tab/>{ SUMPRN,<text:tab/><text:tab/><text:tab/>"sum_prn("<text:tab/><text:tab/>},</text:p>
      <text:p text:style-name="P583"><text:tab/>{ SUMINT,<text:tab/><text:tab/><text:tab/>"sum_int("<text:tab/><text:tab/>},</text:p>
      <text:p text:style-name="P584"><text:tab/>{ TONOM,<text:tab/><text:tab/><text:tab/>"-&gt;Nom"<text:tab/><text:tab/><text:tab/>},</text:p>
      <text:p text:style-name="P585"><text:tab/>{ TOEFF,<text:tab/><text:tab/><text:tab/>"-&gt;Eff"<text:tab/><text:tab/><text:tab/>},</text:p>
      <text:p text:style-name="P586"><text:tab/>{ DBD,<text:tab/><text:tab/><text:tab/><text:tab/>"dbd("<text:tab/><text:tab/><text:tab/>},</text:p>
      <text:p text:style-name="P587"><text:tab/>{ LCM,<text:tab/><text:tab/><text:tab/><text:tab/>"lcm("<text:tab/><text:tab/><text:tab/>},</text:p>
      <text:p text:style-name="P588"><text:tab/>{ GCD,<text:tab/><text:tab/><text:tab/><text:tab/>"gcd("<text:tab/><text:tab/><text:tab/>},</text:p>
      <text:p text:style-name="P589"><text:tab/>{ RANDINT,<text:tab/><text:tab/><text:tab/>"RandInt("<text:tab/><text:tab/>},</text:p>
      <text:p text:style-name="P590"><text:tab/>{ RANDBIN,<text:tab/><text:tab/><text:tab/>"RandBin("<text:tab/><text:tab/>},</text:p>
      <text:soft-page-break/>
      <text:p text:style-name="P591"><text:tab/>{ SUB,<text:tab/><text:tab/><text:tab/><text:tab/>"sub("<text:tab/><text:tab/><text:tab/>},</text:p>
      <text:p text:style-name="P592"><text:tab/>{ STDDEV,<text:tab/><text:tab/><text:tab/>"StdDev("<text:tab/><text:tab/>},</text:p>
      <text:p text:style-name="P593"><text:tab/>{ VARIANCE,<text:tab/><text:tab/><text:tab/>"variance("<text:tab/><text:tab/>},</text:p>
      <text:p text:style-name="P594"><text:tab/>{ INSTRING,<text:tab/><text:tab/><text:tab/>"inString("<text:tab/><text:tab/>},</text:p>
      <text:p text:style-name="P595"><text:tab/>{ NORMALCDF,<text:tab/><text:tab/>"normalcdf("<text:tab/>},</text:p>
      <text:p text:style-name="P596"><text:tab/>{ INVNORM,<text:tab/><text:tab/><text:tab/>"invNorm("<text:tab/><text:tab/>},</text:p>
      <text:p text:style-name="P597"><text:tab/>{ TCDF,<text:tab/><text:tab/><text:tab/><text:tab/>"tcdf("<text:tab/><text:tab/><text:tab/>},</text:p>
      <text:p text:style-name="P598"><text:tab/>{ XSQUCDF,<text:tab/><text:tab/><text:tab/>"x^2cdf("<text:tab/><text:tab/>},</text:p>
      <text:p text:style-name="P599"><text:tab/>{ FCDF,<text:tab/><text:tab/><text:tab/><text:tab/>"fcdf("<text:tab/><text:tab/><text:tab/>},</text:p>
      <text:p text:style-name="P600"><text:tab/>{ BINOMPDF,<text:tab/><text:tab/><text:tab/>"binompdf("<text:tab/><text:tab/>},</text:p>
      <text:p text:style-name="P601"><text:tab/>{ BINOMCDF,<text:tab/><text:tab/><text:tab/>"binomcdf("<text:tab/><text:tab/>},</text:p>
      <text:p text:style-name="P602"><text:tab/>{ POISSONPDF,<text:tab/><text:tab/>"poissonpdf("<text:tab/>},</text:p>
      <text:p text:style-name="P603"><text:tab/>{ POISSONCDF,<text:tab/><text:tab/>"poissoncdf("<text:tab/>},</text:p>
      <text:p text:style-name="P604"><text:tab/>{ GEOMETPDF,<text:tab/><text:tab/>"geometpdf("<text:tab/>},</text:p>
      <text:p text:style-name="P605"><text:tab/>{ GEOMETCDF,<text:tab/><text:tab/>"geometcdf("<text:tab/>},</text:p>
      <text:p text:style-name="P606"><text:tab/>{ NORMALPDF,<text:tab/><text:tab/>"normalpdf("<text:tab/>},</text:p>
      <text:p text:style-name="P607"><text:tab/>{ TPDF,<text:tab/><text:tab/><text:tab/><text:tab/>"tpdf("<text:tab/><text:tab/><text:tab/>},</text:p>
      <text:p text:style-name="P608"><text:tab/>{ XSQUPDF,<text:tab/><text:tab/><text:tab/>"x^2pdf("<text:tab/><text:tab/>},</text:p>
      <text:p text:style-name="P609"><text:tab/>{ FPDF,<text:tab/><text:tab/><text:tab/><text:tab/>"fpdf("<text:tab/><text:tab/><text:tab/>},</text:p>
      <text:p text:style-name="P610"><text:tab/>{ RANDNORM,<text:tab/><text:tab/><text:tab/>"RandNorm("<text:tab/><text:tab/>},</text:p>
      <text:p text:style-name="P611"><text:tab/>{ TVM_PMT,<text:tab/><text:tab/><text:tab/>"tvm_pmt"<text:tab/><text:tab/>},</text:p>
      <text:p text:style-name="P612"><text:tab/>{ TVM_I_PERCENT,<text:tab/>"tvm_i%"<text:tab/><text:tab/>},</text:p>
      <text:p text:style-name="P613"><text:tab/>{ TVM_PV,<text:tab/><text:tab/><text:tab/>"tvm_PV"<text:tab/><text:tab/>},</text:p>
      <text:p text:style-name="P614"><text:tab/>{ TVM_N,<text:tab/><text:tab/><text:tab/>"tvm_N"<text:tab/><text:tab/><text:tab/>},</text:p>
      <text:p text:style-name="P615"><text:tab/>{ TVM_FV,<text:tab/><text:tab/><text:tab/>"tvm_FV"<text:tab/><text:tab/>},</text:p>
      <text:p text:style-name="P616"><text:tab/>{ CONJ,<text:tab/><text:tab/><text:tab/><text:tab/>"conj("<text:tab/><text:tab/><text:tab/>},</text:p>
      <text:p text:style-name="P617"><text:tab/>{ REAL,<text:tab/><text:tab/><text:tab/><text:tab/>"real("<text:tab/><text:tab/><text:tab/>},</text:p>
      <text:p text:style-name="P618"><text:tab/>{ IMAG,<text:tab/><text:tab/><text:tab/><text:tab/>"imag("<text:tab/><text:tab/><text:tab/>},</text:p>
      <text:p text:style-name="P619"><text:tab/>{ ANGLE,<text:tab/><text:tab/><text:tab/>"angle("<text:tab/><text:tab/>},</text:p>
      <text:p text:style-name="P620"><text:tab/>{ CUMSUM,<text:tab/><text:tab/><text:tab/>"cumSum("<text:tab/><text:tab/>},</text:p>
      <text:p text:style-name="P621"><text:tab/>{ EXPR,<text:tab/><text:tab/><text:tab/><text:tab/>"expr("<text:tab/><text:tab/><text:tab/>},</text:p>
      <text:p text:style-name="P622"><text:tab/>{ LENGTH,<text:tab/><text:tab/><text:tab/>"length("<text:tab/><text:tab/>},</text:p>
      <text:p text:style-name="P623"><text:tab/>{ DELTA_LIST,<text:tab/><text:tab/>"delta_List("<text:tab/>},</text:p>
      <text:p text:style-name="P624"><text:tab/>{ REF,<text:tab/><text:tab/><text:tab/><text:tab/>"ref("<text:tab/><text:tab/><text:tab/>},</text:p>
      <text:p text:style-name="P625"><text:tab/>{ RREF,<text:tab/><text:tab/><text:tab/><text:tab/>"rref("<text:tab/><text:tab/><text:tab/>},</text:p>
      <text:p text:style-name="P626"><text:tab/>{ TORECT,<text:tab/><text:tab/><text:tab/>"-&gt;Rect"<text:tab/><text:tab/>},</text:p>
      <text:p text:style-name="P627"><text:tab/>{ TOPOLAR,<text:tab/><text:tab/><text:tab/>"-&gt;Polar"<text:tab/><text:tab/>},</text:p>
      <text:p text:style-name="P628"><text:tab/>{ VAR_E,<text:tab/><text:tab/><text:tab/>"[e]"<text:tab/><text:tab/><text:tab/>}, // e by itself is impossible, and dangerous (imagine Disp "Hello"!)</text:p>
      <text:p text:style-name="P629"><text:tab/>{ SINREG,<text:tab/><text:tab/><text:tab/>"SinReg "<text:tab/><text:tab/>},</text:p>
      <text:p text:style-name="P630"><text:tab/>{ LOGISTIC,<text:tab/><text:tab/><text:tab/>"Logistic "<text:tab/><text:tab/>},</text:p>
      <text:p text:style-name="P631"><text:tab/>{ LINREGTTEST,<text:tab/><text:tab/>"LinRegTTest "<text:tab/>},</text:p>
      <text:p text:style-name="P632"><text:tab/>{ SHADENORM,<text:tab/><text:tab/>"ShadeNorm("<text:tab/>},</text:p>
      <text:p text:style-name="P633"><text:tab/>{ SHADE_T,<text:tab/><text:tab/><text:tab/>"Shade_t("<text:tab/><text:tab/>},</text:p>
      <text:p text:style-name="P634"><text:tab/>{ SHADEXSQU,<text:tab/><text:tab/>"Shade_x^2("<text:tab/>},</text:p>
      <text:p text:style-name="P635"><text:tab/>{ SHADEF,<text:tab/><text:tab/><text:tab/>"ShadeF("<text:tab/><text:tab/>},</text:p>
      <text:p text:style-name="P636"><text:tab/>{ MATRTOLIST,<text:tab/><text:tab/>"Matr-&gt;list"<text:tab/>},</text:p>
      <text:p text:style-name="P637"><text:tab/>{ LISTTOMATR,<text:tab/><text:tab/>"List-&gt;matr"<text:tab/>},</text:p>
      <text:p text:style-name="P638"><text:tab/>{ ZTEST,<text:tab/><text:tab/><text:tab/>"Z-Test("<text:tab/><text:tab/>},</text:p>
      <text:p text:style-name="P639"><text:tab/>{ TTEST,<text:tab/><text:tab/><text:tab/>"T-Test "<text:tab/><text:tab/>},</text:p>
      <text:p text:style-name="P640"><text:tab/>{ TWO_SAMPZTEST,<text:tab/>"2-SampZTest("<text:tab/>},</text:p>
      <text:p text:style-name="P641"><text:tab/>{ ONE_PROPZTEST,<text:tab/>"1-PropZTest("<text:tab/>},</text:p>
      <text:p text:style-name="P642"><text:tab/>{ TWO_PROPZTEST,<text:tab/>"2-PropZTest("<text:tab/>},</text:p>
      <text:p text:style-name="P643"><text:tab/>{ XSQUTEST,<text:tab/><text:tab/><text:tab/>"x^2_test("<text:tab/><text:tab/>},</text:p>
      <text:p text:style-name="P644"><text:tab/>{ ZINTERVAL,<text:tab/><text:tab/>"ZInterval"<text:tab/><text:tab/>},</text:p>
      <text:p text:style-name="P645"><text:tab/>{ TWO_SAMPZINT,<text:tab/><text:tab/>"2-SampZInt("<text:tab/>},</text:p>
      <text:p text:style-name="P646"><text:tab/>{ ONE_PROPZINT,<text:tab/><text:tab/>"1-PropZInt("<text:tab/>},</text:p>
      <text:p text:style-name="P647"><text:tab/>{ TWO_PROPZINT,<text:tab/><text:tab/>"2-PropZInt("<text:tab/>},</text:p>
      <text:p text:style-name="P648"><text:tab/>{ GRAPHSTYLE,<text:tab/><text:tab/>"GraphStyle("<text:tab/>},</text:p>
      <text:p text:style-name="P649"><text:tab/>{ TWO_SAMPTTEST,<text:tab/>"2-SampTTest "<text:tab/>},</text:p>
      <text:p text:style-name="P650"><text:tab/>{ TWO_SAMPFTEST,<text:tab/>"2-SampFTest_"<text:tab/>},</text:p>
      <text:p text:style-name="P651"><text:tab/>{ TINTERVAL,<text:tab/><text:tab/>"TInterval "<text:tab/>},</text:p>
      <text:p text:style-name="P652"><text:tab/>{ TWO_SAMPTINT,<text:tab/><text:tab/>"2-SampTInt "<text:tab/>},</text:p>
      <text:p text:style-name="P653"><text:tab/>{ SETUPEDITOR,<text:tab/><text:tab/>"SetUpEditor "<text:tab/>},</text:p>
      <text:p text:style-name="P654"><text:tab/>{ PMT_END,<text:tab/><text:tab/><text:tab/>"PMT_End"<text:tab/><text:tab/>},</text:p>
      <text:p text:style-name="P655"><text:tab/>{ PMT_BGN,<text:tab/><text:tab/><text:tab/>"PMT_Bgn"<text:tab/><text:tab/>},</text:p>
      <text:p text:style-name="P656"><text:tab/>{ REAL_BB,<text:tab/><text:tab/><text:tab/>"Real"<text:tab/><text:tab/><text:tab/>},</text:p>
      <text:p text:style-name="P657"><text:tab/>{ REPOWTHETAI,<text:tab/><text:tab/>"re^[theta]i"<text:tab/>},</text:p>
      <text:p text:style-name="P658"><text:tab/>{ APLUSBI,<text:tab/><text:tab/><text:tab/>"a+bi"<text:tab/><text:tab/><text:tab/>},</text:p>
      <text:p text:style-name="P659"><text:tab/>{ EXPRON,<text:tab/><text:tab/><text:tab/>"ExprOn"<text:tab/><text:tab/>},</text:p>
      <text:p text:style-name="P660"><text:tab/>{ EXPROFF,<text:tab/><text:tab/><text:tab/>"ExprOff"<text:tab/><text:tab/>},</text:p>
      <text:p text:style-name="P661"><text:tab/>{ CLRALLLISTS,<text:tab/><text:tab/>"ClrAllLists"<text:tab/>},</text:p>
      <text:p text:style-name="P662"><text:tab/>{ GETCALC,<text:tab/><text:tab/><text:tab/>"GetCalc("<text:tab/><text:tab/>},</text:p>
      <text:p text:style-name="P663"><text:tab/>{ DELVAR,<text:tab/><text:tab/><text:tab/>"DelVar "<text:tab/><text:tab/>},</text:p>
      <text:soft-page-break/>
      <text:p text:style-name="P664"><text:tab/>{ EQUTOSTRING,<text:tab/><text:tab/>"Equ-&gt;String("<text:tab/>},</text:p>
      <text:p text:style-name="P665"><text:tab/>{ STRINGTOEQU,<text:tab/><text:tab/>"String-&gt;Equ("<text:tab/>},</text:p>
      <text:p text:style-name="P666"><text:tab/>{ CLEARENTRIES,<text:tab/><text:tab/>"Clear Entries"<text:tab/>},</text:p>
      <text:p text:style-name="P667"><text:tab/>{ SELECT,<text:tab/><text:tab/><text:tab/>"Select("<text:tab/><text:tab/>},</text:p>
      <text:p text:style-name="P668"><text:tab/>{ ANOVA,<text:tab/><text:tab/><text:tab/>"ANOVA("<text:tab/><text:tab/>},</text:p>
      <text:p text:style-name="P669"><text:tab/>{ MODBOXPLOT,<text:tab/><text:tab/>"ModBoxPlot"<text:tab/>},</text:p>
      <text:p text:style-name="P670"><text:tab/>{ NORMPROBPLOT,<text:tab/><text:tab/>"NormProbPlot"<text:tab/>},</text:p>
      <text:p text:style-name="P671">};</text:p>
      <text:p text:style-name="P672"/>
      <text:p text:style-name="P673">// Replacements</text:p>
      <text:p text:style-name="P674">// Replacements are rules that define special characters that must be replaced with a token.</text:p>
      <text:p text:style-name="P675">struct ConvertRule Replacements[] = {</text:p>
      <text:p text:style-name="P676"><text:tab/>{ '"', DOUBLEQUOTE },</text:p>
      <text:p text:style-name="P677"><text:tab/>{ '\'', APOSTROPHE },</text:p>
      <text:p text:style-name="P678"><text:tab/>{ ',', COMMA },</text:p>
      <text:p text:style-name="P679"><text:tab/>{ '?', QUESTIONMARK },</text:p>
      <text:p text:style-name="P680"><text:tab/>{ ' ', SPACE },</text:p>
      <text:p text:style-name="P681"><text:tab/>{ '=', TEST_EQUAL },</text:p>
      <text:p text:style-name="P682"><text:tab/>{ '&lt;', TEST_LESSTHAN },</text:p>
      <text:p text:style-name="P683"><text:tab/>{ '&gt;', TEST_HIGHTHAN },</text:p>
      <text:p text:style-name="P684"><text:tab/>{ '+', ADD },</text:p>
      <text:p text:style-name="P685"><text:tab/>{ '-', SUBTRACT },</text:p>
      <text:p text:style-name="P686"><text:tab/>{ '/', DIVIDE_SLASH },</text:p>
      <text:p text:style-name="P687"><text:tab/>{ '*', MULTIPLY },</text:p>
      <text:p text:style-name="P688"><text:tab/>{ '!', FACTORIAL },</text:p>
      <text:p text:style-name="P689"><text:tab/>{ ':', COLON },</text:p>
      <text:p text:style-name="P690"><text:tab/>{ '\n', HARD_RETURN },</text:p>
      <text:p text:style-name="P691"><text:tab/>{ '0', NUM_0 },</text:p>
      <text:p text:style-name="P692"><text:tab/>{ '1', NUM_1 },</text:p>
      <text:p text:style-name="P693"><text:tab/>{ '2', NUM_2 },</text:p>
      <text:p text:style-name="P694"><text:tab/>{ '3', NUM_3 },</text:p>
      <text:p text:style-name="P695"><text:tab/>{ '4', NUM_4 },</text:p>
      <text:p text:style-name="P696"><text:tab/>{ '5', NUM_5 },</text:p>
      <text:p text:style-name="P697"><text:tab/>{ '6', NUM_6 },</text:p>
      <text:p text:style-name="P698"><text:tab/>{ '7', NUM_7 },</text:p>
      <text:p text:style-name="P699"><text:tab/>{ '8', NUM_8 },</text:p>
      <text:p text:style-name="P700"><text:tab/>{ '9', NUM_9 },</text:p>
      <text:p text:style-name="P701"><text:tab/>{ '.', PERIOD },</text:p>
      <text:p text:style-name="P702"><text:tab/>{ '[', LEFTSBRACK },</text:p>
      <text:p text:style-name="P703"><text:tab/>{ ']', RIGHTSBRACK },</text:p>
      <text:p text:style-name="P704"><text:tab/>{ '{', LEFTBRACE },</text:p>
      <text:p text:style-name="P705"><text:tab/>{ '}', RIGHTBRACE },</text:p>
      <text:p text:style-name="P706"><text:tab/>{ '(', LEFTBRACKET },</text:p>
      <text:p text:style-name="P707"><text:tab/>{ ')', RIGHTBRACKET },</text:p>
      <text:p text:style-name="P708"><text:tab/>{ '&amp;', LOGIC_AND },</text:p>
      <text:p text:style-name="P709"><text:tab/>{ '|', LOGIC_OR },</text:p>
      <text:p text:style-name="P710"><text:tab/>{ '~', LOGIC_XOR },</text:p>
      <text:p text:style-name="P711"><text:tab/>{ '=', TEST_EQUAL },</text:p>
      <text:p text:style-name="P712"><text:tab/>{ '&lt;', TEST_LESSTHAN },</text:p>
      <text:p text:style-name="P713"><text:tab/>{ '&gt;', TEST_HIGHTHAN },</text:p>
      <text:p text:style-name="P714"><text:tab/>{ '^', POWEROF },</text:p>
      <text:p text:style-name="Standard"><text:span text:style-name="T71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li Litwack</dc:creator>
    <meta:creation-date>2009-10-12T16:31:00Z</meta:creation-date>
    <dc:date>2016-09-03T17:29:00Z</dc:date>
    <meta:template xlink:href="Normal" xlink:type="simple"/>
    <meta:editing-cycles>2</meta:editing-cycles>
    <meta:editing-duration>PT3000S</meta:editing-duration>
    <meta:user-defined meta:name="Info 1"/>
    <meta:user-defined meta:name="Info 2"/>
    <meta:user-defined meta:name="Info 3"/>
    <meta:user-defined meta:name="Info 4"/>
    <meta:document-statistic meta:page-count="11" meta:paragraph-count="42" meta:word-count="3212" meta:character-count="21481" meta:row-count="152" meta:non-whitespace-character-count="18311"/>
  </office:meta>
</office:document-meta>
</file>